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style:writing-mode="lr-tb"/>
    </style:style>
    <style:style style:name="T1_1" style:family="text"/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Standard">
      <style:paragraph-properties fo:break-before="auto" fo:text-indent="0cm" fo:margin-left="0.635cm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T3_3" style:family="text"/>
    <style:style style:name="T3_4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text-indent="0cm" fo:margin-left="1.27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margin-left="1.27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margin-left="1.27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margin-left="1.27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T7_11" style:family="text"/>
    <style:style style:name="T7_12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margin-left="1.27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T8_7" style:family="text"/>
    <style:style style:name="T8_8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margin-left="0.635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margin-left="1.27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margin-left="1.27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margin-left="1.27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T13_9" style:family="text"/>
    <style:style style:name="T13_10" style:family="text">
      <style:text-properties fo:color="#1155cc" style:text-underline-style="solid" style:text-underline-color="font-color"/>
    </style:style>
    <style:style style:name="T13_11" style:family="text"/>
    <style:style style:name="T13_12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margin-left="1.27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T14_7" style:family="text"/>
    <style:style style:name="T14_8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margin-left="0.63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margin-left="1.27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margin-left="1.27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margin-left="1.27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T18_7" style:family="text"/>
    <style:style style:name="T18_8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margin-left="1.27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T19_7" style:family="text"/>
    <style:style style:name="T19_8" style:family="text">
      <style:text-properties fo:color="#1155cc" style:text-underline-style="solid" style:text-underline-color="font-color"/>
    </style:style>
    <style:style style:name="T19_9" style:family="text"/>
    <style:style style:name="T19_10" style:family="text">
      <style:text-properties fo:color="#1155cc" style:text-underline-style="solid" style:text-underline-color="font-color"/>
    </style:style>
    <style:style style:name="T19_11" style:family="text"/>
    <style:style style:name="T19_12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margin-left="1.27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T20_7" style:family="text"/>
    <style:style style:name="T20_8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margin-left="0.635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margin-left="1.27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margin-left="1.27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margin-left="1.27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margin-left="1.27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T25_7" style:family="text"/>
    <style:style style:name="T25_8" style:family="text">
      <style:text-properties fo:color="#1155cc" style:text-underline-style="solid" style:text-underline-color="font-color"/>
    </style:style>
    <style:style style:name="T25_9" style:family="text"/>
    <style:style style:name="T25_10" style:family="text">
      <style:text-properties fo:color="#1155cc" style:text-underline-style="solid" style:text-underline-color="font-color"/>
    </style:style>
    <style:style style:name="T25_11" style:family="text"/>
    <style:style style:name="T25_12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margin-left="1.27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T26_7" style:family="text"/>
    <style:style style:name="T26_8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28" style:family="paragraph" style:parent-style-name="Standard">
      <style:paragraph-properties fo:break-before="auto" style:writing-mode="lr-tb"/>
    </style:style>
    <style:style style:name="P29" style:family="paragraph" style:parent-style-name="Standard">
      <style:paragraph-properties fo:break-before="auto" style:writing-mode="lr-tb"/>
    </style:style>
    <style:style style:name="P30" style:family="paragraph" style:parent-style-name="Heading_20_1">
      <style:paragraph-properties fo:break-before="page" fo:margin-top="0.847cm" fo:margin-bottom="0.212cm" style:writing-mode="lr-tb"/>
    </style:style>
    <style:style style:name="T30_1" style:family="text"/>
    <style:style style:name="T30_2" style:family="text"/>
    <style:style style:name="P31" style:family="paragraph" style:parent-style-name="Standard">
      <style:paragraph-properties fo:break-before="auto" style:writing-mode="lr-tb"/>
    </style:style>
    <style:style style:name="T31_1" style:family="text">
      <style:text-properties fo:font-weight="bold" style:font-weight-asian="bold" style:font-weight-complex="bold"/>
    </style:style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P32" style:family="paragraph" style:parent-style-name="Standard">
      <style:paragraph-properties fo:break-before="auto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P33" style:family="paragraph" style:parent-style-name="Standard">
      <style:paragraph-properties fo:break-before="auto" style:writing-mode="lr-tb"/>
    </style:style>
    <style:style style:name="T33_1" style:family="text">
      <style:text-properties fo:font-weight="bold" style:font-weight-asian="bold" style:font-weight-complex="bold"/>
    </style:style>
    <style:style style:name="T33_2" style:family="text"/>
    <style:style style:name="P34" style:family="paragraph" style:parent-style-name="Standard">
      <style:paragraph-properties fo:break-before="auto" style:writing-mode="lr-tb"/>
    </style:style>
    <style:style style:name="T34_1" style:family="text">
      <style:text-properties fo:font-weight="bold" style:font-weight-asian="bold" style:font-weight-complex="bold"/>
    </style:style>
    <style:style style:name="T34_2" style:family="text"/>
    <style:style style:name="T34_3" style:family="text"/>
    <style:style style:name="T34_4" style:family="text"/>
    <style:style style:name="T34_5" style:family="text"/>
    <style:style style:name="P35" style:family="paragraph" style:parent-style-name="Standard">
      <style:paragraph-properties fo:break-before="auto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P36" style:family="paragraph" style:parent-style-name="Standard">
      <style:paragraph-properties fo:break-before="auto" style:writing-mode="lr-tb"/>
    </style:style>
    <style:style style:name="P37" style:family="paragraph" style:parent-style-name="Heading_20_2">
      <style:paragraph-properties fo:break-before="auto" fo:margin-top="0.635cm" fo:margin-bottom="0.141cm" style:writing-mode="lr-tb"/>
    </style:style>
    <style:style style:name="T37_1" style:family="text"/>
    <style:style style:name="T37_2" style:family="text"/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T38_100" style:family="text"/>
    <style:style style:name="T38_101" style:family="text"/>
    <style:style style:name="T38_102" style:family="text"/>
    <style:style style:name="T38_103" style:family="text"/>
    <style:style style:name="T38_104" style:family="text"/>
    <style:style style:name="T38_105" style:family="text"/>
    <style:style style:name="T38_106" style:family="text"/>
    <style:style style:name="T38_107" style:family="text"/>
    <style:style style:name="T38_108" style:family="text"/>
    <style:style style:name="T38_109" style:family="text"/>
    <style:style style:name="T38_110" style:family="text"/>
    <style:style style:name="P39" style:family="paragraph" style:parent-style-name="Heading_20_2">
      <style:paragraph-properties fo:break-before="auto" fo:margin-top="0.635cm" fo:margin-bottom="0.141cm" style:writing-mode="lr-tb"/>
    </style:style>
    <style:style style:name="T39_1" style:family="text"/>
    <style:style style:name="T39_2" style:family="text"/>
    <style:style style:name="P40" style:family="paragraph" style:parent-style-name="Standard">
      <style:paragraph-properties fo:break-before="auto" style:writing-mode="lr-tb"/>
    </style:style>
    <style:style style:name="T40_1" style:family="text"/>
    <style:style style:name="P41" style:family="paragraph" style:parent-style-name="Heading_20_2">
      <style:paragraph-properties fo:break-before="auto" fo:margin-top="0.635cm" fo:margin-bottom="0.141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P42" style:family="paragraph" style:parent-style-name="Standard">
      <style:paragraph-properties fo:break-before="auto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P43" style:family="paragraph" style:parent-style-name="Standard">
      <style:paragraph-properties fo:break-before="auto" style:writing-mode="lr-tb"/>
    </style:style>
    <style:style style:name="P44" style:family="paragraph" style:parent-style-name="Standard">
      <style:paragraph-properties fo:break-before="auto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/>
    <style:style style:name="T44_65" style:family="text"/>
    <style:style style:name="T44_66" style:family="text"/>
    <style:style style:name="T44_67" style:family="text"/>
    <style:style style:name="T44_68" style:family="text"/>
    <style:style style:name="P45" style:family="paragraph" style:parent-style-name="Standard">
      <style:paragraph-properties fo:break-before="auto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P46" style:family="paragraph" style:parent-style-name="Standard">
      <style:paragraph-properties fo:break-before="auto" style:writing-mode="lr-tb"/>
    </style:style>
    <style:style style:name="P47" style:family="paragraph" style:parent-style-name="Standard">
      <style:paragraph-properties fo:break-before="auto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T47_81" style:family="text"/>
    <style:style style:name="T47_82" style:family="text"/>
    <style:style style:name="T47_83" style:family="text"/>
    <style:style style:name="T47_84" style:family="text"/>
    <style:style style:name="T47_85" style:family="text"/>
    <style:style style:name="T47_86" style:family="text"/>
    <style:style style:name="T47_87" style:family="text"/>
    <style:style style:name="T47_88" style:family="text"/>
    <style:style style:name="T47_89" style:family="text"/>
    <style:style style:name="T47_90" style:family="text"/>
    <style:style style:name="T47_91" style:family="text"/>
    <style:style style:name="T47_92" style:family="text"/>
    <style:style style:name="T47_93" style:family="text"/>
    <style:style style:name="T47_94" style:family="text"/>
    <style:style style:name="T47_95" style:family="text"/>
    <style:style style:name="T47_96" style:family="text"/>
    <style:style style:name="T47_97" style:family="text"/>
    <style:style style:name="T47_98" style:family="text"/>
    <style:style style:name="T47_99" style:family="text"/>
    <style:style style:name="T47_100" style:family="text"/>
    <style:style style:name="T47_101" style:family="text"/>
    <style:style style:name="T47_102" style:family="text"/>
    <style:style style:name="T47_103" style:family="text"/>
    <style:style style:name="T47_104" style:family="text"/>
    <style:style style:name="T47_105" style:family="text"/>
    <style:style style:name="T47_106" style:family="text"/>
    <style:style style:name="T47_107" style:family="text"/>
    <style:style style:name="T47_108" style:family="text"/>
    <style:style style:name="T47_109" style:family="text"/>
    <style:style style:name="T47_110" style:family="text"/>
    <style:style style:name="T47_111" style:family="text"/>
    <style:style style:name="T47_112" style:family="text"/>
    <style:style style:name="T47_113" style:family="text"/>
    <style:style style:name="T47_114" style:family="text"/>
    <style:style style:name="T47_115" style:family="text"/>
    <style:style style:name="T47_116" style:family="text"/>
    <style:style style:name="T47_117" style:family="text"/>
    <style:style style:name="T47_118" style:family="text"/>
    <style:style style:name="T47_119" style:family="text"/>
    <style:style style:name="T47_120" style:family="text"/>
    <style:style style:name="T47_121" style:family="text"/>
    <style:style style:name="T47_122" style:family="text"/>
    <style:style style:name="T47_123" style:family="text"/>
    <style:style style:name="T47_124" style:family="text"/>
    <style:style style:name="T47_125" style:family="text"/>
    <style:style style:name="T47_126" style:family="text"/>
    <style:style style:name="T47_127" style:family="text"/>
    <style:style style:name="T47_128" style:family="text"/>
    <style:style style:name="T47_129" style:family="text"/>
    <style:style style:name="T47_130" style:family="text"/>
    <style:style style:name="T47_131" style:family="text"/>
    <style:style style:name="T47_132" style:family="text"/>
    <style:style style:name="T47_133" style:family="text"/>
    <style:style style:name="T47_134" style:family="text"/>
    <style:style style:name="T47_135" style:family="text"/>
    <style:style style:name="T47_136" style:family="text"/>
    <style:style style:name="T47_137" style:family="text"/>
    <style:style style:name="T47_138" style:family="text"/>
    <style:style style:name="T47_139" style:family="text"/>
    <style:style style:name="T47_140" style:family="text"/>
    <style:style style:name="T47_141" style:family="text"/>
    <style:style style:name="T47_142" style:family="text"/>
    <style:style style:name="T47_143" style:family="text"/>
    <style:style style:name="T47_144" style:family="text"/>
    <style:style style:name="T47_145" style:family="text"/>
    <style:style style:name="T47_146" style:family="text"/>
    <style:style style:name="T47_147" style:family="text"/>
    <style:style style:name="T47_148" style:family="text"/>
    <style:style style:name="T47_149" style:family="text"/>
    <style:style style:name="T47_150" style:family="text"/>
    <style:style style:name="T47_151" style:family="text"/>
    <style:style style:name="T47_152" style:family="text"/>
    <style:style style:name="T47_153" style:family="text"/>
    <style:style style:name="T47_154" style:family="text"/>
    <style:style style:name="T47_155" style:family="text"/>
    <style:style style:name="T47_156" style:family="text"/>
    <style:style style:name="T47_157" style:family="text"/>
    <style:style style:name="T47_158" style:family="text"/>
    <style:style style:name="T47_159" style:family="text"/>
    <style:style style:name="T47_160" style:family="text"/>
    <style:style style:name="T47_161" style:family="text"/>
    <style:style style:name="T47_162" style:family="text"/>
    <style:style style:name="T47_163" style:family="text"/>
    <style:style style:name="T47_164" style:family="text"/>
    <style:style style:name="T47_165" style:family="text"/>
    <style:style style:name="T47_166" style:family="text"/>
    <style:style style:name="T47_167" style:family="text"/>
    <style:style style:name="T47_168" style:family="text"/>
    <style:style style:name="T47_169" style:family="text"/>
    <style:style style:name="T47_170" style:family="text"/>
    <style:style style:name="T47_171" style:family="text"/>
    <style:style style:name="T47_172" style:family="text"/>
    <style:style style:name="T47_173" style:family="text"/>
    <style:style style:name="T47_174" style:family="text"/>
    <style:style style:name="T47_175" style:family="text"/>
    <style:style style:name="T47_176" style:family="text"/>
    <style:style style:name="T47_177" style:family="text"/>
    <style:style style:name="T47_178" style:family="text"/>
    <style:style style:name="T47_179" style:family="text"/>
    <style:style style:name="T47_180" style:family="text"/>
    <style:style style:name="T47_181" style:family="text"/>
    <style:style style:name="T47_182" style:family="text"/>
    <style:style style:name="T47_183" style:family="text"/>
    <style:style style:name="T47_184" style:family="text"/>
    <style:style style:name="T47_185" style:family="text"/>
    <style:style style:name="T47_186" style:family="text"/>
    <style:style style:name="T47_187" style:family="text"/>
    <style:style style:name="T47_188" style:family="text"/>
    <style:style style:name="T47_189" style:family="text"/>
    <style:style style:name="T47_190" style:family="text"/>
    <style:style style:name="T47_191" style:family="text"/>
    <style:style style:name="T47_192" style:family="text"/>
    <style:style style:name="T47_193" style:family="text"/>
    <style:style style:name="T47_194" style:family="text"/>
    <style:style style:name="T47_195" style:family="text"/>
    <style:style style:name="T47_196" style:family="text"/>
    <style:style style:name="T47_197" style:family="text"/>
    <style:style style:name="T47_198" style:family="text"/>
    <style:style style:name="T47_199" style:family="text"/>
    <style:style style:name="T47_200" style:family="text"/>
    <style:style style:name="T47_201" style:family="text"/>
    <style:style style:name="T47_202" style:family="text"/>
    <style:style style:name="T47_203" style:family="text"/>
    <style:style style:name="T47_204" style:family="text"/>
    <style:style style:name="T47_205" style:family="text"/>
    <style:style style:name="T47_206" style:family="text"/>
    <style:style style:name="P48" style:family="paragraph" style:parent-style-name="Heading_20_2">
      <style:paragraph-properties fo:break-before="auto" fo:margin-top="0.635cm" fo:margin-bottom="0.141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P51" style:family="paragraph" style:parent-style-name="Heading_20_2">
      <style:paragraph-properties fo:break-before="auto" fo:margin-top="0.635cm" fo:margin-bottom="0.141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P52" style:family="paragraph" style:parent-style-name="Standard">
      <style:paragraph-properties fo:break-before="auto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P53" style:family="paragraph" style:parent-style-name="Standard">
      <style:paragraph-properties fo:break-before="auto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P54" style:family="paragraph" style:parent-style-name="Standard">
      <style:paragraph-properties fo:break-before="auto" style:writing-mode="lr-tb"/>
    </style:style>
    <style:style style:name="P55" style:family="paragraph" style:parent-style-name="Heading_20_1">
      <style:paragraph-properties fo:break-before="page" fo:margin-top="0.847cm" fo:margin-bottom="0.212cm" style:writing-mode="lr-tb"/>
    </style:style>
    <style:style style:name="T55_1" style:family="text"/>
    <style:style style:name="T55_2" style:family="text"/>
    <style:style style:name="P56" style:family="paragraph" style:parent-style-name="Standard">
      <style:paragraph-properties fo:break-before="auto" style:writing-mode="lr-tb"/>
    </style:style>
    <style:style style:name="T56_1" style:family="text">
      <style:text-properties fo:font-weight="bold" style:font-weight-asian="bold" style:font-weight-complex="bold"/>
    </style:style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P57" style:family="paragraph" style:parent-style-name="Standard">
      <style:paragraph-properties fo:break-before="auto" style:writing-mode="lr-tb"/>
    </style:style>
    <style:style style:name="T57_1" style:family="text">
      <style:text-properties fo:font-weight="bold" style:font-weight-asian="bold" style:font-weight-complex="bold"/>
    </style:style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P58" style:family="paragraph" style:parent-style-name="Standard">
      <style:paragraph-properties fo:break-before="auto" style:writing-mode="lr-tb"/>
    </style:style>
    <style:style style:name="T58_1" style:family="text">
      <style:text-properties fo:font-weight="bold" style:font-weight-asian="bold" style:font-weight-complex="bold"/>
    </style:style>
    <style:style style:name="T58_2" style:family="text"/>
    <style:style style:name="P59" style:family="paragraph" style:parent-style-name="Standard">
      <style:paragraph-properties fo:break-before="auto" style:writing-mode="lr-tb"/>
    </style:style>
    <style:style style:name="T59_1" style:family="text">
      <style:text-properties fo:font-weight="bold" style:font-weight-asian="bold" style:font-weight-complex="bold"/>
    </style:style>
    <style:style style:name="T59_2" style:family="text"/>
    <style:style style:name="T59_3" style:family="text"/>
    <style:style style:name="T59_4" style:family="text"/>
    <style:style style:name="T59_5" style:family="text"/>
    <style:style style:name="P60" style:family="paragraph" style:parent-style-name="Standard">
      <style:paragraph-properties fo:break-before="auto" style:writing-mode="lr-tb"/>
    </style:style>
    <style:style style:name="T60_1" style:family="text">
      <style:text-properties fo:font-weight="bold" style:font-weight-asian="bold" style:font-weight-complex="bold"/>
    </style:style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P61" style:family="paragraph" style:parent-style-name="Standard">
      <style:paragraph-properties fo:break-before="auto" style:writing-mode="lr-tb"/>
    </style:style>
    <style:style style:name="P62" style:family="paragraph" style:parent-style-name="Heading_20_2">
      <style:paragraph-properties fo:break-before="auto" fo:margin-top="0.635cm" fo:margin-bottom="0.141cm" style:writing-mode="lr-tb"/>
    </style:style>
    <style:style style:name="T62_1" style:family="text"/>
    <style:style style:name="T62_2" style:family="text"/>
    <style:style style:name="P63" style:family="paragraph" style:parent-style-name="Standard">
      <style:paragraph-properties fo:break-before="auto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P64" style:family="paragraph" style:parent-style-name="Heading_20_2">
      <style:paragraph-properties fo:break-before="auto" fo:margin-top="0.635cm" fo:margin-bottom="0.141cm" style:writing-mode="lr-tb"/>
    </style:style>
    <style:style style:name="T64_1" style:family="text"/>
    <style:style style:name="T64_2" style:family="text"/>
    <style:style style:name="P65" style:family="paragraph" style:parent-style-name="Standard">
      <style:paragraph-properties fo:break-before="auto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T65_71" style:family="text"/>
    <style:style style:name="T65_72" style:family="text"/>
    <style:style style:name="T65_73" style:family="text"/>
    <style:style style:name="T65_74" style:family="text"/>
    <style:style style:name="T65_75" style:family="text"/>
    <style:style style:name="T65_76" style:family="text"/>
    <style:style style:name="T65_77" style:family="text"/>
    <style:style style:name="T65_78" style:family="text"/>
    <style:style style:name="T65_79" style:family="text"/>
    <style:style style:name="T65_80" style:family="text"/>
    <style:style style:name="T65_81" style:family="text"/>
    <style:style style:name="T65_82" style:family="text"/>
    <style:style style:name="T65_83" style:family="text"/>
    <style:style style:name="T65_84" style:family="text"/>
    <style:style style:name="T65_85" style:family="text"/>
    <style:style style:name="T65_86" style:family="text"/>
    <style:style style:name="T65_87" style:family="text"/>
    <style:style style:name="T65_88" style:family="text"/>
    <style:style style:name="T65_89" style:family="text"/>
    <style:style style:name="T65_90" style:family="text"/>
    <style:style style:name="T65_91" style:family="text"/>
    <style:style style:name="T65_92" style:family="text"/>
    <style:style style:name="T65_93" style:family="text"/>
    <style:style style:name="T65_94" style:family="text"/>
    <style:style style:name="T65_95" style:family="text"/>
    <style:style style:name="T65_96" style:family="text"/>
    <style:style style:name="T65_97" style:family="text"/>
    <style:style style:name="T65_98" style:family="text"/>
    <style:style style:name="T65_99" style:family="text"/>
    <style:style style:name="T65_100" style:family="text"/>
    <style:style style:name="T65_101" style:family="text"/>
    <style:style style:name="T65_102" style:family="text"/>
    <style:style style:name="T65_103" style:family="text"/>
    <style:style style:name="T65_104" style:family="text"/>
    <style:style style:name="T65_105" style:family="text"/>
    <style:style style:name="T65_106" style:family="text"/>
    <style:style style:name="T65_107" style:family="text"/>
    <style:style style:name="T65_108" style:family="text"/>
    <style:style style:name="T65_109" style:family="text"/>
    <style:style style:name="T65_110" style:family="text"/>
    <style:style style:name="T65_111" style:family="text"/>
    <style:style style:name="T65_112" style:family="text"/>
    <style:style style:name="T65_113" style:family="text"/>
    <style:style style:name="T65_114" style:family="text"/>
    <style:style style:name="T65_115" style:family="text"/>
    <style:style style:name="T65_116" style:family="text"/>
    <style:style style:name="T65_117" style:family="text"/>
    <style:style style:name="T65_118" style:family="text"/>
    <style:style style:name="T65_119" style:family="text"/>
    <style:style style:name="T65_120" style:family="text"/>
    <style:style style:name="T65_121" style:family="text"/>
    <style:style style:name="T65_122" style:family="text"/>
    <style:style style:name="T65_123" style:family="text"/>
    <style:style style:name="T65_124" style:family="text"/>
    <style:style style:name="T65_125" style:family="text"/>
    <style:style style:name="T65_126" style:family="text"/>
    <style:style style:name="T65_127" style:family="text"/>
    <style:style style:name="T65_128" style:family="text"/>
    <style:style style:name="T65_129" style:family="text"/>
    <style:style style:name="T65_130" style:family="text"/>
    <style:style style:name="T65_131" style:family="text"/>
    <style:style style:name="T65_132" style:family="text"/>
    <style:style style:name="T65_133" style:family="text"/>
    <style:style style:name="T65_134" style:family="text"/>
    <style:style style:name="T65_135" style:family="text"/>
    <style:style style:name="T65_136" style:family="text"/>
    <style:style style:name="P66" style:family="paragraph" style:parent-style-name="Standard">
      <style:paragraph-properties fo:break-before="auto" style:writing-mode="lr-tb"/>
    </style:style>
    <style:style style:name="P67" style:family="paragraph" style:parent-style-name="Standard">
      <style:paragraph-properties fo:break-before="auto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P68" style:family="paragraph" style:parent-style-name="Heading_20_2">
      <style:paragraph-properties fo:break-before="auto" fo:margin-top="0.635cm" fo:margin-bottom="0.141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P69" style:family="paragraph" style:parent-style-name="Standard">
      <style:paragraph-properties fo:break-before="auto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/>
    <style:style style:name="T69_74" style:family="text"/>
    <style:style style:name="T69_75" style:family="text"/>
    <style:style style:name="T69_76" style:family="text"/>
    <style:style style:name="T69_77" style:family="text"/>
    <style:style style:name="T69_78" style:family="text"/>
    <style:style style:name="T69_79" style:family="text"/>
    <style:style style:name="T69_80" style:family="text"/>
    <style:style style:name="T69_81" style:family="text"/>
    <style:style style:name="T69_82" style:family="text"/>
    <style:style style:name="T69_83" style:family="text"/>
    <style:style style:name="T69_84" style:family="text"/>
    <style:style style:name="T69_85" style:family="text"/>
    <style:style style:name="T69_86" style:family="text"/>
    <style:style style:name="T69_87" style:family="text"/>
    <style:style style:name="T69_88" style:family="text"/>
    <style:style style:name="T69_89" style:family="text"/>
    <style:style style:name="T69_90" style:family="text"/>
    <style:style style:name="T69_91" style:family="text"/>
    <style:style style:name="T69_92" style:family="text"/>
    <style:style style:name="T69_93" style:family="text"/>
    <style:style style:name="T69_94" style:family="text"/>
    <style:style style:name="T69_95" style:family="text"/>
    <style:style style:name="T69_96" style:family="text"/>
    <style:style style:name="T69_97" style:family="text"/>
    <style:style style:name="T69_98" style:family="text"/>
    <style:style style:name="T69_99" style:family="text"/>
    <style:style style:name="T69_100" style:family="text"/>
    <style:style style:name="T69_101" style:family="text"/>
    <style:style style:name="T69_102" style:family="text"/>
    <style:style style:name="T69_103" style:family="text"/>
    <style:style style:name="T69_104" style:family="text"/>
    <style:style style:name="T69_105" style:family="text"/>
    <style:style style:name="T69_106" style:family="text"/>
    <style:style style:name="T69_107" style:family="text"/>
    <style:style style:name="T69_108" style:family="text"/>
    <style:style style:name="T69_109" style:family="text"/>
    <style:style style:name="T69_110" style:family="text"/>
    <style:style style:name="T69_111" style:family="text"/>
    <style:style style:name="T69_112" style:family="text"/>
    <style:style style:name="T69_113" style:family="text"/>
    <style:style style:name="T69_114" style:family="text"/>
    <style:style style:name="T69_115" style:family="text"/>
    <style:style style:name="T69_116" style:family="text"/>
    <style:style style:name="T69_117" style:family="text"/>
    <style:style style:name="T69_118" style:family="text"/>
    <style:style style:name="T69_119" style:family="text"/>
    <style:style style:name="T69_120" style:family="text"/>
    <style:style style:name="T69_121" style:family="text"/>
    <style:style style:name="T69_122" style:family="text"/>
    <style:style style:name="T69_123" style:family="text"/>
    <style:style style:name="T69_124" style:family="text"/>
    <style:style style:name="T69_125" style:family="text"/>
    <style:style style:name="T69_126" style:family="text"/>
    <style:style style:name="T69_127" style:family="text"/>
    <style:style style:name="T69_128" style:family="text"/>
    <style:style style:name="T69_129" style:family="text"/>
    <style:style style:name="T69_130" style:family="text"/>
    <style:style style:name="T69_131" style:family="text"/>
    <style:style style:name="T69_132" style:family="text"/>
    <style:style style:name="T69_133" style:family="text"/>
    <style:style style:name="T69_134" style:family="text"/>
    <style:style style:name="T69_135" style:family="text"/>
    <style:style style:name="T69_136" style:family="text"/>
    <style:style style:name="T69_137" style:family="text"/>
    <style:style style:name="T69_138" style:family="text"/>
    <style:style style:name="T69_139" style:family="text"/>
    <style:style style:name="T69_140" style:family="text"/>
    <style:style style:name="T69_141" style:family="text"/>
    <style:style style:name="T69_142" style:family="text"/>
    <style:style style:name="T69_143" style:family="text"/>
    <style:style style:name="T69_144" style:family="text"/>
    <style:style style:name="T69_145" style:family="text"/>
    <style:style style:name="T69_146" style:family="text"/>
    <style:style style:name="T69_147" style:family="text"/>
    <style:style style:name="T69_148" style:family="text"/>
    <style:style style:name="T69_149" style:family="text"/>
    <style:style style:name="T69_150" style:family="text"/>
    <style:style style:name="T69_151" style:family="text"/>
    <style:style style:name="T69_152" style:family="text"/>
    <style:style style:name="T69_153" style:family="text"/>
    <style:style style:name="T69_154" style:family="text"/>
    <style:style style:name="T69_155" style:family="text"/>
    <style:style style:name="T69_156" style:family="text"/>
    <style:style style:name="T69_157" style:family="text"/>
    <style:style style:name="T69_158" style:family="text"/>
    <style:style style:name="T69_159" style:family="text"/>
    <style:style style:name="T69_160" style:family="text"/>
    <style:style style:name="T69_161" style:family="text"/>
    <style:style style:name="T69_162" style:family="text"/>
    <style:style style:name="T69_163" style:family="text"/>
    <style:style style:name="T69_164" style:family="text"/>
    <style:style style:name="T69_165" style:family="text"/>
    <style:style style:name="T69_166" style:family="text"/>
    <style:style style:name="T69_167" style:family="text"/>
    <style:style style:name="T69_168" style:family="text"/>
    <style:style style:name="T69_169" style:family="text"/>
    <style:style style:name="T69_170" style:family="text"/>
    <style:style style:name="T69_171" style:family="text"/>
    <style:style style:name="T69_172" style:family="text"/>
    <style:style style:name="T69_173" style:family="text"/>
    <style:style style:name="T69_174" style:family="text"/>
    <style:style style:name="P70" style:family="paragraph" style:parent-style-name="Heading_20_2">
      <style:paragraph-properties fo:break-before="auto" fo:margin-top="0.635cm" fo:margin-bottom="0.141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T71_73" style:family="text"/>
    <style:style style:name="T71_74" style:family="text"/>
    <style:style style:name="P72" style:family="paragraph" style:parent-style-name="Heading_20_2">
      <style:paragraph-properties fo:break-before="auto" fo:margin-top="0.635cm" fo:margin-bottom="0.141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P73" style:family="paragraph" style:parent-style-name="Standard">
      <style:paragraph-properties fo:break-before="auto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P74" style:family="paragraph" style:parent-style-name="Standard">
      <style:paragraph-properties fo:break-before="auto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P75" style:family="paragraph" style:parent-style-name="Standard">
      <style:paragraph-properties fo:break-before="auto" style:writing-mode="lr-tb"/>
    </style:style>
    <style:style style:name="P76" style:family="paragraph" style:parent-style-name="Heading_20_1">
      <style:paragraph-properties fo:break-before="page" style:writing-mode="lr-tb"/>
    </style:style>
    <style:style style:name="T76_1" style:family="text"/>
    <style:style style:name="T76_2" style:family="text"/>
    <style:style style:name="P77" style:family="paragraph" style:parent-style-name="Standard">
      <style:paragraph-properties fo:break-before="auto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P78" style:family="paragraph" style:parent-style-name="Standard">
      <style:paragraph-properties fo:break-before="auto" style:writing-mode="lr-tb"/>
    </style:style>
    <style:style style:name="T78_1" style:family="text">
      <style:text-properties fo:font-weight="bold" style:font-weight-asian="bold" style:font-weight-complex="bold"/>
    </style:style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P79" style:family="paragraph" style:parent-style-name="Standard">
      <style:paragraph-properties fo:break-before="auto" style:writing-mode="lr-tb"/>
    </style:style>
    <style:style style:name="T79_1" style:family="text">
      <style:text-properties fo:font-weight="bold" style:font-weight-asian="bold" style:font-weight-complex="bold"/>
    </style:style>
    <style:style style:name="T79_2" style:family="text"/>
    <style:style style:name="P80" style:family="paragraph" style:parent-style-name="Standard">
      <style:paragraph-properties fo:break-before="auto" style:writing-mode="lr-tb"/>
    </style:style>
    <style:style style:name="T80_1" style:family="text">
      <style:text-properties fo:font-weight="bold" style:font-weight-asian="bold" style:font-weight-complex="bold"/>
    </style:style>
    <style:style style:name="T80_2" style:family="text"/>
    <style:style style:name="T80_3" style:family="text"/>
    <style:style style:name="T80_4" style:family="text"/>
    <style:style style:name="T80_5" style:family="text"/>
    <style:style style:name="P81" style:family="paragraph" style:parent-style-name="Standard">
      <style:paragraph-properties fo:break-before="auto" style:writing-mode="lr-tb"/>
    </style:style>
    <style:style style:name="T81_1" style:family="text">
      <style:text-properties fo:font-weight="bold" style:font-weight-asian="bold" style:font-weight-complex="bold"/>
    </style:style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P82" style:family="paragraph" style:parent-style-name="Standard">
      <style:paragraph-properties fo:break-before="auto" style:writing-mode="lr-tb"/>
    </style:style>
    <style:style style:name="P83" style:family="paragraph" style:parent-style-name="Heading_20_2">
      <style:paragraph-properties fo:break-before="auto" style:writing-mode="lr-tb"/>
    </style:style>
    <style:style style:name="T83_1" style:family="text"/>
    <style:style style:name="T83_2" style:family="text"/>
    <style:style style:name="P84" style:family="paragraph" style:parent-style-name="Standard">
      <style:paragraph-properties fo:break-before="auto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P85" style:family="paragraph" style:parent-style-name="Standard">
      <style:paragraph-properties fo:break-before="auto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T85_59" style:family="text"/>
    <style:style style:name="T85_60" style:family="text"/>
    <style:style style:name="T85_61" style:family="text"/>
    <style:style style:name="T85_62" style:family="text"/>
    <style:style style:name="T85_63" style:family="text"/>
    <style:style style:name="T85_64" style:family="text"/>
    <style:style style:name="T85_65" style:family="text"/>
    <style:style style:name="T85_66" style:family="text"/>
    <style:style style:name="T85_67" style:family="text"/>
    <style:style style:name="T85_68" style:family="text"/>
    <style:style style:name="T85_69" style:family="text"/>
    <style:style style:name="T85_70" style:family="text"/>
    <style:style style:name="T85_71" style:family="text"/>
    <style:style style:name="T85_72" style:family="text"/>
    <style:style style:name="T85_73" style:family="text"/>
    <style:style style:name="T85_74" style:family="text"/>
    <style:style style:name="T85_75" style:family="text"/>
    <style:style style:name="T85_76" style:family="text"/>
    <style:style style:name="T85_77" style:family="text"/>
    <style:style style:name="T85_78" style:family="text"/>
    <style:style style:name="T85_79" style:family="text"/>
    <style:style style:name="T85_80" style:family="text"/>
    <style:style style:name="T85_81" style:family="text"/>
    <style:style style:name="T85_82" style:family="text"/>
    <style:style style:name="T85_83" style:family="text"/>
    <style:style style:name="T85_84" style:family="text"/>
    <style:style style:name="T85_85" style:family="text"/>
    <style:style style:name="T85_86" style:family="text"/>
    <style:style style:name="T85_87" style:family="text"/>
    <style:style style:name="T85_88" style:family="text"/>
    <style:style style:name="T85_89" style:family="text"/>
    <style:style style:name="T85_90" style:family="text"/>
    <style:style style:name="T85_91" style:family="text"/>
    <style:style style:name="T85_92" style:family="text"/>
    <style:style style:name="T85_93" style:family="text"/>
    <style:style style:name="T85_94" style:family="text"/>
    <style:style style:name="T85_95" style:family="text"/>
    <style:style style:name="T85_96" style:family="text"/>
    <style:style style:name="T85_97" style:family="text"/>
    <style:style style:name="T85_98" style:family="text"/>
    <style:style style:name="P86" style:family="paragraph" style:parent-style-name="Standard">
      <style:paragraph-properties fo:break-before="auto" style:writing-mode="lr-tb"/>
    </style:style>
    <style:style style:name="P87" style:family="paragraph" style:parent-style-name="Heading_20_2">
      <style:paragraph-properties fo:break-before="auto" style:writing-mode="lr-tb"/>
    </style:style>
    <style:style style:name="T87_1" style:family="text"/>
    <style:style style:name="T87_2" style:family="text"/>
    <style:style style:name="P8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T88_49" style:family="text"/>
    <style:style style:name="T88_50" style:family="text"/>
    <style:style style:name="T88_51" style:family="text"/>
    <style:style style:name="T88_52" style:family="text"/>
    <style:style style:name="T88_53" style:family="text"/>
    <style:style style:name="T88_54" style:family="text"/>
    <style:style style:name="T88_55" style:family="text"/>
    <style:style style:name="T88_56" style:family="text"/>
    <style:style style:name="T88_57" style:family="text"/>
    <style:style style:name="T88_58" style:family="text"/>
    <style:style style:name="T88_59" style:family="text"/>
    <style:style style:name="T88_60" style:family="text"/>
    <style:style style:name="T88_61" style:family="text"/>
    <style:style style:name="T88_62" style:family="text"/>
    <style:style style:name="T88_63" style:family="text"/>
    <style:style style:name="T88_64" style:family="text"/>
    <style:style style:name="T88_65" style:family="text"/>
    <style:style style:name="T88_66" style:family="text"/>
    <style:style style:name="T88_67" style:family="text"/>
    <style:style style:name="T88_68" style:family="text"/>
    <style:style style:name="T88_69" style:family="text"/>
    <style:style style:name="T88_70" style:family="text"/>
    <style:style style:name="T88_71" style:family="text"/>
    <style:style style:name="T88_72" style:family="text"/>
    <style:style style:name="T88_73" style:family="text"/>
    <style:style style:name="T88_74" style:family="text"/>
    <style:style style:name="T88_75" style:family="text"/>
    <style:style style:name="T88_76" style:family="text"/>
    <style:style style:name="T88_77" style:family="text"/>
    <style:style style:name="T88_78" style:family="text"/>
    <style:style style:name="T88_79" style:family="text"/>
    <style:style style:name="T88_80" style:family="text"/>
    <style:style style:name="T88_81" style:family="text"/>
    <style:style style:name="T88_82" style:family="text"/>
    <style:style style:name="T88_83" style:family="text"/>
    <style:style style:name="T88_84" style:family="text"/>
    <style:style style:name="T88_85" style:family="text"/>
    <style:style style:name="T88_86" style:family="text"/>
    <style:style style:name="T88_87" style:family="text"/>
    <style:style style:name="T88_88" style:family="text"/>
    <style:style style:name="T88_89" style:family="text"/>
    <style:style style:name="T88_90" style:family="text"/>
    <style:style style:name="T88_91" style:family="text"/>
    <style:style style:name="T88_92" style:family="text"/>
    <style:style style:name="T88_93" style:family="text"/>
    <style:style style:name="T88_94" style:family="text"/>
    <style:style style:name="T88_95" style:family="text"/>
    <style:style style:name="T88_96" style:family="text"/>
    <style:style style:name="T88_97" style:family="text"/>
    <style:style style:name="T88_98" style:family="text"/>
    <style:style style:name="T88_99" style:family="text"/>
    <style:style style:name="T88_100" style:family="text"/>
    <style:style style:name="T88_101" style:family="text"/>
    <style:style style:name="T88_102" style:family="text"/>
    <style:style style:name="T88_103" style:family="text"/>
    <style:style style:name="T88_104" style:family="text"/>
    <style:style style:name="T88_105" style:family="text"/>
    <style:style style:name="T88_106" style:family="text"/>
    <style:style style:name="T88_107" style:family="text"/>
    <style:style style:name="T88_108" style:family="text"/>
    <style:style style:name="T88_109" style:family="text"/>
    <style:style style:name="T88_110" style:family="text"/>
    <style:style style:name="P89" style:family="paragraph" style:parent-style-name="Heading_20_2">
      <style:paragraph-properties fo:break-before="auto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P90" style:family="paragraph" style:parent-style-name="Standard">
      <style:paragraph-properties fo:break-before="auto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/>
    <style:style style:name="T90_65" style:family="text"/>
    <style:style style:name="T90_66" style:family="text"/>
    <style:style style:name="T90_67" style:family="text"/>
    <style:style style:name="T90_68" style:family="text"/>
    <style:style style:name="T90_69" style:family="text"/>
    <style:style style:name="T90_70" style:family="text"/>
    <style:style style:name="T90_71" style:family="text"/>
    <style:style style:name="T90_72" style:family="text"/>
    <style:style style:name="T90_73" style:family="text"/>
    <style:style style:name="T90_74" style:family="text"/>
    <style:style style:name="T90_75" style:family="text"/>
    <style:style style:name="T90_76" style:family="text"/>
    <style:style style:name="T90_77" style:family="text"/>
    <style:style style:name="T90_78" style:family="text"/>
    <style:style style:name="T90_79" style:family="text"/>
    <style:style style:name="T90_80" style:family="text"/>
    <style:style style:name="T90_81" style:family="text"/>
    <style:style style:name="T90_82" style:family="text"/>
    <style:style style:name="T90_83" style:family="text"/>
    <style:style style:name="T90_84" style:family="text"/>
    <style:style style:name="T90_85" style:family="text"/>
    <style:style style:name="T90_86" style:family="text"/>
    <style:style style:name="P91" style:family="paragraph" style:parent-style-name="Standard">
      <style:paragraph-properties fo:break-before="auto" style:writing-mode="lr-tb"/>
    </style:style>
    <style:style style:name="P92" style:family="paragraph" style:parent-style-name="Standard">
      <style:paragraph-properties fo:break-before="auto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T92_68" style:family="text"/>
    <style:style style:name="T92_69" style:family="text"/>
    <style:style style:name="T92_70" style:family="text"/>
    <style:style style:name="T92_71" style:family="text"/>
    <style:style style:name="T92_72" style:family="text"/>
    <style:style style:name="T92_73" style:family="text"/>
    <style:style style:name="T92_74" style:family="text"/>
    <style:style style:name="T92_75" style:family="text"/>
    <style:style style:name="T92_76" style:family="text"/>
    <style:style style:name="T92_77" style:family="text"/>
    <style:style style:name="T92_78" style:family="text"/>
    <style:style style:name="T92_79" style:family="text"/>
    <style:style style:name="T92_80" style:family="text"/>
    <style:style style:name="T92_81" style:family="text"/>
    <style:style style:name="T92_82" style:family="text"/>
    <style:style style:name="T92_83" style:family="text"/>
    <style:style style:name="T92_84" style:family="text"/>
    <style:style style:name="T92_85" style:family="text"/>
    <style:style style:name="T92_86" style:family="text"/>
    <style:style style:name="T92_87" style:family="text"/>
    <style:style style:name="T92_88" style:family="text"/>
    <style:style style:name="T92_89" style:family="text"/>
    <style:style style:name="T92_90" style:family="text"/>
    <style:style style:name="T92_91" style:family="text"/>
    <style:style style:name="T92_92" style:family="text"/>
    <style:style style:name="T92_93" style:family="text"/>
    <style:style style:name="T92_94" style:family="text"/>
    <style:style style:name="T92_95" style:family="text"/>
    <style:style style:name="T92_96" style:family="text"/>
    <style:style style:name="T92_97" style:family="text"/>
    <style:style style:name="T92_98" style:family="text"/>
    <style:style style:name="T92_99" style:family="text"/>
    <style:style style:name="T92_100" style:family="text"/>
    <style:style style:name="T92_101" style:family="text"/>
    <style:style style:name="T92_102" style:family="text"/>
    <style:style style:name="T92_103" style:family="text"/>
    <style:style style:name="T92_104" style:family="text"/>
    <style:style style:name="T92_105" style:family="text"/>
    <style:style style:name="T92_106" style:family="text"/>
    <style:style style:name="T92_107" style:family="text"/>
    <style:style style:name="T92_108" style:family="text"/>
    <style:style style:name="T92_109" style:family="text"/>
    <style:style style:name="T92_110" style:family="text"/>
    <style:style style:name="T92_111" style:family="text"/>
    <style:style style:name="T92_112" style:family="text"/>
    <style:style style:name="T92_113" style:family="text"/>
    <style:style style:name="T92_114" style:family="text"/>
    <style:style style:name="T92_115" style:family="text"/>
    <style:style style:name="T92_116" style:family="text"/>
    <style:style style:name="T92_117" style:family="text"/>
    <style:style style:name="T92_118" style:family="text"/>
    <style:style style:name="T92_119" style:family="text"/>
    <style:style style:name="T92_120" style:family="text"/>
    <style:style style:name="T92_121" style:family="text"/>
    <style:style style:name="T92_122" style:family="text"/>
    <style:style style:name="T92_123" style:family="text"/>
    <style:style style:name="T92_124" style:family="text"/>
    <style:style style:name="T92_125" style:family="text"/>
    <style:style style:name="T92_126" style:family="text"/>
    <style:style style:name="T92_127" style:family="text"/>
    <style:style style:name="T92_128" style:family="text"/>
    <style:style style:name="T92_129" style:family="text"/>
    <style:style style:name="T92_130" style:family="text"/>
    <style:style style:name="T92_131" style:family="text"/>
    <style:style style:name="T92_132" style:family="text"/>
    <style:style style:name="T92_133" style:family="text"/>
    <style:style style:name="T92_134" style:family="text"/>
    <style:style style:name="T92_135" style:family="text"/>
    <style:style style:name="T92_136" style:family="text"/>
    <style:style style:name="T92_137" style:family="text"/>
    <style:style style:name="T92_138" style:family="text"/>
    <style:style style:name="T92_139" style:family="text"/>
    <style:style style:name="T92_140" style:family="text"/>
    <style:style style:name="T92_141" style:family="text"/>
    <style:style style:name="T92_142" style:family="text"/>
    <style:style style:name="T92_143" style:family="text"/>
    <style:style style:name="T92_144" style:family="text"/>
    <style:style style:name="T92_145" style:family="text"/>
    <style:style style:name="T92_146" style:family="text"/>
    <style:style style:name="T92_147" style:family="text"/>
    <style:style style:name="T92_148" style:family="text"/>
    <style:style style:name="T92_149" style:family="text"/>
    <style:style style:name="T92_150" style:family="text"/>
    <style:style style:name="P93" style:family="paragraph" style:parent-style-name="Standard">
      <style:paragraph-properties fo:break-before="auto" style:writing-mode="lr-tb"/>
    </style:style>
    <style:style style:name="P9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T94_69" style:family="text"/>
    <style:style style:name="T94_70" style:family="text"/>
    <style:style style:name="T94_71" style:family="text"/>
    <style:style style:name="T94_72" style:family="text"/>
    <style:style style:name="T94_73" style:family="text"/>
    <style:style style:name="T94_74" style:family="text"/>
    <style:style style:name="T94_75" style:family="text"/>
    <style:style style:name="T94_76" style:family="text"/>
    <style:style style:name="T94_77" style:family="text"/>
    <style:style style:name="T94_78" style:family="text"/>
    <style:style style:name="T94_79" style:family="text"/>
    <style:style style:name="T94_80" style:family="text"/>
    <style:style style:name="T94_81" style:family="text"/>
    <style:style style:name="T94_82" style:family="text"/>
    <style:style style:name="T94_83" style:family="text"/>
    <style:style style:name="T94_84" style:family="text"/>
    <style:style style:name="T94_85" style:family="text"/>
    <style:style style:name="T94_86" style:family="text"/>
    <style:style style:name="T94_87" style:family="text"/>
    <style:style style:name="T94_88" style:family="text"/>
    <style:style style:name="T94_89" style:family="text"/>
    <style:style style:name="T94_90" style:family="text"/>
    <style:style style:name="T94_91" style:family="text"/>
    <style:style style:name="T94_92" style:family="text"/>
    <style:style style:name="P95" style:family="paragraph" style:parent-style-name="Standard">
      <style:paragraph-properties fo:break-before="auto" style:writing-mode="lr-tb"/>
    </style:style>
    <style:style style:name="P96" style:family="paragraph" style:parent-style-name="Standard">
      <style:paragraph-properties fo:break-before="auto" style:writing-mode="lr-tb"/>
    </style:style>
    <style:style style:name="P97" style:family="paragraph" style:parent-style-name="Heading_20_2">
      <style:paragraph-properties fo:break-before="auto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P98" style:family="paragraph" style:parent-style-name="Standard">
      <style:paragraph-properties fo:break-before="auto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P99" style:family="paragraph" style:parent-style-name="Standard">
      <style:paragraph-properties fo:break-before="auto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P100" style:family="paragraph" style:parent-style-name="Standard">
      <style:paragraph-properties fo:break-before="auto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P101" style:family="paragraph" style:parent-style-name="Standard">
      <style:paragraph-properties fo:break-before="auto" style:writing-mode="lr-tb"/>
    </style:style>
    <style:style style:name="P102" style:family="paragraph" style:parent-style-name="Heading_20_2">
      <style:paragraph-properties fo:break-before="auto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P103" style:family="paragraph" style:parent-style-name="Standard">
      <style:paragraph-properties fo:break-before="auto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P104" style:family="paragraph" style:parent-style-name="Standard">
      <style:paragraph-properties fo:break-before="auto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P105" style:family="paragraph" style:parent-style-name="Standard">
      <style:paragraph-properties fo:break-before="auto" style:writing-mode="lr-tb"/>
    </style:style>
    <style:style style:name="P106" style:family="paragraph" style:parent-style-name="Heading_20_1">
      <style:paragraph-properties fo:break-before="page" fo:margin-top="0.847cm" fo:margin-bottom="0.212cm" style:writing-mode="lr-tb"/>
    </style:style>
    <style:style style:name="T106_1" style:family="text"/>
    <style:style style:name="T106_2" style:family="text"/>
    <style:style style:name="P107" style:family="paragraph" style:parent-style-name="Standard">
      <style:paragraph-properties fo:break-before="auto" style:writing-mode="lr-tb"/>
    </style:style>
    <style:style style:name="T107_1" style:family="text">
      <style:text-properties fo:font-weight="bold" style:font-weight-asian="bold" style:font-weight-complex="bold"/>
    </style:style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P108" style:family="paragraph" style:parent-style-name="Standard">
      <style:paragraph-properties fo:break-before="auto" style:writing-mode="lr-tb"/>
    </style:style>
    <style:style style:name="T108_1" style:family="text">
      <style:text-properties fo:font-weight="bold" style:font-weight-asian="bold" style:font-weight-complex="bold"/>
    </style:style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P109" style:family="paragraph" style:parent-style-name="Standard">
      <style:paragraph-properties fo:break-before="auto" style:writing-mode="lr-tb"/>
    </style:style>
    <style:style style:name="T109_1" style:family="text">
      <style:text-properties fo:font-weight="bold" style:font-weight-asian="bold" style:font-weight-complex="bold"/>
    </style:style>
    <style:style style:name="T109_2" style:family="text"/>
    <style:style style:name="P110" style:family="paragraph" style:parent-style-name="Standard">
      <style:paragraph-properties fo:break-before="auto" style:writing-mode="lr-tb"/>
    </style:style>
    <style:style style:name="T110_1" style:family="text">
      <style:text-properties fo:font-weight="bold" style:font-weight-asian="bold" style:font-weight-complex="bold"/>
    </style:style>
    <style:style style:name="T110_2" style:family="text"/>
    <style:style style:name="T110_3" style:family="text"/>
    <style:style style:name="T110_4" style:family="text"/>
    <style:style style:name="T110_5" style:family="text"/>
    <style:style style:name="P111" style:family="paragraph" style:parent-style-name="Standard">
      <style:paragraph-properties fo:break-before="auto" style:writing-mode="lr-tb"/>
    </style:style>
    <style:style style:name="T111_1" style:family="text">
      <style:text-properties fo:font-weight="bold" style:font-weight-asian="bold" style:font-weight-complex="bold"/>
    </style:style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P112" style:family="paragraph" style:parent-style-name="Standard">
      <style:paragraph-properties fo:break-before="auto" style:writing-mode="lr-tb"/>
    </style:style>
    <style:style style:name="P113" style:family="paragraph" style:parent-style-name="Heading_20_2">
      <style:paragraph-properties fo:break-before="auto" fo:margin-top="0.635cm" fo:margin-bottom="0.141cm" style:writing-mode="lr-tb"/>
    </style:style>
    <style:style style:name="T113_1" style:family="text"/>
    <style:style style:name="T113_2" style:family="text"/>
    <style:style style:name="P114" style:family="paragraph" style:parent-style-name="Standard">
      <style:paragraph-properties fo:break-before="auto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T114_59" style:family="text"/>
    <style:style style:name="T114_60" style:family="text"/>
    <style:style style:name="T114_61" style:family="text"/>
    <style:style style:name="T114_62" style:family="text"/>
    <style:style style:name="T114_63" style:family="text"/>
    <style:style style:name="T114_64" style:family="text"/>
    <style:style style:name="T114_65" style:family="text"/>
    <style:style style:name="T114_66" style:family="text"/>
    <style:style style:name="T114_67" style:family="text"/>
    <style:style style:name="T114_68" style:family="text"/>
    <style:style style:name="T114_69" style:family="text"/>
    <style:style style:name="T114_70" style:family="text"/>
    <style:style style:name="T114_71" style:family="text"/>
    <style:style style:name="T114_72" style:family="text"/>
    <style:style style:name="T114_73" style:family="text"/>
    <style:style style:name="T114_74" style:family="text"/>
    <style:style style:name="T114_75" style:family="text"/>
    <style:style style:name="T114_76" style:family="text"/>
    <style:style style:name="T114_77" style:family="text"/>
    <style:style style:name="T114_78" style:family="text"/>
    <style:style style:name="T114_79" style:family="text"/>
    <style:style style:name="T114_80" style:family="text"/>
    <style:style style:name="T114_81" style:family="text"/>
    <style:style style:name="T114_82" style:family="text"/>
    <style:style style:name="T114_83" style:family="text"/>
    <style:style style:name="T114_84" style:family="text"/>
    <style:style style:name="T114_85" style:family="text"/>
    <style:style style:name="T114_86" style:family="text"/>
    <style:style style:name="T114_87" style:family="text"/>
    <style:style style:name="T114_88" style:family="text"/>
    <style:style style:name="T114_89" style:family="text"/>
    <style:style style:name="T114_90" style:family="text"/>
    <style:style style:name="T114_91" style:family="text"/>
    <style:style style:name="T114_92" style:family="text"/>
    <style:style style:name="T114_93" style:family="text"/>
    <style:style style:name="T114_94" style:family="text"/>
    <style:style style:name="T114_95" style:family="text"/>
    <style:style style:name="T114_96" style:family="text"/>
    <style:style style:name="P115" style:family="paragraph" style:parent-style-name="Standard">
      <style:paragraph-properties fo:break-before="auto" style:writing-mode="lr-tb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P117" style:family="paragraph" style:parent-style-name="Heading_20_2">
      <style:paragraph-properties fo:break-before="auto" fo:margin-top="0.635cm" fo:margin-bottom="0.141cm" style:writing-mode="lr-tb"/>
    </style:style>
    <style:style style:name="T117_1" style:family="text"/>
    <style:style style:name="T117_2" style:family="text"/>
    <style:style style:name="P118" style:family="paragraph" style:parent-style-name="Standard">
      <style:paragraph-properties fo:break-before="auto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P119" style:family="paragraph" style:parent-style-name="Standard">
      <style:paragraph-properties fo:break-before="auto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P120" style:family="paragraph" style:parent-style-name="Heading_20_2">
      <style:paragraph-properties fo:break-before="auto" fo:margin-top="0.635cm" fo:margin-bottom="0.141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P121" style:family="paragraph" style:parent-style-name="Standard">
      <style:paragraph-properties fo:break-before="auto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T121_37" style:family="text"/>
    <style:style style:name="T121_38" style:family="text"/>
    <style:style style:name="T121_39" style:family="text"/>
    <style:style style:name="T121_40" style:family="text"/>
    <style:style style:name="T121_41" style:family="text"/>
    <style:style style:name="T121_42" style:family="text"/>
    <style:style style:name="T121_43" style:family="text"/>
    <style:style style:name="T121_44" style:family="text"/>
    <style:style style:name="T121_45" style:family="text"/>
    <style:style style:name="T121_46" style:family="text"/>
    <style:style style:name="T121_47" style:family="text"/>
    <style:style style:name="T121_48" style:family="text"/>
    <style:style style:name="T121_49" style:family="text"/>
    <style:style style:name="T121_50" style:family="text"/>
    <style:style style:name="T121_51" style:family="text"/>
    <style:style style:name="T121_52" style:family="text"/>
    <style:style style:name="T121_53" style:family="text"/>
    <style:style style:name="T121_54" style:family="text"/>
    <style:style style:name="T121_55" style:family="text"/>
    <style:style style:name="T121_56" style:family="text"/>
    <style:style style:name="T121_57" style:family="text"/>
    <style:style style:name="T121_58" style:family="text"/>
    <style:style style:name="T121_59" style:family="text"/>
    <style:style style:name="T121_60" style:family="text"/>
    <style:style style:name="T121_61" style:family="text"/>
    <style:style style:name="T121_62" style:family="text"/>
    <style:style style:name="T121_63" style:family="text"/>
    <style:style style:name="T121_64" style:family="text"/>
    <style:style style:name="T121_65" style:family="text"/>
    <style:style style:name="T121_66" style:family="text"/>
    <style:style style:name="T121_67" style:family="text"/>
    <style:style style:name="T121_68" style:family="text"/>
    <style:style style:name="T121_69" style:family="text"/>
    <style:style style:name="T121_70" style:family="text"/>
    <style:style style:name="T121_71" style:family="text"/>
    <style:style style:name="T121_72" style:family="text"/>
    <style:style style:name="T121_73" style:family="text"/>
    <style:style style:name="T121_74" style:family="text"/>
    <style:style style:name="T121_75" style:family="text"/>
    <style:style style:name="T121_76" style:family="text"/>
    <style:style style:name="T121_77" style:family="text"/>
    <style:style style:name="T121_78" style:family="text"/>
    <style:style style:name="T121_79" style:family="text"/>
    <style:style style:name="T121_80" style:family="text"/>
    <style:style style:name="T121_81" style:family="text"/>
    <style:style style:name="T121_82" style:family="text"/>
    <style:style style:name="P122" style:family="paragraph" style:parent-style-name="Standard">
      <style:paragraph-properties fo:break-before="auto" style:writing-mode="lr-tb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T123_45" style:family="text"/>
    <style:style style:name="T123_46" style:family="text"/>
    <style:style style:name="T123_47" style:family="text"/>
    <style:style style:name="T123_48" style:family="text"/>
    <style:style style:name="T123_49" style:family="text"/>
    <style:style style:name="T123_50" style:family="text"/>
    <style:style style:name="T123_51" style:family="text"/>
    <style:style style:name="T123_52" style:family="text"/>
    <style:style style:name="T123_53" style:family="text"/>
    <style:style style:name="T123_54" style:family="text"/>
    <style:style style:name="T123_55" style:family="text"/>
    <style:style style:name="T123_56" style:family="text"/>
    <style:style style:name="T123_57" style:family="text"/>
    <style:style style:name="T123_58" style:family="text"/>
    <style:style style:name="T123_59" style:family="text"/>
    <style:style style:name="T123_60" style:family="text"/>
    <style:style style:name="T123_61" style:family="text"/>
    <style:style style:name="T123_62" style:family="text"/>
    <style:style style:name="T123_63" style:family="text"/>
    <style:style style:name="T123_64" style:family="text"/>
    <style:style style:name="T123_65" style:family="text"/>
    <style:style style:name="T123_66" style:family="text"/>
    <style:style style:name="T123_67" style:family="text"/>
    <style:style style:name="T123_68" style:family="text"/>
    <style:style style:name="T123_69" style:family="text"/>
    <style:style style:name="T123_70" style:family="text"/>
    <style:style style:name="T123_71" style:family="text"/>
    <style:style style:name="T123_72" style:family="text"/>
    <style:style style:name="T123_73" style:family="text"/>
    <style:style style:name="T123_74" style:family="text"/>
    <style:style style:name="T123_75" style:family="text"/>
    <style:style style:name="T123_76" style:family="text"/>
    <style:style style:name="T123_77" style:family="text"/>
    <style:style style:name="T123_78" style:family="text"/>
    <style:style style:name="T123_79" style:family="text"/>
    <style:style style:name="T123_80" style:family="text"/>
    <style:style style:name="T123_81" style:family="text"/>
    <style:style style:name="T123_82" style:family="text"/>
    <style:style style:name="T123_83" style:family="text"/>
    <style:style style:name="T123_84" style:family="text"/>
    <style:style style:name="T123_85" style:family="text"/>
    <style:style style:name="T123_86" style:family="text"/>
    <style:style style:name="T123_87" style:family="text"/>
    <style:style style:name="T123_88" style:family="text"/>
    <style:style style:name="T123_89" style:family="text"/>
    <style:style style:name="T123_90" style:family="text"/>
    <style:style style:name="T123_91" style:family="text"/>
    <style:style style:name="T123_92" style:family="text"/>
    <style:style style:name="T123_93" style:family="text"/>
    <style:style style:name="T123_94" style:family="text"/>
    <style:style style:name="T123_95" style:family="text"/>
    <style:style style:name="T123_96" style:family="text"/>
    <style:style style:name="T123_97" style:family="text"/>
    <style:style style:name="T123_98" style:family="text"/>
    <style:style style:name="T123_99" style:family="text"/>
    <style:style style:name="T123_100" style:family="text"/>
    <style:style style:name="T123_101" style:family="text"/>
    <style:style style:name="T123_102" style:family="text"/>
    <style:style style:name="T123_103" style:family="text"/>
    <style:style style:name="T123_104" style:family="text"/>
    <style:style style:name="T123_105" style:family="text"/>
    <style:style style:name="T123_106" style:family="text"/>
    <style:style style:name="T123_107" style:family="text"/>
    <style:style style:name="T123_108" style:family="text"/>
    <style:style style:name="P124" style:family="paragraph" style:parent-style-name="Heading_20_2">
      <style:paragraph-properties fo:break-before="auto" fo:margin-top="0.635cm" fo:margin-bottom="0.141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P1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P127" style:family="paragraph" style:parent-style-name="Standard">
      <style:paragraph-properties fo:break-before="auto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P128" style:family="paragraph" style:parent-style-name="Standard">
      <style:paragraph-properties fo:break-before="auto" style:writing-mode="lr-tb"/>
    </style:style>
    <style:style style:name="P129" style:family="paragraph" style:parent-style-name="Standard">
      <style:paragraph-properties fo:break-before="auto" style:writing-mode="lr-tb"/>
    </style:style>
    <style:style style:name="P130" style:family="paragraph" style:parent-style-name="Heading_20_2">
      <style:paragraph-properties fo:break-before="auto" fo:margin-top="0.635cm" fo:margin-bottom="0.141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P131" style:family="paragraph" style:parent-style-name="Standard">
      <style:paragraph-properties fo:break-before="auto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P132" style:family="paragraph" style:parent-style-name="Standard">
      <style:paragraph-properties fo:break-before="auto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</office:automatic-styles>
  <office:body>
    <office:text>
      <text:p text:style-name="P1"><text:bookmark-start text:name="h.yhiujbry2qeh"/><text:bookmark-end text:name="h.yhiujbry2qeh"/><text:span text:style-name="T1_1">Meetings</text:span></text:p>
      <text:p text:style-name="P2"/>
      <text:p text:style-name="P3"><text:span text:style-name="T3_1"><text:a xlink:type="simple" xlink:href="#h.hgwkgra2k3xn"><text:span text:style-name="T3_2">Meeting</text:span></text:a></text:span><text:span text:style-name="T3_3"><text:a xlink:type="simple" xlink:href="#h.hgwkgra2k3xn"><text:span text:style-name="T3_4"><text:s/>1</text:span></text:a></text:span></text:p>
      <text:p text:style-name="P4"><text:span text:style-name="T4_1"><text:a xlink:type="simple" xlink:href="#h.6zs65qigpq4t"><text:span text:style-name="T4_2">1.<text:s/></text:span></text:a></text:span><text:span text:style-name="T4_3"><text:a xlink:type="simple" xlink:href="#h.6zs65qigpq4t"><text:span text:style-name="T4_4">Objectives</text:span></text:a></text:span></text:p>
      <text:p text:style-name="P5"><text:span text:style-name="T5_1"><text:a xlink:type="simple" xlink:href="#h.3ynro0u89dfm"><text:span text:style-name="T5_2">2.<text:s/></text:span></text:a></text:span><text:span text:style-name="T5_3"><text:a xlink:type="simple" xlink:href="#h.3ynro0u89dfm"><text:span text:style-name="T5_4">Reports</text:span></text:a></text:span></text:p>
      <text:p text:style-name="P6"><text:span text:style-name="T6_1"><text:a xlink:type="simple" xlink:href="#h.xxhw1brtybg5"><text:span text:style-name="T6_2">3.<text:s/></text:span></text:a></text:span><text:span text:style-name="T6_3"><text:a xlink:type="simple" xlink:href="#h.xxhw1brtybg5"><text:span text:style-name="T6_4">Discussion</text:span></text:a></text:span><text:span text:style-name="T6_5"><text:a xlink:type="simple" xlink:href="#h.xxhw1brtybg5"><text:span text:style-name="T6_6"><text:s/></text:span></text:a></text:span><text:span text:style-name="T6_7"><text:a xlink:type="simple" xlink:href="#h.xxhw1brtybg5"><text:span text:style-name="T6_8">items</text:span></text:a></text:span></text:p>
      <text:p text:style-name="P7"><text:span text:style-name="T7_1"><text:a xlink:type="simple" xlink:href="#h.8cew0sdry3o"><text:span text:style-name="T7_2">4.<text:s/></text:span></text:a></text:span><text:span text:style-name="T7_3"><text:a xlink:type="simple" xlink:href="#h.8cew0sdry3o"><text:span text:style-name="T7_4">Outcomes</text:span></text:a></text:span><text:span text:style-name="T7_5"><text:a xlink:type="simple" xlink:href="#h.8cew0sdry3o"><text:span text:style-name="T7_6"><text:s/></text:span></text:a></text:span><text:span text:style-name="T7_7"><text:a xlink:type="simple" xlink:href="#h.8cew0sdry3o"><text:span text:style-name="T7_8">and</text:span></text:a></text:span><text:span text:style-name="T7_9"><text:a xlink:type="simple" xlink:href="#h.8cew0sdry3o"><text:span text:style-name="T7_10"><text:s/></text:span></text:a></text:span><text:span text:style-name="T7_11"><text:a xlink:type="simple" xlink:href="#h.8cew0sdry3o"><text:span text:style-name="T7_12">assignments</text:span></text:a></text:span></text:p>
      <text:p text:style-name="P8"><text:span text:style-name="T8_1"><text:a xlink:type="simple" xlink:href="#h.hhzlqhyjdwv"><text:span text:style-name="T8_2">5.<text:s/></text:span></text:a></text:span><text:span text:style-name="T8_3"><text:a xlink:type="simple" xlink:href="#h.hhzlqhyjdwv"><text:span text:style-name="T8_4">Wrap</text:span></text:a></text:span><text:span text:style-name="T8_5"><text:a xlink:type="simple" xlink:href="#h.hhzlqhyjdwv"><text:span text:style-name="T8_6"><text:s/></text:span></text:a></text:span><text:span text:style-name="T8_7"><text:a xlink:type="simple" xlink:href="#h.hhzlqhyjdwv"><text:span text:style-name="T8_8">up</text:span></text:a></text:span></text:p>
      <text:p text:style-name="P9"><text:span text:style-name="T9_1"><text:a xlink:type="simple" xlink:href="#h.dsx43wk844ux"><text:span text:style-name="T9_2">Meeting</text:span></text:a></text:span><text:span text:style-name="T9_3"><text:a xlink:type="simple" xlink:href="#h.dsx43wk844ux"><text:span text:style-name="T9_4"><text:s/>2</text:span></text:a></text:span></text:p>
      <text:p text:style-name="P10"><text:span text:style-name="T10_1"><text:a xlink:type="simple" xlink:href="#h.z3ce1npsah6x"><text:span text:style-name="T10_2">1.<text:s/></text:span></text:a></text:span><text:span text:style-name="T10_3"><text:a xlink:type="simple" xlink:href="#h.z3ce1npsah6x"><text:span text:style-name="T10_4">Objectives</text:span></text:a></text:span></text:p>
      <text:p text:style-name="P11"><text:span text:style-name="T11_1"><text:a xlink:type="simple" xlink:href="#h.suat1c4bxu7c"><text:span text:style-name="T11_2">2.<text:s/></text:span></text:a></text:span><text:span text:style-name="T11_3"><text:a xlink:type="simple" xlink:href="#h.suat1c4bxu7c"><text:span text:style-name="T11_4">Reports</text:span></text:a></text:span></text:p>
      <text:p text:style-name="P12"><text:span text:style-name="T12_1"><text:a xlink:type="simple" xlink:href="#h.27jf18usiml4"><text:span text:style-name="T12_2">3.<text:s/></text:span></text:a></text:span><text:span text:style-name="T12_3"><text:a xlink:type="simple" xlink:href="#h.27jf18usiml4"><text:span text:style-name="T12_4">Discussion</text:span></text:a></text:span><text:span text:style-name="T12_5"><text:a xlink:type="simple" xlink:href="#h.27jf18usiml4"><text:span text:style-name="T12_6"><text:s/></text:span></text:a></text:span><text:span text:style-name="T12_7"><text:a xlink:type="simple" xlink:href="#h.27jf18usiml4"><text:span text:style-name="T12_8">items</text:span></text:a></text:span></text:p>
      <text:p text:style-name="P13"><text:span text:style-name="T13_1"><text:a xlink:type="simple" xlink:href="#h.h18m9cbgw1q"><text:span text:style-name="T13_2">4.<text:s/></text:span></text:a></text:span><text:span text:style-name="T13_3"><text:a xlink:type="simple" xlink:href="#h.h18m9cbgw1q"><text:span text:style-name="T13_4">Outcomes</text:span></text:a></text:span><text:span text:style-name="T13_5"><text:a xlink:type="simple" xlink:href="#h.h18m9cbgw1q"><text:span text:style-name="T13_6"><text:s/></text:span></text:a></text:span><text:span text:style-name="T13_7"><text:a xlink:type="simple" xlink:href="#h.h18m9cbgw1q"><text:span text:style-name="T13_8">and</text:span></text:a></text:span><text:span text:style-name="T13_9"><text:a xlink:type="simple" xlink:href="#h.h18m9cbgw1q"><text:span text:style-name="T13_10"><text:s/></text:span></text:a></text:span><text:span text:style-name="T13_11"><text:a xlink:type="simple" xlink:href="#h.h18m9cbgw1q"><text:span text:style-name="T13_12">assignments</text:span></text:a></text:span></text:p>
      <text:p text:style-name="P14"><text:span text:style-name="T14_1"><text:a xlink:type="simple" xlink:href="#h.ou62dy59pdql"><text:span text:style-name="T14_2">5.<text:s/></text:span></text:a></text:span><text:span text:style-name="T14_3"><text:a xlink:type="simple" xlink:href="#h.ou62dy59pdql"><text:span text:style-name="T14_4">Wrap</text:span></text:a></text:span><text:span text:style-name="T14_5"><text:a xlink:type="simple" xlink:href="#h.ou62dy59pdql"><text:span text:style-name="T14_6"><text:s/></text:span></text:a></text:span><text:span text:style-name="T14_7"><text:a xlink:type="simple" xlink:href="#h.ou62dy59pdql"><text:span text:style-name="T14_8">up</text:span></text:a></text:span></text:p>
      <text:p text:style-name="P15"><text:span text:style-name="T15_1"><text:a xlink:type="simple" xlink:href="#h.c8gajx1yej2u"><text:span text:style-name="T15_2">Meeting</text:span></text:a></text:span><text:span text:style-name="T15_3"><text:a xlink:type="simple" xlink:href="#h.c8gajx1yej2u"><text:span text:style-name="T15_4"><text:s/>3</text:span></text:a></text:span></text:p>
      <text:p text:style-name="P16"><text:span text:style-name="T16_1"><text:a xlink:type="simple" xlink:href="#h.kveow3k6dzz7"><text:span text:style-name="T16_2">1.<text:s/></text:span></text:a></text:span><text:span text:style-name="T16_3"><text:a xlink:type="simple" xlink:href="#h.kveow3k6dzz7"><text:span text:style-name="T16_4">Objectives</text:span></text:a></text:span></text:p>
      <text:p text:style-name="P17"><text:span text:style-name="T17_1"><text:a xlink:type="simple" xlink:href="#h.so06o9w9gvld"><text:span text:style-name="T17_2">2.<text:s/></text:span></text:a></text:span><text:span text:style-name="T17_3"><text:a xlink:type="simple" xlink:href="#h.so06o9w9gvld"><text:span text:style-name="T17_4">Reports</text:span></text:a></text:span></text:p>
      <text:p text:style-name="P18"><text:span text:style-name="T18_1"><text:a xlink:type="simple" xlink:href="#h.4ekrbjbfpl3i"><text:span text:style-name="T18_2">3.<text:s/></text:span></text:a></text:span><text:span text:style-name="T18_3"><text:a xlink:type="simple" xlink:href="#h.4ekrbjbfpl3i"><text:span text:style-name="T18_4">Discussion</text:span></text:a></text:span><text:span text:style-name="T18_5"><text:a xlink:type="simple" xlink:href="#h.4ekrbjbfpl3i"><text:span text:style-name="T18_6"><text:s/></text:span></text:a></text:span><text:span text:style-name="T18_7"><text:a xlink:type="simple" xlink:href="#h.4ekrbjbfpl3i"><text:span text:style-name="T18_8">items</text:span></text:a></text:span></text:p>
      <text:p text:style-name="P19"><text:span text:style-name="T19_1"><text:a xlink:type="simple" xlink:href="#h.emx01xfbvsqq"><text:span text:style-name="T19_2">4.<text:s/></text:span></text:a></text:span><text:span text:style-name="T19_3"><text:a xlink:type="simple" xlink:href="#h.emx01xfbvsqq"><text:span text:style-name="T19_4">Outcomes</text:span></text:a></text:span><text:span text:style-name="T19_5"><text:a xlink:type="simple" xlink:href="#h.emx01xfbvsqq"><text:span text:style-name="T19_6"><text:s/></text:span></text:a></text:span><text:span text:style-name="T19_7"><text:a xlink:type="simple" xlink:href="#h.emx01xfbvsqq"><text:span text:style-name="T19_8">and</text:span></text:a></text:span><text:span text:style-name="T19_9"><text:a xlink:type="simple" xlink:href="#h.emx01xfbvsqq"><text:span text:style-name="T19_10"><text:s/></text:span></text:a></text:span><text:span text:style-name="T19_11"><text:a xlink:type="simple" xlink:href="#h.emx01xfbvsqq"><text:span text:style-name="T19_12">assignments</text:span></text:a></text:span></text:p>
      <text:p text:style-name="P20"><text:span text:style-name="T20_1"><text:a xlink:type="simple" xlink:href="#h.89d2y56s7a4u"><text:span text:style-name="T20_2">5.<text:s/></text:span></text:a></text:span><text:span text:style-name="T20_3"><text:a xlink:type="simple" xlink:href="#h.89d2y56s7a4u"><text:span text:style-name="T20_4">Wrap</text:span></text:a></text:span><text:span text:style-name="T20_5"><text:a xlink:type="simple" xlink:href="#h.89d2y56s7a4u"><text:span text:style-name="T20_6"><text:s/></text:span></text:a></text:span><text:span text:style-name="T20_7"><text:a xlink:type="simple" xlink:href="#h.89d2y56s7a4u"><text:span text:style-name="T20_8">up</text:span></text:a></text:span></text:p>
      <text:p text:style-name="P21"><text:span text:style-name="T21_1"><text:a xlink:type="simple" xlink:href="#h.pxgf9atxv58t"><text:span text:style-name="T21_2">Meeting</text:span></text:a></text:span><text:span text:style-name="T21_3"><text:a xlink:type="simple" xlink:href="#h.pxgf9atxv58t"><text:span text:style-name="T21_4"><text:s/>4</text:span></text:a></text:span></text:p>
      <text:p text:style-name="P22"><text:span text:style-name="T22_1"><text:a xlink:type="simple" xlink:href="#h.vkty4sbc4ip1"><text:span text:style-name="T22_2">1.<text:s/></text:span></text:a></text:span><text:span text:style-name="T22_3"><text:a xlink:type="simple" xlink:href="#h.vkty4sbc4ip1"><text:span text:style-name="T22_4">Objectives</text:span></text:a></text:span></text:p>
      <text:p text:style-name="P23"><text:span text:style-name="T23_1"><text:a xlink:type="simple" xlink:href="#h.bljz7hcd6e87"><text:span text:style-name="T23_2">2.<text:s/></text:span></text:a></text:span><text:span text:style-name="T23_3"><text:a xlink:type="simple" xlink:href="#h.bljz7hcd6e87"><text:span text:style-name="T23_4">Reports</text:span></text:a></text:span></text:p>
      <text:p text:style-name="P24"><text:span text:style-name="T24_1"><text:a xlink:type="simple" xlink:href="#h.5x30jk598qar"><text:span text:style-name="T24_2">3.<text:s/></text:span></text:a></text:span><text:span text:style-name="T24_3"><text:a xlink:type="simple" xlink:href="#h.5x30jk598qar"><text:span text:style-name="T24_4">Discussion</text:span></text:a></text:span><text:span text:style-name="T24_5"><text:a xlink:type="simple" xlink:href="#h.5x30jk598qar"><text:span text:style-name="T24_6"><text:s/></text:span></text:a></text:span><text:span text:style-name="T24_7"><text:a xlink:type="simple" xlink:href="#h.5x30jk598qar"><text:span text:style-name="T24_8">items</text:span></text:a></text:span></text:p>
      <text:p text:style-name="P25"><text:span text:style-name="T25_1"><text:a xlink:type="simple" xlink:href="#h.eky7t9uvkdvg"><text:span text:style-name="T25_2">4.<text:s/></text:span></text:a></text:span><text:span text:style-name="T25_3"><text:a xlink:type="simple" xlink:href="#h.eky7t9uvkdvg"><text:span text:style-name="T25_4">Outcomes</text:span></text:a></text:span><text:span text:style-name="T25_5"><text:a xlink:type="simple" xlink:href="#h.eky7t9uvkdvg"><text:span text:style-name="T25_6"><text:s/></text:span></text:a></text:span><text:span text:style-name="T25_7"><text:a xlink:type="simple" xlink:href="#h.eky7t9uvkdvg"><text:span text:style-name="T25_8">and</text:span></text:a></text:span><text:span text:style-name="T25_9"><text:a xlink:type="simple" xlink:href="#h.eky7t9uvkdvg"><text:span text:style-name="T25_10"><text:s/></text:span></text:a></text:span><text:span text:style-name="T25_11"><text:a xlink:type="simple" xlink:href="#h.eky7t9uvkdvg"><text:span text:style-name="T25_12">assignments</text:span></text:a></text:span></text:p>
      <text:p text:style-name="P26"><text:span text:style-name="T26_1"><text:a xlink:type="simple" xlink:href="#h.o239twkt71zv"><text:span text:style-name="T26_2">5.<text:s/></text:span></text:a></text:span><text:span text:style-name="T26_3"><text:a xlink:type="simple" xlink:href="#h.o239twkt71zv"><text:span text:style-name="T26_4">Wrap</text:span></text:a></text:span><text:span text:style-name="T26_5"><text:a xlink:type="simple" xlink:href="#h.o239twkt71zv"><text:span text:style-name="T26_6"><text:s/></text:span></text:a></text:span><text:span text:style-name="T26_7"><text:a xlink:type="simple" xlink:href="#h.o239twkt71zv"><text:span text:style-name="T26_8">up</text:span></text:a></text:span></text:p>
      <text:p text:style-name="P27"/>
      <text:p text:style-name="P28"/>
      <text:p text:style-name="P29"/>
      <text:h text:style-name="P30" text:outline-level="10"><text:bookmark-start text:name="h.hgwkgra2k3xn"/><text:bookmark-end text:name="h.hgwkgra2k3xn"/><text:bookmark-start text:name="h.iag1pakx20rq"/><text:bookmark-end text:name="h.iag1pakx20rq"/><text:span text:style-name="T30_1">Meeting</text:span><text:span text:style-name="T30_2"><text:s/>1</text:span></text:h>
      <text:p text:style-name="P31"><text:span text:style-name="T31_1">Location</text:span><text:span text:style-name="T31_2">:<text:tab/></text:span><text:span text:style-name="T31_3">Group</text:span><text:span text:style-name="T31_4"><text:s/></text:span><text:span text:style-name="T31_5">room</text:span><text:span text:style-name="T31_6"><text:s/></text:span><text:span text:style-name="T31_7">in</text:span><text:span text:style-name="T31_8"><text:s/></text:span><text:span text:style-name="T31_9">EDIT</text:span></text:p>
      <text:p text:style-name="P32"><text:span text:style-name="T32_1">Date</text:span><text:span text:style-name="T32_2">:<text:tab/><text:tab/>12</text:span><text:span text:style-name="T32_3">th</text:span><text:span text:style-name="T32_4"><text:s/></text:span><text:span text:style-name="T32_5">March</text:span><text:span text:style-name="T32_6"><text:s/>2012</text:span></text:p>
      <text:p text:style-name="P33"><text:span text:style-name="T33_1">Time</text:span><text:span text:style-name="T33_2">:<text:tab/><text:tab/>17:20</text:span></text:p>
      <text:p text:style-name="P34"><text:span text:style-name="T34_1">Facilitator</text:span><text:span text:style-name="T34_2">:<text:tab/></text:span><text:span text:style-name="T34_3">Sean</text:span><text:span text:style-name="T34_4"><text:s/></text:span><text:span text:style-name="T34_5">Pavlov</text:span></text:p>
      <text:p text:style-name="P35"><text:span text:style-name="T35_1">Participant</text:span><text:span text:style-name="T35_2">:<text:tab/></text:span><text:span text:style-name="T35_3">Sean</text:span><text:span text:style-name="T35_4"><text:s/></text:span><text:span text:style-name="T35_5">Pavlov</text:span><text:span text:style-name="T35_6">,<text:s/></text:span><text:span text:style-name="T35_7">Henrik</text:span><text:span text:style-name="T35_8"><text:s/></text:span><text:span text:style-name="T35_9">Alburg</text:span><text:span text:style-name="T35_10">,<text:s/></text:span><text:span text:style-name="T35_11">Simon</text:span><text:span text:style-name="T35_12"><text:s/></text:span><text:span text:style-name="T35_13">Almgren</text:span><text:span text:style-name="T35_14"><text:s/></text:span><text:span text:style-name="T35_15">and</text:span><text:span text:style-name="T35_16"><text:s/></text:span><text:span text:style-name="T35_17">Arvid</text:span><text:span text:style-name="T35_18"><text:s/></text:span><text:span text:style-name="T35_19">Karlsson</text:span></text:p>
      <text:p text:style-name="P36"/>
      <text:h text:style-name="P37" text:outline-level="10"><text:bookmark-start text:name="h.6zs65qigpq4t"/><text:bookmark-end text:name="h.6zs65qigpq4t"/><text:span text:style-name="T37_1">1.<text:s/></text:span><text:span text:style-name="T37_2">Objectives</text:span></text:h>
      <text:p text:style-name="P38"><text:span text:style-name="T38_1">We</text:span><text:span text:style-name="T38_2"><text:s/></text:span><text:span text:style-name="T38_3">have</text:span><text:span text:style-name="T38_4"><text:s/></text:span><text:span text:style-name="T38_5">discussed</text:span><text:span text:style-name="T38_6"><text:s/></text:span><text:span text:style-name="T38_7">a</text:span><text:span text:style-name="T38_8"><text:s/></text:span><text:span text:style-name="T38_9">little</text:span><text:span text:style-name="T38_10"><text:s/></text:span><text:span text:style-name="T38_11">before</text:span><text:span text:style-name="T38_12"><text:s/></text:span><text:span text:style-name="T38_13">the</text:span><text:span text:style-name="T38_14"><text:s/></text:span><text:span text:style-name="T38_15">meeting</text:span><text:span text:style-name="T38_16"><text:s/></text:span><text:span text:style-name="T38_17">what</text:span><text:span text:style-name="T38_18"><text:s/></text:span><text:span text:style-name="T38_19">we</text:span><text:span text:style-name="T38_20"><text:s/></text:span><text:span text:style-name="T38_21">wanted</text:span><text:span text:style-name="T38_22"><text:s/></text:span><text:span text:style-name="T38_23">to</text:span><text:span text:style-name="T38_24"><text:s/></text:span><text:span text:style-name="T38_25">do</text:span><text:span text:style-name="T38_26">.<text:s/></text:span><text:span text:style-name="T38_27">We</text:span><text:span text:style-name="T38_28"><text:s/></text:span><text:span text:style-name="T38_29">decided</text:span><text:span text:style-name="T38_30"><text:s/></text:span><text:span text:style-name="T38_31">to</text:span><text:span text:style-name="T38_32"><text:s/></text:span><text:span text:style-name="T38_33">create</text:span><text:span text:style-name="T38_34"><text:s/></text:span><text:span text:style-name="T38_35">a</text:span><text:span text:style-name="T38_36"><text:s/></text:span><text:span text:style-name="T38_37">game</text:span><text:span text:style-name="T38_38"><text:s/></text:span><text:span text:style-name="T38_39">as</text:span><text:span text:style-name="T38_40"><text:s/></text:span><text:span text:style-name="T38_41">our</text:span><text:span text:style-name="T38_42"><text:s/></text:span><text:span text:style-name="T38_43">project</text:span><text:span text:style-name="T38_44">.<text:s/></text:span><text:span text:style-name="T38_45">Now</text:span><text:span text:style-name="T38_46"><text:s/></text:span><text:span text:style-name="T38_47">we</text:span><text:span text:style-name="T38_48"><text:s/></text:span><text:span text:style-name="T38_49">have</text:span><text:span text:style-name="T38_50"><text:s/></text:span><text:span text:style-name="T38_51">to</text:span><text:span text:style-name="T38_52"><text:s/></text:span><text:span text:style-name="T38_53">decide</text:span><text:span text:style-name="T38_54"><text:s/></text:span><text:span text:style-name="T38_55">what</text:span><text:span text:style-name="T38_56"><text:s/></text:span><text:span text:style-name="T38_57">type</text:span><text:span text:style-name="T38_58"><text:s/></text:span><text:span text:style-name="T38_59">of</text:span><text:span text:style-name="T38_60"><text:s/></text:span><text:span text:style-name="T38_61">game</text:span><text:span text:style-name="T38_62"><text:s/></text:span><text:span text:style-name="T38_63">we</text:span><text:span text:style-name="T38_64"><text:s/></text:span><text:span text:style-name="T38_65">want</text:span><text:span text:style-name="T38_66"><text:s/></text:span><text:span text:style-name="T38_67">to</text:span><text:span text:style-name="T38_68"><text:s/></text:span><text:span text:style-name="T38_69">do</text:span><text:span text:style-name="T38_70">.<text:s/></text:span><text:span text:style-name="T38_71">We</text:span><text:span text:style-name="T38_72"><text:s/></text:span><text:span text:style-name="T38_73">also</text:span><text:span text:style-name="T38_74"><text:s/></text:span><text:span text:style-name="T38_75">have</text:span><text:span text:style-name="T38_76"><text:s/></text:span><text:span text:style-name="T38_77">to</text:span><text:span text:style-name="T38_78"><text:s/></text:span><text:span text:style-name="T38_79">discuss</text:span><text:span text:style-name="T38_80"><text:s/></text:span><text:span text:style-name="T38_81">what</text:span><text:span text:style-name="T38_82"><text:s/></text:span><text:span text:style-name="T38_83">vision</text:span><text:span text:style-name="T38_84"><text:s/></text:span><text:span text:style-name="T38_85">each</text:span><text:span text:style-name="T38_86"><text:s/></text:span><text:span text:style-name="T38_87">of</text:span><text:span text:style-name="T38_88"><text:s/></text:span><text:span text:style-name="T38_89">us</text:span><text:span text:style-name="T38_90"><text:s/></text:span><text:span text:style-name="T38_91">has</text:span><text:span text:style-name="T38_92">.<text:s/></text:span><text:span text:style-name="T38_93">Do</text:span><text:span text:style-name="T38_94"><text:s/></text:span><text:span text:style-name="T38_95">we</text:span><text:span text:style-name="T38_96"><text:s/></text:span><text:span text:style-name="T38_97">all</text:span><text:span text:style-name="T38_98"><text:s/></text:span><text:span text:style-name="T38_99">want</text:span><text:span text:style-name="T38_100"><text:s/></text:span><text:span text:style-name="T38_101">to</text:span><text:span text:style-name="T38_102"><text:s/></text:span><text:span text:style-name="T38_103">achieve</text:span><text:span text:style-name="T38_104"><text:s/></text:span><text:span text:style-name="T38_105">the</text:span><text:span text:style-name="T38_106"><text:s/></text:span><text:span text:style-name="T38_107">same</text:span><text:span text:style-name="T38_108"><text:s/></text:span><text:span text:style-name="T38_109">grade</text:span><text:span text:style-name="T38_110">?</text:span></text:p>
      <text:h text:style-name="P39" text:outline-level="10"><text:bookmark-start text:name="h.3ynro0u89dfm"/><text:bookmark-end text:name="h.3ynro0u89dfm"/><text:span text:style-name="T39_1">2.<text:s/></text:span><text:span text:style-name="T39_2">Reports</text:span></text:h>
      <text:p text:style-name="P40"><text:span text:style-name="T40_1">None</text:span></text:p>
      <text:h text:style-name="P41" text:outline-level="10"><text:bookmark-start text:name="h.xxhw1brtybg5"/><text:bookmark-end text:name="h.xxhw1brtybg5"/><text:span text:style-name="T41_1">3.<text:s/></text:span><text:span text:style-name="T41_2">Discussion</text:span><text:span text:style-name="T41_3"><text:s/></text:span><text:span text:style-name="T41_4">items</text:span></text:h>
      <text:p text:style-name="P42"><text:span text:style-name="T42_1">We</text:span><text:span text:style-name="T42_2"><text:s/></text:span><text:span text:style-name="T42_3">are</text:span><text:span text:style-name="T42_4"><text:s/></text:span><text:span text:style-name="T42_5">going</text:span><text:span text:style-name="T42_6"><text:s/></text:span><text:span text:style-name="T42_7">to</text:span><text:span text:style-name="T42_8"><text:s/></text:span><text:span text:style-name="T42_9">create</text:span><text:span text:style-name="T42_10"><text:s/></text:span><text:span text:style-name="T42_11">a</text:span><text:span text:style-name="T42_12"><text:s/></text:span><text:span text:style-name="T42_13">game</text:span><text:span text:style-name="T42_14"><text:s/></text:span><text:span text:style-name="T42_15">because</text:span><text:span text:style-name="T42_16"><text:s/></text:span><text:span text:style-name="T42_17">we</text:span><text:span text:style-name="T42_18"><text:s/></text:span><text:span text:style-name="T42_19">all</text:span><text:span text:style-name="T42_20"><text:s/></text:span><text:span text:style-name="T42_21">think</text:span><text:span text:style-name="T42_22"><text:s/></text:span><text:span text:style-name="T42_23">that</text:span><text:span text:style-name="T42_24"><text:s/></text:span><text:span text:style-name="T42_25">it</text:span><text:span text:style-name="T42_26"><text:s/></text:span><text:span text:style-name="T42_27">is</text:span><text:span text:style-name="T42_28"><text:s/></text:span><text:span text:style-name="T42_29">going</text:span><text:span text:style-name="T42_30"><text:s/></text:span><text:span text:style-name="T42_31">to</text:span><text:span text:style-name="T42_32"><text:s/></text:span><text:span text:style-name="T42_33">be</text:span><text:span text:style-name="T42_34"><text:s/></text:span><text:span text:style-name="T42_35">something</text:span><text:span text:style-name="T42_36"><text:s/></text:span><text:span text:style-name="T42_37">fun</text:span><text:span text:style-name="T42_38"><text:s/></text:span><text:span text:style-name="T42_39">and</text:span><text:span text:style-name="T42_40"><text:s/></text:span><text:span text:style-name="T42_41">interesting</text:span><text:span text:style-name="T42_42">.<text:s/></text:span></text:p>
      <text:p text:style-name="P43"/>
      <text:p text:style-name="P44"><text:span text:style-name="T44_1">There</text:span><text:span text:style-name="T44_2"><text:s/></text:span><text:span text:style-name="T44_3">may</text:span><text:span text:style-name="T44_4"><text:s/></text:span><text:span text:style-name="T44_5">be</text:span><text:span text:style-name="T44_6"><text:s/></text:span><text:span text:style-name="T44_7">effective</text:span><text:span text:style-name="T44_8"><text:s/></text:span><text:span text:style-name="T44_9">if</text:span><text:span text:style-name="T44_10"><text:s/></text:span><text:span text:style-name="T44_11">we</text:span><text:span text:style-name="T44_12"><text:s/></text:span><text:span text:style-name="T44_13">use</text:span><text:span text:style-name="T44_14"><text:s/></text:span><text:span text:style-name="T44_15">a</text:span><text:span text:style-name="T44_16"><text:s/></text:span><text:span text:style-name="T44_17">framework</text:span><text:span text:style-name="T44_18">.<text:s/></text:span><text:span text:style-name="T44_19">In</text:span><text:span text:style-name="T44_20"><text:s/></text:span><text:span text:style-name="T44_21">this</text:span><text:span text:style-name="T44_22"><text:s/></text:span><text:span text:style-name="T44_23">way</text:span><text:span text:style-name="T44_24"><text:s/></text:span><text:span text:style-name="T44_25">we</text:span><text:span text:style-name="T44_26"><text:s/></text:span><text:span text:style-name="T44_27">could</text:span><text:span text:style-name="T44_28"><text:s/></text:span><text:span text:style-name="T44_29">effectively</text:span><text:span text:style-name="T44_30"><text:s/></text:span><text:span text:style-name="T44_31">solve</text:span><text:span text:style-name="T44_32"><text:s/></text:span><text:span text:style-name="T44_33">the</text:span><text:span text:style-name="T44_34"><text:s/></text:span><text:span text:style-name="T44_35">graphic</text:span><text:span text:style-name="T44_36"><text:s/></text:span><text:span text:style-name="T44_37">aspect</text:span><text:span text:style-name="T44_38"><text:s/></text:span><text:span text:style-name="T44_39">of</text:span><text:span text:style-name="T44_40"><text:s/></text:span><text:span text:style-name="T44_41">programming</text:span><text:span text:style-name="T44_42">.<text:s/></text:span><text:span text:style-name="T44_43">We</text:span><text:span text:style-name="T44_44"><text:s/></text:span><text:span text:style-name="T44_45">decided</text:span><text:span text:style-name="T44_46"><text:s/></text:span><text:span text:style-name="T44_47">that</text:span><text:span text:style-name="T44_48"><text:s/></text:span><text:span text:style-name="T44_49">we</text:span><text:span text:style-name="T44_50"><text:s/></text:span><text:span text:style-name="T44_51">would</text:span><text:span text:style-name="T44_52"><text:s/></text:span><text:span text:style-name="T44_53">think</text:span><text:span text:style-name="T44_54"><text:s/></text:span><text:span text:style-name="T44_55">and</text:span><text:span text:style-name="T44_56"><text:s/></text:span><text:span text:style-name="T44_57">look</text:span><text:span text:style-name="T44_58"><text:s/></text:span><text:span text:style-name="T44_59">into</text:span><text:span text:style-name="T44_60"><text:s/></text:span><text:span text:style-name="T44_61">it</text:span><text:span text:style-name="T44_62"><text:s/></text:span><text:span text:style-name="T44_63">until</text:span><text:span text:style-name="T44_64"><text:s/></text:span><text:span text:style-name="T44_65">next</text:span><text:span text:style-name="T44_66"><text:s/></text:span><text:span text:style-name="T44_67">meeting</text:span><text:span text:style-name="T44_68">.</text:span></text:p>
      <text:p text:style-name="P45"><text:span text:style-name="T45_1"><text:line-break/></text:span><text:span text:style-name="T45_2">The</text:span><text:span text:style-name="T45_3"><text:s/></text:span><text:span text:style-name="T45_4">easiest</text:span><text:span text:style-name="T45_5"><text:s/></text:span><text:span text:style-name="T45_6">way</text:span><text:span text:style-name="T45_7"><text:s/></text:span><text:span text:style-name="T45_8">to</text:span><text:span text:style-name="T45_9"><text:s/></text:span><text:span text:style-name="T45_10">arrange</text:span><text:span text:style-name="T45_11"><text:s/></text:span><text:span text:style-name="T45_12">meeting</text:span><text:span text:style-name="T45_13"><text:s/></text:span><text:span text:style-name="T45_14">is</text:span><text:span text:style-name="T45_15"><text:s/></text:span><text:span text:style-name="T45_16">to</text:span><text:span text:style-name="T45_17"><text:s/></text:span><text:span text:style-name="T45_18">plan</text:span><text:span text:style-name="T45_19"><text:s/></text:span><text:span text:style-name="T45_20">them</text:span><text:span text:style-name="T45_21"><text:s/></text:span><text:span text:style-name="T45_22">before</text:span><text:span text:style-name="T45_23">,<text:s/></text:span><text:span text:style-name="T45_24">so</text:span><text:span text:style-name="T45_25"><text:s/></text:span><text:span text:style-name="T45_26">we</text:span><text:span text:style-name="T45_27"><text:s/></text:span><text:span text:style-name="T45_28">will</text:span><text:span text:style-name="T45_29"><text:s/></text:span><text:span text:style-name="T45_30">discuss</text:span><text:span text:style-name="T45_31"><text:s/></text:span><text:span text:style-name="T45_32">the</text:span><text:span text:style-name="T45_33"><text:s/></text:span><text:span text:style-name="T45_34">time</text:span><text:span text:style-name="T45_35"><text:s/></text:span><text:span text:style-name="T45_36">and</text:span><text:span text:style-name="T45_37"><text:s/></text:span><text:span text:style-name="T45_38">date</text:span><text:span text:style-name="T45_39"><text:s/></text:span><text:span text:style-name="T45_40">that</text:span><text:span text:style-name="T45_41"><text:s/></text:span><text:span text:style-name="T45_42">we</text:span><text:span text:style-name="T45_43"><text:s/></text:span><text:span text:style-name="T45_44">are</text:span><text:span text:style-name="T45_45"><text:s/></text:span><text:span text:style-name="T45_46">going</text:span><text:span text:style-name="T45_47"><text:s/></text:span><text:span text:style-name="T45_48">to</text:span><text:span text:style-name="T45_49"><text:s/></text:span><text:span text:style-name="T45_50">work</text:span><text:span text:style-name="T45_51">,<text:s/></text:span><text:span text:style-name="T45_52">the</text:span><text:span text:style-name="T45_53"><text:s/></text:span><text:span text:style-name="T45_54">week</text:span><text:span text:style-name="T45_55"><text:s/></text:span><text:span text:style-name="T45_56">before</text:span><text:span text:style-name="T45_57"><text:s/></text:span><text:span text:style-name="T45_58">so</text:span><text:span text:style-name="T45_59"><text:s/></text:span><text:span text:style-name="T45_60">everyone</text:span><text:span text:style-name="T45_61"><text:s/></text:span><text:span text:style-name="T45_62">know</text:span><text:span text:style-name="T45_63"><text:s/></text:span><text:span text:style-name="T45_64">when</text:span><text:span text:style-name="T45_65"><text:s/></text:span><text:span text:style-name="T45_66">and</text:span><text:span text:style-name="T45_67"><text:s/></text:span><text:span text:style-name="T45_68">where</text:span><text:span text:style-name="T45_69"><text:s/></text:span><text:span text:style-name="T45_70">we</text:span><text:span text:style-name="T45_71"><text:s/></text:span><text:span text:style-name="T45_72">are</text:span><text:span text:style-name="T45_73">.</text:span></text:p>
      <text:p text:style-name="P46"/>
      <text:p text:style-name="P47"><text:span text:style-name="T47_1">The</text:span><text:span text:style-name="T47_2"><text:s/></text:span><text:span text:style-name="T47_3">reason</text:span><text:span text:style-name="T47_4"><text:s/></text:span><text:span text:style-name="T47_5">that</text:span><text:span text:style-name="T47_6"><text:s/></text:span><text:span text:style-name="T47_7">we</text:span><text:span text:style-name="T47_8"><text:s/></text:span><text:span text:style-name="T47_9">are</text:span><text:span text:style-name="T47_10"><text:s/></text:span><text:span text:style-name="T47_11">going</text:span><text:span text:style-name="T47_12"><text:s/></text:span><text:span text:style-name="T47_13">to</text:span><text:span text:style-name="T47_14"><text:s/></text:span><text:span text:style-name="T47_15">use</text:span><text:span text:style-name="T47_16"><text:s/></text:span><text:span text:style-name="T47_17">Git</text:span><text:span text:style-name="T47_18">,<text:s/></text:span><text:span text:style-name="T47_19">Dropbox</text:span><text:span text:style-name="T47_20">,<text:s/></text:span><text:span text:style-name="T47_21">Google</text:span><text:span text:style-name="T47_22"><text:s/></text:span><text:span text:style-name="T47_23">Docs</text:span><text:span text:style-name="T47_24"><text:s/></text:span><text:span text:style-name="T47_25">and</text:span><text:span text:style-name="T47_26"><text:s/></text:span><text:span text:style-name="T47_27">Facebook</text:span><text:span text:style-name="T47_28">-</text:span><text:span text:style-name="T47_29">group</text:span><text:span text:style-name="T47_30"><text:s/></text:span><text:span text:style-name="T47_31">is</text:span><text:span text:style-name="T47_32"><text:s/></text:span><text:span text:style-name="T47_33">to</text:span><text:span text:style-name="T47_34"><text:s/></text:span><text:span text:style-name="T47_35">always</text:span><text:span text:style-name="T47_36"><text:s/></text:span><text:span text:style-name="T47_37">be</text:span><text:span text:style-name="T47_38"><text:s/></text:span><text:span text:style-name="T47_39">synchronized</text:span><text:span text:style-name="T47_40">.<text:s/></text:span><text:span text:style-name="T47_41">With</text:span><text:span text:style-name="T47_42"><text:s/></text:span><text:span text:style-name="T47_43">Git</text:span><text:span text:style-name="T47_44">,<text:s/></text:span><text:span text:style-name="T47_45">we</text:span><text:span text:style-name="T47_46"><text:s/></text:span><text:span text:style-name="T47_47">will</text:span><text:span text:style-name="T47_48"><text:s/></text:span><text:span text:style-name="T47_49">be</text:span><text:span text:style-name="T47_50"><text:s/></text:span><text:span text:style-name="T47_51">able</text:span><text:span text:style-name="T47_52"><text:s/></text:span><text:span text:style-name="T47_53">to</text:span><text:span text:style-name="T47_54"><text:s/></text:span><text:span text:style-name="T47_55">sync</text:span><text:span text:style-name="T47_56"><text:s/></text:span><text:span text:style-name="T47_57">all</text:span><text:span text:style-name="T47_58"><text:s/></text:span><text:span text:style-name="T47_59">our</text:span><text:span text:style-name="T47_60"><text:s/></text:span><text:span text:style-name="T47_61">files</text:span><text:span text:style-name="T47_62">.<text:s/></text:span><text:span text:style-name="T47_63">Dropbox</text:span><text:span text:style-name="T47_64"><text:s/></text:span><text:span text:style-name="T47_65">will</text:span><text:span text:style-name="T47_66"><text:s/></text:span><text:span text:style-name="T47_67">be</text:span><text:span text:style-name="T47_68"><text:s/></text:span><text:span text:style-name="T47_69">used</text:span><text:span text:style-name="T47_70"><text:s/></text:span><text:span text:style-name="T47_71">for</text:span><text:span text:style-name="T47_72"><text:s/></text:span><text:span text:style-name="T47_73">semi</text:span><text:span text:style-name="T47_74">-</text:span><text:span text:style-name="T47_75">related</text:span><text:span text:style-name="T47_76"><text:s/></text:span><text:span text:style-name="T47_77">files</text:span><text:span text:style-name="T47_78"><text:s/></text:span><text:span text:style-name="T47_79">that</text:span><text:span text:style-name="T47_80"><text:s/></text:span><text:span text:style-name="T47_81">would</text:span><text:span text:style-name="T47_82"><text:s/></text:span><text:span text:style-name="T47_83">not</text:span><text:span text:style-name="T47_84"><text:s/></text:span><text:span text:style-name="T47_85">fill</text:span><text:span text:style-name="T47_86"><text:s/></text:span><text:span text:style-name="T47_87">any</text:span><text:span text:style-name="T47_88"><text:s/></text:span><text:span text:style-name="T47_89">purpose</text:span><text:span text:style-name="T47_90"><text:s/></text:span><text:span text:style-name="T47_91">if</text:span><text:span text:style-name="T47_92"><text:s/></text:span><text:span text:style-name="T47_93">we</text:span><text:span text:style-name="T47_94"><text:s/></text:span><text:span text:style-name="T47_95">upload</text:span><text:span text:style-name="T47_96">.<text:s/></text:span><text:span text:style-name="T47_97">Google</text:span><text:span text:style-name="T47_98"><text:s/></text:span><text:span text:style-name="T47_99">Docs</text:span><text:span text:style-name="T47_100"><text:s/></text:span><text:span text:style-name="T47_101">is</text:span><text:span text:style-name="T47_102"><text:s/></text:span><text:span text:style-name="T47_103">good</text:span><text:span text:style-name="T47_104"><text:s/></text:span><text:span text:style-name="T47_105">if</text:span><text:span text:style-name="T47_106"><text:s/></text:span><text:span text:style-name="T47_107">we</text:span><text:span text:style-name="T47_108"><text:s/></text:span><text:span text:style-name="T47_109">all</text:span><text:span text:style-name="T47_110"><text:s/></text:span><text:span text:style-name="T47_111">want</text:span><text:span text:style-name="T47_112"><text:s/></text:span><text:span text:style-name="T47_113">to</text:span><text:span text:style-name="T47_114"><text:s/></text:span><text:span text:style-name="T47_115">write</text:span><text:span text:style-name="T47_116"><text:s/></text:span><text:span text:style-name="T47_117">at</text:span><text:span text:style-name="T47_118"><text:s/></text:span><text:span text:style-name="T47_119">the</text:span><text:span text:style-name="T47_120"><text:s/></text:span><text:span text:style-name="T47_121">same</text:span><text:span text:style-name="T47_122"><text:s/></text:span><text:span text:style-name="T47_123">time</text:span><text:span text:style-name="T47_124">,<text:s/></text:span><text:span text:style-name="T47_125">we</text:span><text:span text:style-name="T47_126"><text:s/></text:span><text:span text:style-name="T47_127">will</text:span><text:span text:style-name="T47_128"><text:s/></text:span><text:span text:style-name="T47_129">upload</text:span><text:span text:style-name="T47_130"><text:s/></text:span><text:span text:style-name="T47_131">it</text:span><text:span text:style-name="T47_132"><text:s/></text:span><text:span text:style-name="T47_133">with</text:span><text:span text:style-name="T47_134"><text:s/></text:span><text:span text:style-name="T47_135">Git</text:span><text:span text:style-name="T47_136"><text:s/></text:span><text:span text:style-name="T47_137">after</text:span><text:span text:style-name="T47_138"><text:s/></text:span><text:span text:style-name="T47_139">we</text:span><text:span text:style-name="T47_140"><text:s/></text:span><text:span text:style-name="T47_141">are</text:span><text:span text:style-name="T47_142"><text:s/></text:span><text:span text:style-name="T47_143">done</text:span><text:span text:style-name="T47_144"><text:s/></text:span><text:span text:style-name="T47_145">with</text:span><text:span text:style-name="T47_146"><text:s/></text:span><text:span text:style-name="T47_147">the</text:span><text:span text:style-name="T47_148"><text:s/></text:span><text:span text:style-name="T47_149">writing</text:span><text:span text:style-name="T47_150"><text:s/></text:span><text:span text:style-name="T47_151">sessions</text:span><text:span text:style-name="T47_152">.<text:s/></text:span><text:span text:style-name="T47_153">The</text:span><text:span text:style-name="T47_154"><text:s/></text:span><text:span text:style-name="T47_155">Facebook</text:span><text:span text:style-name="T47_156">-</text:span><text:span text:style-name="T47_157">group</text:span><text:span text:style-name="T47_158"><text:s/></text:span><text:span text:style-name="T47_159">is</text:span><text:span text:style-name="T47_160"><text:s/></text:span><text:span text:style-name="T47_161">our</text:span><text:span text:style-name="T47_162"><text:s/></text:span><text:span text:style-name="T47_163">primary</text:span><text:span text:style-name="T47_164"><text:s/></text:span><text:span text:style-name="T47_165">communication</text:span><text:span text:style-name="T47_166"><text:s/></text:span><text:span text:style-name="T47_167">tool</text:span><text:span text:style-name="T47_168">,<text:s/></text:span><text:span text:style-name="T47_169">here</text:span><text:span text:style-name="T47_170"><text:s/></text:span><text:span text:style-name="T47_171">we</text:span><text:span text:style-name="T47_172"><text:s/></text:span><text:span text:style-name="T47_173">see</text:span><text:span text:style-name="T47_174"><text:s/></text:span><text:span text:style-name="T47_175">where</text:span><text:span text:style-name="T47_176"><text:s/></text:span><text:span text:style-name="T47_177">we</text:span><text:span text:style-name="T47_178"><text:s/></text:span><text:span text:style-name="T47_179">are</text:span><text:span text:style-name="T47_180"><text:s/></text:span><text:span text:style-name="T47_181">having</text:span><text:span text:style-name="T47_182"><text:s/></text:span><text:span text:style-name="T47_183">our</text:span><text:span text:style-name="T47_184"><text:s/></text:span><text:span text:style-name="T47_185">meetings</text:span><text:span text:style-name="T47_186"><text:s/></text:span><text:span text:style-name="T47_187">and</text:span><text:span text:style-name="T47_188"><text:s/></text:span><text:span text:style-name="T47_189">when</text:span><text:span text:style-name="T47_190"><text:s/></text:span><text:span text:style-name="T47_191">we</text:span><text:span text:style-name="T47_192"><text:s/></text:span><text:span text:style-name="T47_193">want</text:span><text:span text:style-name="T47_194"><text:s/></text:span><text:span text:style-name="T47_195">to</text:span><text:span text:style-name="T47_196"><text:s/></text:span><text:span text:style-name="T47_197">send</text:span><text:span text:style-name="T47_198"><text:s/></text:span><text:span text:style-name="T47_199">a</text:span><text:span text:style-name="T47_200"><text:s/></text:span><text:span text:style-name="T47_201">message</text:span><text:span text:style-name="T47_202"><text:s/></text:span><text:span text:style-name="T47_203">to</text:span><text:span text:style-name="T47_204"><text:s/></text:span><text:span text:style-name="T47_205">everyone</text:span><text:span text:style-name="T47_206">.</text:span></text:p>
      <text:h text:style-name="P48" text:outline-level="10"><text:bookmark-start text:name="h.8cew0sdry3o"/><text:bookmark-end text:name="h.8cew0sdry3o"/><text:span text:style-name="T48_1">4.<text:s/></text:span><text:span text:style-name="T48_2">Outcomes</text:span><text:span text:style-name="T48_3"><text:s/></text:span><text:span text:style-name="T48_4">and</text:span><text:span text:style-name="T48_5"><text:s/></text:span><text:span text:style-name="T48_6">assignments</text:span></text:h>
      <text:p text:style-name="P49"><text:span text:style-name="T49_1">Next</text:span><text:span text:style-name="T49_2"><text:s/></text:span><text:span text:style-name="T49_3">time</text:span><text:span text:style-name="T49_4"><text:s/></text:span><text:span text:style-name="T49_5">we</text:span><text:span text:style-name="T49_6"><text:s/></text:span><text:span text:style-name="T49_7">are</text:span><text:span text:style-name="T49_8"><text:s/></text:span><text:span text:style-name="T49_9">working</text:span><text:span text:style-name="T49_10">,<text:s/></text:span><text:span text:style-name="T49_11">we</text:span><text:span text:style-name="T49_12"><text:s/></text:span><text:span text:style-name="T49_13">will</text:span><text:span text:style-name="T49_14"><text:s/></text:span><text:span text:style-name="T49_15">set</text:span><text:span text:style-name="T49_16"><text:s/></text:span><text:span text:style-name="T49_17">up</text:span><text:span text:style-name="T49_18"><text:s/></text:span><text:span text:style-name="T49_19">Git</text:span><text:span text:style-name="T49_20">,<text:s/></text:span><text:span text:style-name="T49_21">Dropbox</text:span><text:span text:style-name="T49_22">,<text:s/></text:span><text:span text:style-name="T49_23">Google</text:span><text:span text:style-name="T49_24"><text:s/></text:span><text:span text:style-name="T49_25">Docs</text:span><text:span text:style-name="T49_26"><text:s/></text:span><text:span text:style-name="T49_27">and</text:span><text:span text:style-name="T49_28"><text:s/></text:span><text:span text:style-name="T49_29">a</text:span><text:span text:style-name="T49_30"><text:s/></text:span><text:span text:style-name="T49_31">Facebook</text:span><text:span text:style-name="T49_32">-</text:span><text:span text:style-name="T49_33">group</text:span><text:span text:style-name="T49_34">.</text:span></text:p>
      <text:p text:style-name="P50"><text:span text:style-name="T50_1">We</text:span><text:span text:style-name="T50_2"><text:s/></text:span><text:span text:style-name="T50_3">will</text:span><text:span text:style-name="T50_4"><text:s/></text:span><text:span text:style-name="T50_5">sit</text:span><text:span text:style-name="T50_6"><text:s/></text:span><text:span text:style-name="T50_7">together</text:span><text:span text:style-name="T50_8"><text:s/></text:span><text:span text:style-name="T50_9">and</text:span><text:span text:style-name="T50_10"><text:s/></text:span><text:span text:style-name="T50_11">write</text:span><text:span text:style-name="T50_12"><text:s/></text:span><text:span text:style-name="T50_13">the</text:span><text:span text:style-name="T50_14"><text:s/></text:span><text:span text:style-name="T50_15">RAD</text:span><text:span text:style-name="T50_16">,<text:s/></text:span><text:span text:style-name="T50_17">but</text:span><text:span text:style-name="T50_18"><text:s/></text:span><text:span text:style-name="T50_19">first</text:span><text:span text:style-name="T50_20"><text:s/></text:span><text:span text:style-name="T50_21">of</text:span><text:span text:style-name="T50_22"><text:s/></text:span><text:span text:style-name="T50_23">all</text:span><text:span text:style-name="T50_24"><text:s/></text:span><text:span text:style-name="T50_25">agree</text:span><text:span text:style-name="T50_26"><text:s/></text:span><text:span text:style-name="T50_27">on</text:span><text:span text:style-name="T50_28"><text:s/></text:span><text:span text:style-name="T50_29">what</text:span><text:span text:style-name="T50_30"><text:s/></text:span><text:span text:style-name="T50_31">type</text:span><text:span text:style-name="T50_32"><text:s/></text:span><text:span text:style-name="T50_33">of</text:span><text:span text:style-name="T50_34"><text:s/></text:span><text:span text:style-name="T50_35">game</text:span><text:span text:style-name="T50_36"><text:s/></text:span><text:span text:style-name="T50_37">we</text:span><text:span text:style-name="T50_38"><text:s/></text:span><text:span text:style-name="T50_39">want</text:span><text:span text:style-name="T50_40"><text:s/></text:span><text:span text:style-name="T50_41">to</text:span><text:span text:style-name="T50_42"><text:s/></text:span><text:span text:style-name="T50_43">do</text:span><text:span text:style-name="T50_44">.</text:span></text:p>
      <text:h text:style-name="P51" text:outline-level="10"><text:bookmark-start text:name="h.hhzlqhyjdwv"/><text:bookmark-end text:name="h.hhzlqhyjdwv"/><text:span text:style-name="T51_1">5.<text:s/></text:span><text:span text:style-name="T51_2">Wrap</text:span><text:span text:style-name="T51_3"><text:s/></text:span><text:span text:style-name="T51_4">up</text:span></text:h>
      <text:p text:style-name="P52"><text:span text:style-name="T52_1">1.<text:s/></text:span><text:span text:style-name="T52_2">We</text:span><text:span text:style-name="T52_3"><text:s/></text:span><text:span text:style-name="T52_4">do</text:span><text:span text:style-name="T52_5"><text:s/></text:span><text:span text:style-name="T52_6">not</text:span><text:span text:style-name="T52_7"><text:s/></text:span><text:span text:style-name="T52_8">know</text:span><text:span text:style-name="T52_9"><text:s/></text:span><text:span text:style-name="T52_10">what</text:span><text:span text:style-name="T52_11"><text:s/></text:span><text:span text:style-name="T52_12">type</text:span><text:span text:style-name="T52_13"><text:s/></text:span><text:span text:style-name="T52_14">of</text:span><text:span text:style-name="T52_15"><text:s/></text:span><text:span text:style-name="T52_16">game</text:span><text:span text:style-name="T52_17"><text:s/></text:span><text:span text:style-name="T52_18">we</text:span><text:span text:style-name="T52_19"><text:s/></text:span><text:span text:style-name="T52_20">want</text:span><text:span text:style-name="T52_21"><text:s/></text:span><text:span text:style-name="T52_22">to</text:span><text:span text:style-name="T52_23"><text:s/></text:span><text:span text:style-name="T52_24">do</text:span><text:span text:style-name="T52_25"><text:s/></text:span><text:span text:style-name="T52_26">yet</text:span><text:span text:style-name="T52_27">.</text:span></text:p>
      <text:p text:style-name="P53"><text:span text:style-name="T53_1">2.<text:s/></text:span><text:span text:style-name="T53_2">Next</text:span><text:span text:style-name="T53_3"><text:s/></text:span><text:span text:style-name="T53_4">meeting</text:span><text:span text:style-name="T53_5"><text:s/></text:span><text:span text:style-name="T53_6">is</text:span><text:span text:style-name="T53_7"><text:s/></text:span><text:span text:style-name="T53_8">a</text:span><text:span text:style-name="T53_9"><text:s/></text:span><text:span text:style-name="T53_10">lunch</text:span><text:span text:style-name="T53_11"><text:s/></text:span><text:span text:style-name="T53_12">meeting</text:span><text:span text:style-name="T53_13"><text:s/></text:span><text:span text:style-name="T53_14">from</text:span><text:span text:style-name="T53_15"><text:s/>12<text:s/></text:span><text:span text:style-name="T53_16">on</text:span><text:span text:style-name="T53_17"><text:s/></text:span><text:span text:style-name="T53_18">thursday</text:span><text:span text:style-name="T53_19"><text:s/></text:span><text:span text:style-name="T53_20">the</text:span><text:span text:style-name="T53_21"><text:s/>15</text:span><text:span text:style-name="T53_22">th</text:span><text:span text:style-name="T53_23"><text:s/></text:span><text:span text:style-name="T53_24">March</text:span><text:span text:style-name="T53_25">.</text:span></text:p>
      <text:p text:style-name="P54"/>
      <text:h text:style-name="P55" text:outline-level="10"><text:bookmark-start text:name="h.dsx43wk844ux"/><text:bookmark-end text:name="h.dsx43wk844ux"/><text:span text:style-name="T55_1">Meeting</text:span><text:span text:style-name="T55_2"><text:s/>2</text:span></text:h>
      <text:p text:style-name="P56"><text:span text:style-name="T56_1">Location</text:span><text:span text:style-name="T56_2">:<text:tab/></text:span><text:span text:style-name="T56_3">Group</text:span><text:span text:style-name="T56_4"><text:s/></text:span><text:span text:style-name="T56_5">room</text:span><text:span text:style-name="T56_6"><text:s/></text:span><text:span text:style-name="T56_7">in</text:span><text:span text:style-name="T56_8"><text:s/></text:span><text:span text:style-name="T56_9">EDIT</text:span></text:p>
      <text:p text:style-name="P57"><text:span text:style-name="T57_1">Date</text:span><text:span text:style-name="T57_2">:<text:tab/><text:tab/>15</text:span><text:span text:style-name="T57_3">th</text:span><text:span text:style-name="T57_4"><text:s/></text:span><text:span text:style-name="T57_5">March</text:span><text:span text:style-name="T57_6"><text:s/>2012</text:span></text:p>
      <text:p text:style-name="P58"><text:span text:style-name="T58_1">Time</text:span><text:span text:style-name="T58_2">:<text:tab/><text:tab/>12:03</text:span></text:p>
      <text:p text:style-name="P59"><text:span text:style-name="T59_1">Facilitator</text:span><text:span text:style-name="T59_2">:<text:tab/></text:span><text:span text:style-name="T59_3">Sean</text:span><text:span text:style-name="T59_4"><text:s/></text:span><text:span text:style-name="T59_5">Pavlov</text:span></text:p>
      <text:p text:style-name="P60"><text:span text:style-name="T60_1">Participant</text:span><text:span text:style-name="T60_2">:<text:tab/></text:span><text:span text:style-name="T60_3">Sean</text:span><text:span text:style-name="T60_4"><text:s/></text:span><text:span text:style-name="T60_5">Pavlov</text:span><text:span text:style-name="T60_6">,<text:s/></text:span><text:span text:style-name="T60_7">Henrik</text:span><text:span text:style-name="T60_8"><text:s/></text:span><text:span text:style-name="T60_9">Alburg</text:span><text:span text:style-name="T60_10">,<text:s/></text:span><text:span text:style-name="T60_11">Simon</text:span><text:span text:style-name="T60_12"><text:s/></text:span><text:span text:style-name="T60_13">Almgren</text:span><text:span text:style-name="T60_14"><text:s/></text:span><text:span text:style-name="T60_15">and</text:span><text:span text:style-name="T60_16"><text:s/></text:span><text:span text:style-name="T60_17">Arvid</text:span><text:span text:style-name="T60_18"><text:s/></text:span><text:span text:style-name="T60_19">Karlsson</text:span></text:p>
      <text:p text:style-name="P61"/>
      <text:h text:style-name="P62" text:outline-level="10"><text:bookmark-start text:name="h.z3ce1npsah6x"/><text:bookmark-end text:name="h.z3ce1npsah6x"/><text:span text:style-name="T62_1">1.<text:s/></text:span><text:span text:style-name="T62_2">Objectives</text:span></text:h>
      <text:p text:style-name="P63"><text:span text:style-name="T63_1">We</text:span><text:span text:style-name="T63_2"><text:s/></text:span><text:span text:style-name="T63_3">do</text:span><text:span text:style-name="T63_4"><text:s/></text:span><text:span text:style-name="T63_5">not</text:span><text:span text:style-name="T63_6"><text:s/></text:span><text:span text:style-name="T63_7">know</text:span><text:span text:style-name="T63_8"><text:s/></text:span><text:span text:style-name="T63_9">how</text:span><text:span text:style-name="T63_10"><text:s/></text:span><text:span text:style-name="T63_11">to</text:span><text:span text:style-name="T63_12"><text:s/></text:span><text:span text:style-name="T63_13">design</text:span><text:span text:style-name="T63_14"><text:s/></text:span><text:span text:style-name="T63_15">and</text:span><text:span text:style-name="T63_16"><text:s/></text:span><text:span text:style-name="T63_17">construct</text:span><text:span text:style-name="T63_18"><text:s/></text:span><text:span text:style-name="T63_19">the</text:span><text:span text:style-name="T63_20"><text:s/></text:span><text:span text:style-name="T63_21">levels</text:span><text:span text:style-name="T63_22"><text:s/></text:span><text:span text:style-name="T63_23">without</text:span><text:span text:style-name="T63_24"><text:s/></text:span><text:span text:style-name="T63_25">the</text:span><text:span text:style-name="T63_26"><text:s/></text:span><text:span text:style-name="T63_27">framework</text:span><text:span text:style-name="T63_28">.</text:span></text:p>
      <text:h text:style-name="P64" text:outline-level="10"><text:bookmark-start text:name="h.suat1c4bxu7c"/><text:bookmark-end text:name="h.suat1c4bxu7c"/><text:span text:style-name="T64_1">2.<text:s/></text:span><text:span text:style-name="T64_2">Reports</text:span></text:h>
      <text:p text:style-name="P65"><text:span text:style-name="T65_1">After</text:span><text:span text:style-name="T65_2"><text:s/></text:span><text:span text:style-name="T65_3">several</text:span><text:span text:style-name="T65_4"><text:s/></text:span><text:span text:style-name="T65_5">discussions</text:span><text:span text:style-name="T65_6"><text:s/></text:span><text:span text:style-name="T65_7">we</text:span><text:span text:style-name="T65_8"><text:s/></text:span><text:span text:style-name="T65_9">decided</text:span><text:span text:style-name="T65_10"><text:s/></text:span><text:span text:style-name="T65_11">to</text:span><text:span text:style-name="T65_12"><text:s/></text:span><text:span text:style-name="T65_13">have</text:span><text:span text:style-name="T65_14"><text:s/></text:span><text:span text:style-name="T65_15">a</text:span><text:span text:style-name="T65_16"><text:s/>2</text:span><text:span text:style-name="T65_17">D</text:span><text:span text:style-name="T65_18">-</text:span><text:span text:style-name="T65_19">platformer</text:span><text:span text:style-name="T65_20"><text:s/></text:span><text:span text:style-name="T65_21">with</text:span><text:span text:style-name="T65_22"><text:s/></text:span><text:span text:style-name="T65_23">a</text:span><text:span text:style-name="T65_24"><text:s/></text:span><text:span text:style-name="T65_25">Kangaroo</text:span><text:span text:style-name="T65_26"><text:s/></text:span><text:span text:style-name="T65_27">in</text:span><text:span text:style-name="T65_28"><text:s/></text:span><text:span text:style-name="T65_29">the</text:span><text:span text:style-name="T65_30"><text:s/></text:span><text:span text:style-name="T65_31">main</text:span><text:span text:style-name="T65_32"><text:s/></text:span><text:span text:style-name="T65_33">role</text:span><text:span text:style-name="T65_34">.<text:s/></text:span><text:span text:style-name="T65_35">The</text:span><text:span text:style-name="T65_36"><text:s/></text:span><text:span text:style-name="T65_37">game</text:span><text:span text:style-name="T65_38"><text:s/></text:span><text:span text:style-name="T65_39">will</text:span><text:span text:style-name="T65_40"><text:s/></text:span><text:span text:style-name="T65_41">remind</text:span><text:span text:style-name="T65_42"><text:s/></text:span><text:span text:style-name="T65_43">of</text:span><text:span text:style-name="T65_44"><text:s/></text:span><text:span text:style-name="T65_45">the</text:span><text:span text:style-name="T65_46"><text:s/></text:span><text:span text:style-name="T65_47">original</text:span><text:span text:style-name="T65_48"><text:s/></text:span><text:span text:style-name="T65_49">Super</text:span><text:span text:style-name="T65_50"><text:s/></text:span><text:span text:style-name="T65_51">Mario</text:span><text:span text:style-name="T65_52"><text:s/></text:span><text:span text:style-name="T65_53">Bros</text:span><text:span text:style-name="T65_54">,<text:s/></text:span><text:span text:style-name="T65_55">a</text:span><text:span text:style-name="T65_56"><text:s/></text:span><text:span text:style-name="T65_57">game</text:span><text:span text:style-name="T65_58"><text:s/></text:span><text:span text:style-name="T65_59">that</text:span><text:span text:style-name="T65_60"><text:s/></text:span><text:span text:style-name="T65_61">is</text:span><text:span text:style-name="T65_62"><text:s/></text:span><text:span text:style-name="T65_63">simple</text:span><text:span text:style-name="T65_64">,<text:s/></text:span><text:span text:style-name="T65_65">but</text:span><text:span text:style-name="T65_66"><text:s/></text:span><text:span text:style-name="T65_67">also</text:span><text:span text:style-name="T65_68"><text:s/></text:span><text:span text:style-name="T65_69">tough</text:span><text:span text:style-name="T65_70"><text:s/></text:span><text:span text:style-name="T65_71">if</text:span><text:span text:style-name="T65_72"><text:s/></text:span><text:span text:style-name="T65_73">you</text:span><text:span text:style-name="T65_74"><text:s/></text:span><text:span text:style-name="T65_75">want</text:span><text:span text:style-name="T65_76"><text:s/></text:span><text:span text:style-name="T65_77">to</text:span><text:span text:style-name="T65_78"><text:s/></text:span><text:span text:style-name="T65_79">perform</text:span><text:span text:style-name="T65_80"><text:s/></text:span><text:span text:style-name="T65_81">a</text:span><text:span text:style-name="T65_82"><text:s/></text:span><text:span text:style-name="T65_83">speedrun</text:span><text:span text:style-name="T65_84">.<text:s/></text:span><text:span text:style-name="T65_85">We</text:span><text:span text:style-name="T65_86"><text:s/></text:span><text:span text:style-name="T65_87">will</text:span><text:span text:style-name="T65_88"><text:s/></text:span><text:span text:style-name="T65_89">focus</text:span><text:span text:style-name="T65_90"><text:s/></text:span><text:span text:style-name="T65_91">on</text:span><text:span text:style-name="T65_92"><text:s/></text:span><text:span text:style-name="T65_93">the</text:span><text:span text:style-name="T65_94"><text:s/></text:span><text:span text:style-name="T65_95">later</text:span><text:span text:style-name="T65_96"><text:s/></text:span><text:span text:style-name="T65_97">part</text:span><text:span text:style-name="T65_98">,<text:s/></text:span><text:span text:style-name="T65_99">so</text:span><text:span text:style-name="T65_100"><text:s/></text:span><text:span text:style-name="T65_101">our</text:span><text:span text:style-name="T65_102"><text:s/></text:span><text:span text:style-name="T65_103">game</text:span><text:span text:style-name="T65_104"><text:s/></text:span><text:span text:style-name="T65_105">is</text:span><text:span text:style-name="T65_106"><text:s/></text:span><text:span text:style-name="T65_107">going</text:span><text:span text:style-name="T65_108"><text:s/></text:span><text:span text:style-name="T65_109">to</text:span><text:span text:style-name="T65_110"><text:s/></text:span><text:span text:style-name="T65_111">be</text:span><text:span text:style-name="T65_112"><text:s/></text:span><text:span text:style-name="T65_113">hard</text:span><text:span text:style-name="T65_114"><text:s/></text:span><text:span text:style-name="T65_115">and</text:span><text:span text:style-name="T65_116"><text:s/></text:span><text:span text:style-name="T65_117">instead</text:span><text:span text:style-name="T65_118"><text:s/></text:span><text:span text:style-name="T65_119">of</text:span><text:span text:style-name="T65_120"><text:s/></text:span><text:span text:style-name="T65_121">points</text:span><text:span text:style-name="T65_122">,<text:s/></text:span><text:span text:style-name="T65_123">we</text:span><text:span text:style-name="T65_124"><text:s/></text:span><text:span text:style-name="T65_125">will</text:span><text:span text:style-name="T65_126"><text:s/></text:span><text:span text:style-name="T65_127">measure</text:span><text:span text:style-name="T65_128"><text:s/></text:span><text:span text:style-name="T65_129">your</text:span><text:span text:style-name="T65_130"><text:s/></text:span><text:span text:style-name="T65_131">skills</text:span><text:span text:style-name="T65_132"><text:s/></text:span><text:span text:style-name="T65_133">on</text:span><text:span text:style-name="T65_134"><text:s/></text:span><text:span text:style-name="T65_135">time</text:span><text:span text:style-name="T65_136">.</text:span></text:p>
      <text:p text:style-name="P66"/>
      <text:p text:style-name="P67"><text:span text:style-name="T67_1">We</text:span><text:span text:style-name="T67_2"><text:s/></text:span><text:span text:style-name="T67_3">found</text:span><text:span text:style-name="T67_4"><text:s/></text:span><text:span text:style-name="T67_5">the</text:span><text:span text:style-name="T67_6"><text:s/></text:span><text:span text:style-name="T67_7">framework</text:span><text:span text:style-name="T67_8"><text:s/></text:span><text:span text:style-name="T67_9">Slick</text:span><text:span text:style-name="T67_10"><text:s/></text:span><text:span text:style-name="T67_11">to</text:span><text:span text:style-name="T67_12"><text:s/></text:span><text:span text:style-name="T67_13">work</text:span><text:span text:style-name="T67_14"><text:s/></text:span><text:span text:style-name="T67_15">with</text:span><text:span text:style-name="T67_16">.</text:span></text:p>
      <text:h text:style-name="P68" text:outline-level="10"><text:bookmark-start text:name="h.27jf18usiml4"/><text:bookmark-end text:name="h.27jf18usiml4"/><text:span text:style-name="T68_1">3.<text:s/></text:span><text:span text:style-name="T68_2">Discussion</text:span><text:span text:style-name="T68_3"><text:s/></text:span><text:span text:style-name="T68_4">items</text:span></text:h>
      <text:p text:style-name="P69"><text:span text:style-name="T69_1">We</text:span><text:span text:style-name="T69_2"><text:s/></text:span><text:span text:style-name="T69_3">wondered</text:span><text:span text:style-name="T69_4"><text:s/></text:span><text:span text:style-name="T69_5">how</text:span><text:span text:style-name="T69_6"><text:s/></text:span><text:span text:style-name="T69_7">useful</text:span><text:span text:style-name="T69_8"><text:s/></text:span><text:span text:style-name="T69_9">the</text:span><text:span text:style-name="T69_10"><text:s/></text:span><text:span text:style-name="T69_11">framework</text:span><text:span text:style-name="T69_12"><text:s/></text:span><text:span text:style-name="T69_13">is</text:span><text:span text:style-name="T69_14">,<text:s/></text:span><text:span text:style-name="T69_15">but</text:span><text:span text:style-name="T69_16"><text:s/></text:span><text:span text:style-name="T69_17">we</text:span><text:span text:style-name="T69_18"><text:s/></text:span><text:span text:style-name="T69_19">found</text:span><text:span text:style-name="T69_20"><text:s/></text:span><text:span text:style-name="T69_21">out</text:span><text:span text:style-name="T69_22"><text:s/></text:span><text:span text:style-name="T69_23">that</text:span><text:span text:style-name="T69_24"><text:s/></text:span><text:span text:style-name="T69_25">there</text:span><text:span text:style-name="T69_26"><text:s/></text:span><text:span text:style-name="T69_27">was</text:span><text:span text:style-name="T69_28"><text:s/></text:span><text:span text:style-name="T69_29">some</text:span><text:span text:style-name="T69_30"><text:s/></text:span><text:span text:style-name="T69_31">good</text:span><text:span text:style-name="T69_32"><text:s/></text:span><text:span text:style-name="T69_33">things</text:span><text:span text:style-name="T69_34"><text:s/></text:span><text:span text:style-name="T69_35">that</text:span><text:span text:style-name="T69_36"><text:s/></text:span><text:span text:style-name="T69_37">could</text:span><text:span text:style-name="T69_38"><text:s/></text:span><text:span text:style-name="T69_39">reduce</text:span><text:span text:style-name="T69_40"><text:s/></text:span><text:span text:style-name="T69_41">the</text:span><text:span text:style-name="T69_42"><text:s/></text:span><text:span text:style-name="T69_43">amount</text:span><text:span text:style-name="T69_44"><text:s/></text:span><text:span text:style-name="T69_45">of</text:span><text:span text:style-name="T69_46"><text:s/></text:span><text:span text:style-name="T69_47">time</text:span><text:span text:style-name="T69_48"><text:s/></text:span><text:span text:style-name="T69_49">we</text:span><text:span text:style-name="T69_50"><text:s/></text:span><text:span text:style-name="T69_51">need</text:span><text:span text:style-name="T69_52"><text:s/></text:span><text:span text:style-name="T69_53">for</text:span><text:span text:style-name="T69_54"><text:s/></text:span><text:span text:style-name="T69_55">the</text:span><text:span text:style-name="T69_56"><text:s/></text:span><text:span text:style-name="T69_57">graphical</text:span><text:span text:style-name="T69_58"><text:s/></text:span><text:span text:style-name="T69_59">part</text:span><text:span text:style-name="T69_60">.<text:s/></text:span><text:span text:style-name="T69_61">One</text:span><text:span text:style-name="T69_62"><text:s/></text:span><text:span text:style-name="T69_63">thing</text:span><text:span text:style-name="T69_64"><text:s/></text:span><text:span text:style-name="T69_65">was</text:span><text:span text:style-name="T69_66"><text:s/></text:span><text:span text:style-name="T69_67">animation</text:span><text:span text:style-name="T69_68"><text:s/></text:span><text:span text:style-name="T69_69">of</text:span><text:span text:style-name="T69_70"><text:s/></text:span><text:span text:style-name="T69_71">sprites</text:span><text:span text:style-name="T69_72">,<text:s/></text:span><text:span text:style-name="T69_73">this</text:span><text:span text:style-name="T69_74"><text:s/></text:span><text:span text:style-name="T69_75">could</text:span><text:span text:style-name="T69_76"><text:s/></text:span><text:span text:style-name="T69_77">easily</text:span><text:span text:style-name="T69_78"><text:s/></text:span><text:span text:style-name="T69_79">be</text:span><text:span text:style-name="T69_80"><text:s/></text:span><text:span text:style-name="T69_81">done</text:span><text:span text:style-name="T69_82"><text:s/></text:span><text:span text:style-name="T69_83">with</text:span><text:span text:style-name="T69_84"><text:s/></text:span><text:span text:style-name="T69_85">only</text:span><text:span text:style-name="T69_86"><text:s/></text:span><text:span text:style-name="T69_87">one</text:span><text:span text:style-name="T69_88"><text:s/></text:span><text:span text:style-name="T69_89">image</text:span><text:span text:style-name="T69_90">,<text:s/></text:span><text:span text:style-name="T69_91">containing</text:span><text:span text:style-name="T69_92"><text:s/></text:span><text:span text:style-name="T69_93">every</text:span><text:span text:style-name="T69_94"><text:s/></text:span><text:span text:style-name="T69_95">frame</text:span><text:span text:style-name="T69_96"><text:s/></text:span><text:span text:style-name="T69_97">of</text:span><text:span text:style-name="T69_98"><text:s/></text:span><text:span text:style-name="T69_99">the</text:span><text:span text:style-name="T69_100"><text:s/></text:span><text:span text:style-name="T69_101">animation</text:span><text:span text:style-name="T69_102">.<text:s/></text:span><text:span text:style-name="T69_103">Another</text:span><text:span text:style-name="T69_104"><text:s/></text:span><text:span text:style-name="T69_105">good</text:span><text:span text:style-name="T69_106"><text:s/></text:span><text:span text:style-name="T69_107">thing</text:span><text:span text:style-name="T69_108"><text:s/></text:span><text:span text:style-name="T69_109">was</text:span><text:span text:style-name="T69_110"><text:s/></text:span><text:span text:style-name="T69_111">the</text:span><text:span text:style-name="T69_112"><text:s/></text:span><text:span text:style-name="T69_113">level</text:span><text:span text:style-name="T69_114"><text:s/></text:span><text:span text:style-name="T69_115">editor</text:span><text:span text:style-name="T69_116"><text:s/></text:span><text:span text:style-name="T69_117">that</text:span><text:span text:style-name="T69_118"><text:s/></text:span><text:span text:style-name="T69_119">you</text:span><text:span text:style-name="T69_120"><text:s/></text:span><text:span text:style-name="T69_121">could</text:span><text:span text:style-name="T69_122"><text:s/></text:span><text:span text:style-name="T69_123">easily</text:span><text:span text:style-name="T69_124"><text:s/></text:span><text:span text:style-name="T69_125">choose</text:span><text:span text:style-name="T69_126"><text:s/></text:span><text:span text:style-name="T69_127">and</text:span><text:span text:style-name="T69_128"><text:s/></text:span><text:span text:style-name="T69_129">set</text:span><text:span text:style-name="T69_130"><text:s/></text:span><text:span text:style-name="T69_131">tiles</text:span><text:span text:style-name="T69_132"><text:s/></text:span><text:span text:style-name="T69_133">in</text:span><text:span text:style-name="T69_134"><text:s/></text:span><text:span text:style-name="T69_135">a</text:span><text:span text:style-name="T69_136"><text:s/></text:span><text:span text:style-name="T69_137">grid</text:span><text:span text:style-name="T69_138">.<text:s/></text:span><text:span text:style-name="T69_139">We</text:span><text:span text:style-name="T69_140"><text:s/></text:span><text:span text:style-name="T69_141">will</text:span><text:span text:style-name="T69_142"><text:s/></text:span><text:span text:style-name="T69_143">make</text:span><text:span text:style-name="T69_144"><text:s/></text:span><text:span text:style-name="T69_145">our</text:span><text:span text:style-name="T69_146"><text:s/></text:span><text:span text:style-name="T69_147">own</text:span><text:span text:style-name="T69_148"><text:s/></text:span><text:span text:style-name="T69_149">tiles</text:span><text:span text:style-name="T69_150">.<text:s/></text:span><text:span text:style-name="T69_151">Just</text:span><text:span text:style-name="T69_152"><text:s/></text:span><text:span text:style-name="T69_153">some</text:span><text:span text:style-name="T69_154"><text:s/></text:span><text:span text:style-name="T69_155">basic</text:span><text:span text:style-name="T69_156"><text:s/></text:span><text:span text:style-name="T69_157">tiles</text:span><text:span text:style-name="T69_158"><text:s/></text:span><text:span text:style-name="T69_159">to</text:span><text:span text:style-name="T69_160"><text:s/></text:span><text:span text:style-name="T69_161">begin</text:span><text:span text:style-name="T69_162"><text:s/></text:span><text:span text:style-name="T69_163">with</text:span><text:span text:style-name="T69_164"><text:s/></text:span><text:span text:style-name="T69_165">and</text:span><text:span text:style-name="T69_166"><text:s/></text:span><text:span text:style-name="T69_167">add</text:span><text:span text:style-name="T69_168"><text:s/></text:span><text:span text:style-name="T69_169">more</text:span><text:span text:style-name="T69_170"><text:s/></text:span><text:span text:style-name="T69_171">later</text:span><text:span text:style-name="T69_172"><text:s/></text:span><text:span text:style-name="T69_173">on</text:span><text:span text:style-name="T69_174">.</text:span></text:p>
      <text:h text:style-name="P70" text:outline-level="10"><text:bookmark-start text:name="h.h18m9cbgw1q"/><text:bookmark-end text:name="h.h18m9cbgw1q"/><text:span text:style-name="T70_1">4.<text:s/></text:span><text:span text:style-name="T70_2">Outcomes</text:span><text:span text:style-name="T70_3"><text:s/></text:span><text:span text:style-name="T70_4">and</text:span><text:span text:style-name="T70_5"><text:s/></text:span><text:span text:style-name="T70_6">assignments</text:span></text:h>
      <text:p text:style-name="P71"><text:span text:style-name="T71_1">We</text:span><text:span text:style-name="T71_2"><text:s/></text:span><text:span text:style-name="T71_3">are</text:span><text:span text:style-name="T71_4"><text:s/></text:span><text:span text:style-name="T71_5">done</text:span><text:span text:style-name="T71_6"><text:s/></text:span><text:span text:style-name="T71_7">with</text:span><text:span text:style-name="T71_8"><text:s/></text:span><text:span text:style-name="T71_9">the</text:span><text:span text:style-name="T71_10"><text:s/></text:span><text:span text:style-name="T71_11">tasks</text:span><text:span text:style-name="T71_12"><text:s/></text:span><text:span text:style-name="T71_13">for</text:span><text:span text:style-name="T71_14"><text:s/></text:span><text:span text:style-name="T71_15">this</text:span><text:span text:style-name="T71_16"><text:s/></text:span><text:span text:style-name="T71_17">week</text:span><text:span text:style-name="T71_18"><text:s/></text:span><text:span text:style-name="T71_19">and</text:span><text:span text:style-name="T71_20"><text:s/></text:span><text:span text:style-name="T71_21">decided</text:span><text:span text:style-name="T71_22"><text:s/></text:span><text:span text:style-name="T71_23">that</text:span><text:span text:style-name="T71_24"><text:s/></text:span><text:span text:style-name="T71_25">everyone</text:span><text:span text:style-name="T71_26"><text:s/></text:span><text:span text:style-name="T71_27">is</text:span><text:span text:style-name="T71_28"><text:s/></text:span><text:span text:style-name="T71_29">going</text:span><text:span text:style-name="T71_30"><text:s/></text:span><text:span text:style-name="T71_31">to</text:span><text:span text:style-name="T71_32"><text:s/></text:span><text:span text:style-name="T71_33">have</text:span><text:span text:style-name="T71_34"><text:s/></text:span><text:span text:style-name="T71_35">a</text:span><text:span text:style-name="T71_36"><text:s/></text:span><text:span text:style-name="T71_37">look</text:span><text:span text:style-name="T71_38"><text:s/></text:span><text:span text:style-name="T71_39">at</text:span><text:span text:style-name="T71_40"><text:s/></text:span><text:span text:style-name="T71_41">next</text:span><text:span text:style-name="T71_42"><text:s/></text:span><text:span text:style-name="T71_43">week</text:span><text:span text:style-name="T71_44">'</text:span><text:span text:style-name="T71_45">s</text:span><text:span text:style-name="T71_46"><text:s/></text:span><text:span text:style-name="T71_47">planning</text:span><text:span text:style-name="T71_48"><text:s/></text:span><text:span text:style-name="T71_49">and</text:span><text:span text:style-name="T71_50"><text:s/></text:span><text:span text:style-name="T71_51">start</text:span><text:span text:style-name="T71_52"><text:s/></text:span><text:span text:style-name="T71_53">a</text:span><text:span text:style-name="T71_54"><text:s/></text:span><text:span text:style-name="T71_55">little</text:span><text:span text:style-name="T71_56"><text:s/></text:span><text:span text:style-name="T71_57">bit</text:span><text:span text:style-name="T71_58"><text:s/></text:span><text:span text:style-name="T71_59">with</text:span><text:span text:style-name="T71_60"><text:s/></text:span><text:span text:style-name="T71_61">next</text:span><text:span text:style-name="T71_62"><text:s/></text:span><text:span text:style-name="T71_63">week</text:span><text:span text:style-name="T71_64">’</text:span><text:span text:style-name="T71_65">s</text:span><text:span text:style-name="T71_66"><text:s/></text:span><text:span text:style-name="T71_67">writing</text:span><text:span text:style-name="T71_68"><text:s/></text:span><text:span text:style-name="T71_69">in</text:span><text:span text:style-name="T71_70"><text:s/></text:span><text:span text:style-name="T71_71">the</text:span><text:span text:style-name="T71_72"><text:s/></text:span><text:span text:style-name="T71_73">RAD</text:span><text:span text:style-name="T71_74">.</text:span></text:p>
      <text:h text:style-name="P72" text:outline-level="10"><text:bookmark-start text:name="h.ou62dy59pdql"/><text:bookmark-end text:name="h.ou62dy59pdql"/><text:span text:style-name="T72_1">5.<text:s/></text:span><text:span text:style-name="T72_2">Wrap</text:span><text:span text:style-name="T72_3"><text:s/></text:span><text:span text:style-name="T72_4">up</text:span></text:h>
      <text:p text:style-name="P73"><text:span text:style-name="T73_1">1.<text:s/></text:span><text:span text:style-name="T73_2">No</text:span><text:span text:style-name="T73_3"><text:s/></text:span><text:span text:style-name="T73_4">problem</text:span><text:span text:style-name="T73_5"><text:s/></text:span><text:span text:style-name="T73_6">yet</text:span><text:span text:style-name="T73_7">.</text:span></text:p>
      <text:p text:style-name="P74"><text:span text:style-name="T74_1">2.<text:s/></text:span><text:span text:style-name="T74_2">Next</text:span><text:span text:style-name="T74_3"><text:s/></text:span><text:span text:style-name="T74_4">meeting</text:span><text:span text:style-name="T74_5"><text:s/></text:span><text:span text:style-name="T74_6">is</text:span><text:span text:style-name="T74_7"><text:s/></text:span><text:span text:style-name="T74_8">a</text:span><text:span text:style-name="T74_9"><text:s/></text:span><text:span text:style-name="T74_10">lunch</text:span><text:span text:style-name="T74_11"><text:s/></text:span><text:span text:style-name="T74_12">meeting</text:span><text:span text:style-name="T74_13"><text:s/></text:span><text:span text:style-name="T74_14">from</text:span><text:span text:style-name="T74_15"><text:s/>11<text:s/></text:span><text:span text:style-name="T74_16">on</text:span><text:span text:style-name="T74_17"><text:s/></text:span><text:span text:style-name="T74_18">monday</text:span><text:span text:style-name="T74_19"><text:s/></text:span><text:span text:style-name="T74_20">the</text:span><text:span text:style-name="T74_21"><text:s/>19</text:span><text:span text:style-name="T74_22">th</text:span><text:span text:style-name="T74_23"><text:s/></text:span><text:span text:style-name="T74_24">March</text:span><text:span text:style-name="T74_25">.</text:span></text:p>
      <text:p text:style-name="P75"/>
      <text:h text:style-name="P76" text:outline-level="10"><text:bookmark-start text:name="h.c8gajx1yej2u"/><text:bookmark-end text:name="h.c8gajx1yej2u"/><text:span text:style-name="T76_1">Meeting</text:span><text:span text:style-name="T76_2"><text:s/>3</text:span></text:h>
      <text:p text:style-name="P77"><text:span text:style-name="T77_1">Location</text:span><text:span text:style-name="T77_2">:<text:tab/>3507<text:s/></text:span><text:span text:style-name="T77_3">in</text:span><text:span text:style-name="T77_4"><text:s/></text:span><text:span text:style-name="T77_5">D</text:span><text:span text:style-name="T77_6">-</text:span><text:span text:style-name="T77_7">läran</text:span><text:span text:style-name="T77_8"><text:s/></text:span><text:span text:style-name="T77_9">Grupprum</text:span></text:p>
      <text:p text:style-name="P78"><text:span text:style-name="T78_1">Date</text:span><text:span text:style-name="T78_2">:<text:tab/><text:tab/>19</text:span><text:span text:style-name="T78_3">th</text:span><text:span text:style-name="T78_4"><text:s/></text:span><text:span text:style-name="T78_5">March</text:span><text:span text:style-name="T78_6"><text:s/>2012</text:span></text:p>
      <text:p text:style-name="P79"><text:span text:style-name="T79_1">Time</text:span><text:span text:style-name="T79_2">:<text:tab/><text:tab/>11:19</text:span></text:p>
      <text:p text:style-name="P80"><text:span text:style-name="T80_1">Facilitator</text:span><text:span text:style-name="T80_2">:<text:tab/></text:span><text:span text:style-name="T80_3">Sean</text:span><text:span text:style-name="T80_4"><text:s/></text:span><text:span text:style-name="T80_5">Pavlov</text:span></text:p>
      <text:p text:style-name="P81"><text:span text:style-name="T81_1">Participant</text:span><text:span text:style-name="T81_2">:<text:tab/></text:span><text:span text:style-name="T81_3">Sean</text:span><text:span text:style-name="T81_4"><text:s/></text:span><text:span text:style-name="T81_5">Pavlov</text:span><text:span text:style-name="T81_6">,<text:s/></text:span><text:span text:style-name="T81_7">Henrik</text:span><text:span text:style-name="T81_8"><text:s/></text:span><text:span text:style-name="T81_9">Alburg</text:span><text:span text:style-name="T81_10">,<text:s/></text:span><text:span text:style-name="T81_11">Simon</text:span><text:span text:style-name="T81_12"><text:s/></text:span><text:span text:style-name="T81_13">Almgren</text:span><text:span text:style-name="T81_14"><text:s/></text:span><text:span text:style-name="T81_15">and</text:span><text:span text:style-name="T81_16"><text:s/></text:span><text:span text:style-name="T81_17">Arvid</text:span><text:span text:style-name="T81_18"><text:s/></text:span><text:span text:style-name="T81_19">Karlsson</text:span></text:p>
      <text:p text:style-name="P82"/>
      <text:h text:style-name="P83" text:outline-level="10"><text:bookmark-start text:name="h.kveow3k6dzz7"/><text:bookmark-end text:name="h.kveow3k6dzz7"/><text:span text:style-name="T83_1">1.<text:s/></text:span><text:span text:style-name="T83_2">Objectives</text:span></text:h>
      <text:p text:style-name="P84"><text:span text:style-name="T84_1">We</text:span><text:span text:style-name="T84_2"><text:s/></text:span><text:span text:style-name="T84_3">do</text:span><text:span text:style-name="T84_4"><text:s/></text:span><text:span text:style-name="T84_5">not</text:span><text:span text:style-name="T84_6"><text:s/></text:span><text:span text:style-name="T84_7">know</text:span><text:span text:style-name="T84_8"><text:s/></text:span><text:span text:style-name="T84_9">how</text:span><text:span text:style-name="T84_10"><text:s/></text:span><text:span text:style-name="T84_11">to</text:span><text:span text:style-name="T84_12"><text:s/></text:span><text:span text:style-name="T84_13">design</text:span><text:span text:style-name="T84_14"><text:s/></text:span><text:span text:style-name="T84_15">and</text:span><text:span text:style-name="T84_16"><text:s/></text:span><text:span text:style-name="T84_17">construct</text:span><text:span text:style-name="T84_18"><text:s/></text:span><text:span text:style-name="T84_19">the</text:span><text:span text:style-name="T84_20"><text:s/></text:span><text:span text:style-name="T84_21">levels</text:span><text:span text:style-name="T84_22"><text:s/></text:span><text:span text:style-name="T84_23">without</text:span><text:span text:style-name="T84_24"><text:s/></text:span><text:span text:style-name="T84_25">using</text:span><text:span text:style-name="T84_26"><text:s/></text:span><text:span text:style-name="T84_27">the</text:span><text:span text:style-name="T84_28"><text:s/></text:span><text:span text:style-name="T84_29">framework</text:span><text:span text:style-name="T84_30">.<text:s/></text:span></text:p>
      <text:p text:style-name="P85"><text:span text:style-name="T85_1">We</text:span><text:span text:style-name="T85_2"><text:s/></text:span><text:span text:style-name="T85_3">realized</text:span><text:span text:style-name="T85_4"><text:s/></text:span><text:span text:style-name="T85_5">that</text:span><text:span text:style-name="T85_6"><text:s/></text:span><text:span text:style-name="T85_7">the</text:span><text:span text:style-name="T85_8"><text:s/></text:span><text:span text:style-name="T85_9">tail</text:span><text:span text:style-name="T85_10"><text:s/></text:span><text:span text:style-name="T85_11">of</text:span><text:span text:style-name="T85_12"><text:s/></text:span><text:span text:style-name="T85_13">the</text:span><text:span text:style-name="T85_14"><text:s/></text:span><text:span text:style-name="T85_15">kangaroo</text:span><text:span text:style-name="T85_16"><text:s/></text:span><text:span text:style-name="T85_17">would</text:span><text:span text:style-name="T85_18"><text:s/></text:span><text:span text:style-name="T85_19">be</text:span><text:span text:style-name="T85_20"><text:s/></text:span><text:span text:style-name="T85_21">an</text:span><text:span text:style-name="T85_22"><text:s/></text:span><text:span text:style-name="T85_23">issue</text:span><text:span text:style-name="T85_24"><text:s/></text:span><text:span text:style-name="T85_25">to</text:span><text:span text:style-name="T85_26"><text:s/></text:span><text:span text:style-name="T85_27">the</text:span><text:span text:style-name="T85_28"><text:s/></text:span><text:span text:style-name="T85_29">level</text:span><text:span text:style-name="T85_30"><text:s/></text:span><text:span text:style-name="T85_31">design</text:span><text:span text:style-name="T85_32">.<text:s/></text:span><text:span text:style-name="T85_33">If</text:span><text:span text:style-name="T85_34"><text:s/></text:span><text:span text:style-name="T85_35">the</text:span><text:span text:style-name="T85_36"><text:s/></text:span><text:span text:style-name="T85_37">whole</text:span><text:span text:style-name="T85_38"><text:s/></text:span><text:span text:style-name="T85_39">kangaroo</text:span><text:span text:style-name="T85_40"><text:s/></text:span><text:span text:style-name="T85_41">is</text:span><text:span text:style-name="T85_42"><text:s/></text:span><text:span text:style-name="T85_43">collision</text:span><text:span text:style-name="T85_44"><text:s/></text:span><text:span text:style-name="T85_45">sensitive</text:span><text:span text:style-name="T85_46">,<text:s/></text:span><text:span text:style-name="T85_47">it</text:span><text:span text:style-name="T85_48"><text:s/></text:span><text:span text:style-name="T85_49">would</text:span><text:span text:style-name="T85_50"><text:s/></text:span><text:span text:style-name="T85_51">look</text:span><text:span text:style-name="T85_52"><text:s/></text:span><text:span text:style-name="T85_53">odd</text:span><text:span text:style-name="T85_54"><text:s/></text:span><text:span text:style-name="T85_55">if</text:span><text:span text:style-name="T85_56"><text:s/></text:span><text:span text:style-name="T85_57">the</text:span><text:span text:style-name="T85_58"><text:s/></text:span><text:span text:style-name="T85_59">end</text:span><text:span text:style-name="T85_60"><text:s/></text:span><text:span text:style-name="T85_61">of</text:span><text:span text:style-name="T85_62"><text:s/></text:span><text:span text:style-name="T85_63">the</text:span><text:span text:style-name="T85_64"><text:s/></text:span><text:span text:style-name="T85_65">tail</text:span><text:span text:style-name="T85_66"><text:s/></text:span><text:span text:style-name="T85_67">is</text:span><text:span text:style-name="T85_68"><text:s/>“</text:span><text:span text:style-name="T85_69">standing</text:span><text:span text:style-name="T85_70">”<text:s/></text:span><text:span text:style-name="T85_71">on</text:span><text:span text:style-name="T85_72"><text:s/></text:span><text:span text:style-name="T85_73">the</text:span><text:span text:style-name="T85_74"><text:s/></text:span><text:span text:style-name="T85_75">edge</text:span><text:span text:style-name="T85_76"><text:s/></text:span><text:span text:style-name="T85_77">and</text:span><text:span text:style-name="T85_78"><text:s/></text:span><text:span text:style-name="T85_79">the</text:span><text:span text:style-name="T85_80"><text:s/></text:span><text:span text:style-name="T85_81">rest</text:span><text:span text:style-name="T85_82"><text:s/></text:span><text:span text:style-name="T85_83">of</text:span><text:span text:style-name="T85_84"><text:s/></text:span><text:span text:style-name="T85_85">the</text:span><text:span text:style-name="T85_86"><text:s/></text:span><text:span text:style-name="T85_87">body</text:span><text:span text:style-name="T85_88"><text:s/></text:span><text:span text:style-name="T85_89">is</text:span><text:span text:style-name="T85_90"><text:s/></text:span><text:span text:style-name="T85_91">floating</text:span><text:span text:style-name="T85_92"><text:s/></text:span><text:span text:style-name="T85_93">in</text:span><text:span text:style-name="T85_94"><text:s/></text:span><text:span text:style-name="T85_95">the</text:span><text:span text:style-name="T85_96"><text:s/></text:span><text:span text:style-name="T85_97">air</text:span><text:span text:style-name="T85_98">.</text:span></text:p>
      <text:p text:style-name="P86"/>
      <text:h text:style-name="P87" text:outline-level="10"><text:bookmark-start text:name="h.so06o9w9gvld"/><text:bookmark-end text:name="h.so06o9w9gvld"/><text:span text:style-name="T87_1">2.<text:s/></text:span><text:span text:style-name="T87_2">Reports</text:span></text:h>
      <text:p text:style-name="P88"><text:span text:style-name="T88_1">In</text:span><text:span text:style-name="T88_2"><text:s/></text:span><text:span text:style-name="T88_3">the</text:span><text:span text:style-name="T88_4"><text:s/></text:span><text:span text:style-name="T88_5">previous</text:span><text:span text:style-name="T88_6"><text:s/></text:span><text:span text:style-name="T88_7">meeting</text:span><text:span text:style-name="T88_8">,<text:s/></text:span><text:span text:style-name="T88_9">we</text:span><text:span text:style-name="T88_10"><text:s/></text:span><text:span text:style-name="T88_11">did</text:span><text:span text:style-name="T88_12"><text:s/></text:span><text:span text:style-name="T88_13">not</text:span><text:span text:style-name="T88_14"><text:s/></text:span><text:span text:style-name="T88_15">know</text:span><text:span text:style-name="T88_16"><text:s/></text:span><text:span text:style-name="T88_17">what</text:span><text:span text:style-name="T88_18"><text:s/></text:span><text:span text:style-name="T88_19">we</text:span><text:span text:style-name="T88_20"><text:s/></text:span><text:span text:style-name="T88_21">could</text:span><text:span text:style-name="T88_22"><text:s/></text:span><text:span text:style-name="T88_23">and</text:span><text:span text:style-name="T88_24"><text:s/></text:span><text:span text:style-name="T88_25">not</text:span><text:span text:style-name="T88_26"><text:s/></text:span><text:span text:style-name="T88_27">could</text:span><text:span text:style-name="T88_28"><text:s/></text:span><text:span text:style-name="T88_29">use</text:span><text:span text:style-name="T88_30"><text:s/></text:span><text:span text:style-name="T88_31">of</text:span><text:span text:style-name="T88_32"><text:s/></text:span><text:span text:style-name="T88_33">the</text:span><text:span text:style-name="T88_34"><text:s/></text:span><text:span text:style-name="T88_35">framework</text:span><text:span text:style-name="T88_36">.<text:s/></text:span><text:span text:style-name="T88_37">We</text:span><text:span text:style-name="T88_38"><text:s/></text:span><text:span text:style-name="T88_39">asked</text:span><text:span text:style-name="T88_40"><text:s/></text:span><text:span text:style-name="T88_41">our</text:span><text:span text:style-name="T88_42"><text:s/></text:span><text:span text:style-name="T88_43">mentor</text:span><text:span text:style-name="T88_44"><text:s/></text:span><text:span text:style-name="T88_45">last</text:span><text:span text:style-name="T88_46"><text:s/></text:span><text:span text:style-name="T88_47">thursday</text:span><text:span text:style-name="T88_48"><text:s/></text:span><text:span text:style-name="T88_49">about</text:span><text:span text:style-name="T88_50"><text:s/></text:span><text:span text:style-name="T88_51">this</text:span><text:span text:style-name="T88_52"><text:s/></text:span><text:span text:style-name="T88_53">and</text:span><text:span text:style-name="T88_54"><text:s/></text:span><text:span text:style-name="T88_55">he</text:span><text:span text:style-name="T88_56"><text:s/></text:span><text:span text:style-name="T88_57">said</text:span><text:span text:style-name="T88_58"><text:s/></text:span><text:span text:style-name="T88_59">that</text:span><text:span text:style-name="T88_60"><text:s/></text:span><text:span text:style-name="T88_61">we</text:span><text:span text:style-name="T88_62"><text:s/></text:span><text:span text:style-name="T88_63">are</text:span><text:span text:style-name="T88_64"><text:s/></text:span><text:span text:style-name="T88_65">only</text:span><text:span text:style-name="T88_66"><text:s/></text:span><text:span text:style-name="T88_67">allowed</text:span><text:span text:style-name="T88_68"><text:s/></text:span><text:span text:style-name="T88_69">to</text:span><text:span text:style-name="T88_70"><text:s/></text:span><text:span text:style-name="T88_71">paint</text:span><text:span text:style-name="T88_72"><text:s/></text:span><text:span text:style-name="T88_73">with</text:span><text:span text:style-name="T88_74"><text:s/></text:span><text:span text:style-name="T88_75">the</text:span><text:span text:style-name="T88_76"><text:s/></text:span><text:span text:style-name="T88_77">framework</text:span><text:span text:style-name="T88_78">,<text:s/></text:span><text:span text:style-name="T88_79">the</text:span><text:span text:style-name="T88_80"><text:s/></text:span><text:span text:style-name="T88_81">rest</text:span><text:span text:style-name="T88_82"><text:s/></text:span><text:span text:style-name="T88_83">should</text:span><text:span text:style-name="T88_84"><text:s/></text:span><text:span text:style-name="T88_85">be</text:span><text:span text:style-name="T88_86"><text:s/></text:span><text:span text:style-name="T88_87">handled</text:span><text:span text:style-name="T88_88"><text:s/></text:span><text:span text:style-name="T88_89">by</text:span><text:span text:style-name="T88_90"><text:s/></text:span><text:span text:style-name="T88_91">our</text:span><text:span text:style-name="T88_92"><text:s/></text:span><text:span text:style-name="T88_93">model</text:span><text:span text:style-name="T88_94">.<text:s/></text:span><text:span text:style-name="T88_95">The</text:span><text:span text:style-name="T88_96"><text:s/></text:span><text:span text:style-name="T88_97">framework</text:span><text:span text:style-name="T88_98"><text:s/></text:span><text:span text:style-name="T88_99">then</text:span><text:span text:style-name="T88_100"><text:s/></text:span><text:span text:style-name="T88_101">get</text:span><text:span text:style-name="T88_102"><text:s/></text:span><text:span text:style-name="T88_103">everything</text:span><text:span text:style-name="T88_104"><text:s/></text:span><text:span text:style-name="T88_105">from</text:span><text:span text:style-name="T88_106"><text:s/></text:span><text:span text:style-name="T88_107">our</text:span><text:span text:style-name="T88_108"><text:s/></text:span><text:span text:style-name="T88_109">model</text:span><text:span text:style-name="T88_110">.</text:span></text:p>
      <text:h text:style-name="P89" text:outline-level="10"><text:bookmark-start text:name="h.4ekrbjbfpl3i"/><text:bookmark-end text:name="h.4ekrbjbfpl3i"/><text:span text:style-name="T89_1">3.<text:s/></text:span><text:span text:style-name="T89_2">Discussion</text:span><text:span text:style-name="T89_3"><text:s/></text:span><text:span text:style-name="T89_4">items</text:span></text:h>
      <text:p text:style-name="P90"><text:span text:style-name="T90_1">We</text:span><text:span text:style-name="T90_2"><text:s/></text:span><text:span text:style-name="T90_3">should</text:span><text:span text:style-name="T90_4"><text:s/></text:span><text:span text:style-name="T90_5">make</text:span><text:span text:style-name="T90_6"><text:s/></text:span><text:span text:style-name="T90_7">use</text:span><text:span text:style-name="T90_8"><text:s/></text:span><text:span text:style-name="T90_9">cases</text:span><text:span text:style-name="T90_10"><text:s/></text:span><text:span text:style-name="T90_11">in</text:span><text:span text:style-name="T90_12"><text:s/></text:span><text:span text:style-name="T90_13">text</text:span><text:span text:style-name="T90_14"><text:s/></text:span><text:span text:style-name="T90_15">format</text:span><text:span text:style-name="T90_16">,<text:s/></text:span><text:span text:style-name="T90_17">a</text:span><text:span text:style-name="T90_18"><text:s/></text:span><text:span text:style-name="T90_19">domain</text:span><text:span text:style-name="T90_20"><text:s/></text:span><text:span text:style-name="T90_21">model</text:span><text:span text:style-name="T90_22">,<text:s/></text:span><text:span text:style-name="T90_23">structure</text:span><text:span text:style-name="T90_24"><text:s/></text:span><text:span text:style-name="T90_25">the</text:span><text:span text:style-name="T90_26"><text:s/></text:span><text:span text:style-name="T90_27">model</text:span><text:span text:style-name="T90_28">,<text:s/></text:span><text:span text:style-name="T90_29">start</text:span><text:span text:style-name="T90_30"><text:s/></text:span><text:span text:style-name="T90_31">coding</text:span><text:span text:style-name="T90_32"><text:s/></text:span><text:span text:style-name="T90_33">the</text:span><text:span text:style-name="T90_34"><text:s/></text:span><text:span text:style-name="T90_35">model</text:span><text:span text:style-name="T90_36">.<text:s/></text:span><text:span text:style-name="T90_37">Starting</text:span><text:span text:style-name="T90_38"><text:s/></text:span><text:span text:style-name="T90_39">with</text:span><text:span text:style-name="T90_40"><text:s/></text:span><text:span text:style-name="T90_41">use</text:span><text:span text:style-name="T90_42"><text:s/></text:span><text:span text:style-name="T90_43">cases</text:span><text:span text:style-name="T90_44">,<text:s/></text:span><text:span text:style-name="T90_45">domain</text:span><text:span text:style-name="T90_46"><text:s/></text:span><text:span text:style-name="T90_47">model</text:span><text:span text:style-name="T90_48"><text:s/></text:span><text:span text:style-name="T90_49">and</text:span><text:span text:style-name="T90_50"><text:s/></text:span><text:span text:style-name="T90_51">a</text:span><text:span text:style-name="T90_52"><text:s/></text:span><text:span text:style-name="T90_53">sketch</text:span><text:span text:style-name="T90_54"><text:s/></text:span><text:span text:style-name="T90_55">of</text:span><text:span text:style-name="T90_56"><text:s/></text:span><text:span text:style-name="T90_57">the</text:span><text:span text:style-name="T90_58"><text:s/></text:span><text:span text:style-name="T90_59">GUI</text:span><text:span text:style-name="T90_60"><text:s/></text:span><text:span text:style-name="T90_61">on</text:span><text:span text:style-name="T90_62"><text:s/></text:span><text:span text:style-name="T90_63">monday</text:span><text:span text:style-name="T90_64">,<text:s/></text:span><text:span text:style-name="T90_65">and</text:span><text:span text:style-name="T90_66"><text:s/></text:span><text:span text:style-name="T90_67">proceed</text:span><text:span text:style-name="T90_68"><text:s/></text:span><text:span text:style-name="T90_69">with</text:span><text:span text:style-name="T90_70"><text:s/></text:span><text:span text:style-name="T90_71">everything</text:span><text:span text:style-name="T90_72"><text:s/></text:span><text:span text:style-name="T90_73">as</text:span><text:span text:style-name="T90_74"><text:s/></text:span><text:span text:style-name="T90_75">we</text:span><text:span text:style-name="T90_76"><text:s/></text:span><text:span text:style-name="T90_77">are</text:span><text:span text:style-name="T90_78"><text:s/></text:span><text:span text:style-name="T90_79">done</text:span><text:span text:style-name="T90_80"><text:s/></text:span><text:span text:style-name="T90_81">with</text:span><text:span text:style-name="T90_82"><text:s/></text:span><text:span text:style-name="T90_83">the</text:span><text:span text:style-name="T90_84"><text:s/></text:span><text:span text:style-name="T90_85">work</text:span><text:span text:style-name="T90_86">.</text:span></text:p>
      <text:p text:style-name="P91"/>
      <text:p text:style-name="P92"><text:span text:style-name="T92_1">In</text:span><text:span text:style-name="T92_2"><text:s/></text:span><text:span text:style-name="T92_3">the</text:span><text:span text:style-name="T92_4"><text:s/></text:span><text:span text:style-name="T92_5">GUI</text:span><text:span text:style-name="T92_6">,<text:s/></text:span><text:span text:style-name="T92_7">we</text:span><text:span text:style-name="T92_8"><text:s/></text:span><text:span text:style-name="T92_9">are</text:span><text:span text:style-name="T92_10"><text:s/></text:span><text:span text:style-name="T92_11">going</text:span><text:span text:style-name="T92_12"><text:s/></text:span><text:span text:style-name="T92_13">to</text:span><text:span text:style-name="T92_14"><text:s/></text:span><text:span text:style-name="T92_15">have</text:span><text:span text:style-name="T92_16"><text:s/></text:span><text:span text:style-name="T92_17">a</text:span><text:span text:style-name="T92_18"><text:s/></text:span><text:span text:style-name="T92_19">bar</text:span><text:span text:style-name="T92_20"><text:s/></text:span><text:span text:style-name="T92_21">that</text:span><text:span text:style-name="T92_22"><text:s/></text:span><text:span text:style-name="T92_23">shows</text:span><text:span text:style-name="T92_24"><text:s/></text:span><text:span text:style-name="T92_25">the</text:span><text:span text:style-name="T92_26"><text:s/></text:span><text:span text:style-name="T92_27">elapsed</text:span><text:span text:style-name="T92_28"><text:s/></text:span><text:span text:style-name="T92_29">time</text:span><text:span text:style-name="T92_30"><text:s/></text:span><text:span text:style-name="T92_31">since</text:span><text:span text:style-name="T92_32"><text:s/></text:span><text:span text:style-name="T92_33">the</text:span><text:span text:style-name="T92_34"><text:s/></text:span><text:span text:style-name="T92_35">player</text:span><text:span text:style-name="T92_36"><text:s/></text:span><text:span text:style-name="T92_37">started</text:span><text:span text:style-name="T92_38"><text:s/></text:span><text:span text:style-name="T92_39">the</text:span><text:span text:style-name="T92_40"><text:s/></text:span><text:span text:style-name="T92_41">level</text:span><text:span text:style-name="T92_42">.<text:s/></text:span><text:span text:style-name="T92_43">We</text:span><text:span text:style-name="T92_44"><text:s/></text:span><text:span text:style-name="T92_45">are</text:span><text:span text:style-name="T92_46"><text:s/></text:span><text:span text:style-name="T92_47">also</text:span><text:span text:style-name="T92_48"><text:s/></text:span><text:span text:style-name="T92_49">going</text:span><text:span text:style-name="T92_50"><text:s/></text:span><text:span text:style-name="T92_51">to</text:span><text:span text:style-name="T92_52"><text:s/></text:span><text:span text:style-name="T92_53">show</text:span><text:span text:style-name="T92_54"><text:s/></text:span><text:span text:style-name="T92_55">number</text:span><text:span text:style-name="T92_56"><text:s/></text:span><text:span text:style-name="T92_57">of</text:span><text:span text:style-name="T92_58"><text:s/></text:span><text:span text:style-name="T92_59">lives</text:span><text:span text:style-name="T92_60"><text:s/></text:span><text:span text:style-name="T92_61">left</text:span><text:span text:style-name="T92_62"><text:s/></text:span><text:span text:style-name="T92_63">or</text:span><text:span text:style-name="T92_64"><text:s/></text:span><text:span text:style-name="T92_65">a</text:span><text:span text:style-name="T92_66"><text:s/></text:span><text:span text:style-name="T92_67">death</text:span><text:span text:style-name="T92_68"><text:s/></text:span><text:span text:style-name="T92_69">count</text:span><text:span text:style-name="T92_70"><text:s/></text:span><text:span text:style-name="T92_71">that</text:span><text:span text:style-name="T92_72"><text:s/></text:span><text:span text:style-name="T92_73">is</text:span><text:span text:style-name="T92_74"><text:s/></text:span><text:span text:style-name="T92_75">counting</text:span><text:span text:style-name="T92_76"><text:s/></text:span><text:span text:style-name="T92_77">number</text:span><text:span text:style-name="T92_78"><text:s/></text:span><text:span text:style-name="T92_79">of</text:span><text:span text:style-name="T92_80"><text:s/></text:span><text:span text:style-name="T92_81">times</text:span><text:span text:style-name="T92_82"><text:s/></text:span><text:span text:style-name="T92_83">you</text:span><text:span text:style-name="T92_84"><text:s/></text:span><text:span text:style-name="T92_85">have</text:span><text:span text:style-name="T92_86"><text:s/></text:span><text:span text:style-name="T92_87">died</text:span><text:span text:style-name="T92_88">.<text:s/></text:span><text:span text:style-name="T92_89">The</text:span><text:span text:style-name="T92_90"><text:s/></text:span><text:span text:style-name="T92_91">elapsed</text:span><text:span text:style-name="T92_92"><text:s/></text:span><text:span text:style-name="T92_93">time</text:span><text:span text:style-name="T92_94"><text:s/></text:span><text:span text:style-name="T92_95">should</text:span><text:span text:style-name="T92_96"><text:s/></text:span><text:span text:style-name="T92_97">be</text:span><text:span text:style-name="T92_98"><text:s/></text:span><text:span text:style-name="T92_99">in</text:span><text:span text:style-name="T92_100"><text:s/></text:span><text:span text:style-name="T92_101">the</text:span><text:span text:style-name="T92_102"><text:s/></text:span><text:span text:style-name="T92_103">player</text:span><text:span text:style-name="T92_104"><text:s/></text:span><text:span text:style-name="T92_105">class</text:span><text:span text:style-name="T92_106">.<text:s/></text:span><text:span text:style-name="T92_107">It</text:span><text:span text:style-name="T92_108"><text:s/></text:span><text:span text:style-name="T92_109">is</text:span><text:span text:style-name="T92_110"><text:s/></text:span><text:span text:style-name="T92_111">going</text:span><text:span text:style-name="T92_112"><text:s/></text:span><text:span text:style-name="T92_113">to</text:span><text:span text:style-name="T92_114"><text:s/></text:span><text:span text:style-name="T92_115">start</text:span><text:span text:style-name="T92_116"><text:s/></text:span><text:span text:style-name="T92_117">when</text:span><text:span text:style-name="T92_118"><text:s/></text:span><text:span text:style-name="T92_119">you</text:span><text:span text:style-name="T92_120"><text:s/></text:span><text:span text:style-name="T92_121">start</text:span><text:span text:style-name="T92_122"><text:s/></text:span><text:span text:style-name="T92_123">the</text:span><text:span text:style-name="T92_124"><text:s/></text:span><text:span text:style-name="T92_125">level</text:span><text:span text:style-name="T92_126"><text:s/></text:span><text:span text:style-name="T92_127">and</text:span><text:span text:style-name="T92_128"><text:s/></text:span><text:span text:style-name="T92_129">should</text:span><text:span text:style-name="T92_130"><text:s/></text:span><text:span text:style-name="T92_131">update</text:span><text:span text:style-name="T92_132"><text:s/></text:span><text:span text:style-name="T92_133">very</text:span><text:span text:style-name="T92_134"><text:s/></text:span><text:span text:style-name="T92_135">frequent</text:span><text:span text:style-name="T92_136">.<text:s/></text:span><text:span text:style-name="T92_137">We</text:span><text:span text:style-name="T92_138"><text:s/></text:span><text:span text:style-name="T92_139">may</text:span><text:span text:style-name="T92_140"><text:s/></text:span><text:span text:style-name="T92_141">show</text:span><text:span text:style-name="T92_142"><text:s/></text:span><text:span text:style-name="T92_143">the</text:span><text:span text:style-name="T92_144"><text:s/></text:span><text:span text:style-name="T92_145">time</text:span><text:span text:style-name="T92_146"><text:s/></text:span><text:span text:style-name="T92_147">with</text:span><text:span text:style-name="T92_148"><text:s/></text:span><text:span text:style-name="T92_149">milliseconds</text:span><text:span text:style-name="T92_150">.<text:s/></text:span></text:p>
      <text:p text:style-name="P93"/>
      <text:p text:style-name="P94"><text:span text:style-name="T94_1">We</text:span><text:span text:style-name="T94_2"><text:s/></text:span><text:span text:style-name="T94_3">discussed</text:span><text:span text:style-name="T94_4"><text:s/></text:span><text:span text:style-name="T94_5">how</text:span><text:span text:style-name="T94_6"><text:s/></text:span><text:span text:style-name="T94_7">to</text:span><text:span text:style-name="T94_8"><text:s/></text:span><text:span text:style-name="T94_9">design</text:span><text:span text:style-name="T94_10"><text:s/></text:span><text:span text:style-name="T94_11">the</text:span><text:span text:style-name="T94_12"><text:s/></text:span><text:span text:style-name="T94_13">main</text:span><text:span text:style-name="T94_14"><text:s/></text:span><text:span text:style-name="T94_15">menu</text:span><text:span text:style-name="T94_16">.<text:s/></text:span><text:span text:style-name="T94_17">We</text:span><text:span text:style-name="T94_18"><text:s/></text:span><text:span text:style-name="T94_19">came</text:span><text:span text:style-name="T94_20"><text:s/></text:span><text:span text:style-name="T94_21">up</text:span><text:span text:style-name="T94_22"><text:s/></text:span><text:span text:style-name="T94_23">with</text:span><text:span text:style-name="T94_24"><text:s/></text:span><text:span text:style-name="T94_25">the</text:span><text:span text:style-name="T94_26"><text:s/></text:span><text:span text:style-name="T94_27">solution</text:span><text:span text:style-name="T94_28"><text:s/></text:span><text:span text:style-name="T94_29">to</text:span><text:span text:style-name="T94_30"><text:s/></text:span><text:span text:style-name="T94_31">have</text:span><text:span text:style-name="T94_32"><text:s/></text:span><text:span text:style-name="T94_33">a</text:span><text:span text:style-name="T94_34"><text:s/></text:span><text:span text:style-name="T94_35">background</text:span><text:span text:style-name="T94_36"><text:s/></text:span><text:span text:style-name="T94_37">that</text:span><text:span text:style-name="T94_38"><text:s/></text:span><text:span text:style-name="T94_39">represent</text:span><text:span text:style-name="T94_40"><text:s/></text:span><text:span text:style-name="T94_41">the</text:span><text:span text:style-name="T94_42"><text:s/></text:span><text:span text:style-name="T94_43">game</text:span><text:span text:style-name="T94_44">,<text:s/></text:span><text:span text:style-name="T94_45">maybe</text:span><text:span text:style-name="T94_46"><text:s/></text:span><text:span text:style-name="T94_47">some</text:span><text:span text:style-name="T94_48"><text:s/></text:span><text:span text:style-name="T94_49">sort</text:span><text:span text:style-name="T94_50"><text:s/></text:span><text:span text:style-name="T94_51">of</text:span><text:span text:style-name="T94_52"><text:s/></text:span><text:span text:style-name="T94_53">dynamic</text:span><text:span text:style-name="T94_54"><text:s/></text:span><text:span text:style-name="T94_55">background</text:span><text:span text:style-name="T94_56">.<text:s/></text:span><text:span text:style-name="T94_57">The</text:span><text:span text:style-name="T94_58"><text:s/></text:span><text:span text:style-name="T94_59">game</text:span><text:span text:style-name="T94_60"><text:s/></text:span><text:span text:style-name="T94_61">logo</text:span><text:span text:style-name="T94_62"><text:s/></text:span><text:span text:style-name="T94_63">on</text:span><text:span text:style-name="T94_64"><text:s/></text:span><text:span text:style-name="T94_65">the</text:span><text:span text:style-name="T94_66"><text:s/></text:span><text:span text:style-name="T94_67">top</text:span><text:span text:style-name="T94_68">,<text:s/></text:span><text:span text:style-name="T94_69">and</text:span><text:span text:style-name="T94_70"><text:s/></text:span><text:span text:style-name="T94_71">buttons</text:span><text:span text:style-name="T94_72"><text:s/></text:span><text:span text:style-name="T94_73">with</text:span><text:span text:style-name="T94_74"><text:s/></text:span><text:span text:style-name="T94_75">the</text:span><text:span text:style-name="T94_76"><text:s/></text:span><text:span text:style-name="T94_77">same</text:span><text:span text:style-name="T94_78"><text:s/></text:span><text:span text:style-name="T94_79">theme</text:span><text:span text:style-name="T94_80"><text:s/></text:span><text:span text:style-name="T94_81">as</text:span><text:span text:style-name="T94_82"><text:s/></text:span><text:span text:style-name="T94_83">the</text:span><text:span text:style-name="T94_84"><text:s/></text:span><text:span text:style-name="T94_85">rest</text:span><text:span text:style-name="T94_86"><text:s/></text:span><text:span text:style-name="T94_87">of</text:span><text:span text:style-name="T94_88"><text:s/></text:span><text:span text:style-name="T94_89">the</text:span><text:span text:style-name="T94_90"><text:s/></text:span><text:span text:style-name="T94_91">game</text:span><text:span text:style-name="T94_92">.</text:span></text:p>
      <text:p text:style-name="P95"/>
      <text:p text:style-name="P96"/>
      <text:h text:style-name="P97" text:outline-level="10"><text:bookmark-start text:name="h.emx01xfbvsqq"/><text:bookmark-end text:name="h.emx01xfbvsqq"/><text:span text:style-name="T97_1">4.<text:s/></text:span><text:span text:style-name="T97_2">Outcomes</text:span><text:span text:style-name="T97_3"><text:s/></text:span><text:span text:style-name="T97_4">and</text:span><text:span text:style-name="T97_5"><text:s/></text:span><text:span text:style-name="T97_6">assignments</text:span></text:h>
      <text:p text:style-name="P98"><text:span text:style-name="T98_1">Simon</text:span><text:span text:style-name="T98_2"><text:s/></text:span><text:span text:style-name="T98_3">start</text:span><text:span text:style-name="T98_4"><text:s/></text:span><text:span text:style-name="T98_5">sketching</text:span><text:span text:style-name="T98_6"><text:s/></text:span><text:span text:style-name="T98_7">on</text:span><text:span text:style-name="T98_8"><text:s/></text:span><text:span text:style-name="T98_9">the</text:span><text:span text:style-name="T98_10"><text:s/></text:span><text:span text:style-name="T98_11">GUI</text:span><text:span text:style-name="T98_12">.</text:span></text:p>
      <text:p text:style-name="P99"><text:span text:style-name="T99_1">Arvid</text:span><text:span text:style-name="T99_2"><text:s/></text:span><text:span text:style-name="T99_3">and</text:span><text:span text:style-name="T99_4"><text:s/></text:span><text:span text:style-name="T99_5">Henrik</text:span><text:span text:style-name="T99_6"><text:s/></text:span><text:span text:style-name="T99_7">is</text:span><text:span text:style-name="T99_8"><text:s/></text:span><text:span text:style-name="T99_9">going</text:span><text:span text:style-name="T99_10"><text:s/></text:span><text:span text:style-name="T99_11">to</text:span><text:span text:style-name="T99_12"><text:s/></text:span><text:span text:style-name="T99_13">make</text:span><text:span text:style-name="T99_14"><text:s/></text:span><text:span text:style-name="T99_15">the</text:span><text:span text:style-name="T99_16"><text:s/></text:span><text:span text:style-name="T99_17">domain</text:span><text:span text:style-name="T99_18"><text:s/></text:span><text:span text:style-name="T99_19">model</text:span><text:span text:style-name="T99_20">.</text:span></text:p>
      <text:p text:style-name="P100"><text:span text:style-name="T100_1">Sean</text:span><text:span text:style-name="T100_2"><text:s/></text:span><text:span text:style-name="T100_3">starts</text:span><text:span text:style-name="T100_4"><text:s/></text:span><text:span text:style-name="T100_5">with</text:span><text:span text:style-name="T100_6"><text:s/></text:span><text:span text:style-name="T100_7">the</text:span><text:span text:style-name="T100_8"><text:s/></text:span><text:span text:style-name="T100_9">use</text:span><text:span text:style-name="T100_10"><text:s/></text:span><text:span text:style-name="T100_11">cases</text:span><text:span text:style-name="T100_12"><text:s/></text:span><text:span text:style-name="T100_13">in</text:span><text:span text:style-name="T100_14"><text:s/></text:span><text:span text:style-name="T100_15">text</text:span><text:span text:style-name="T100_16"><text:s/></text:span><text:span text:style-name="T100_17">format</text:span><text:span text:style-name="T100_18">.</text:span></text:p>
      <text:p text:style-name="P101"/>
      <text:h text:style-name="P102" text:outline-level="10"><text:bookmark-start text:name="h.89d2y56s7a4u"/><text:bookmark-end text:name="h.89d2y56s7a4u"/><text:span text:style-name="T102_1">5.<text:s/></text:span><text:span text:style-name="T102_2">Wrap</text:span><text:span text:style-name="T102_3"><text:s/></text:span><text:span text:style-name="T102_4">up</text:span></text:h>
      <text:p text:style-name="P103"><text:span text:style-name="T103_1">1.<text:s/></text:span><text:span text:style-name="T103_2">Nothing</text:span><text:span text:style-name="T103_3"><text:s/></text:span><text:span text:style-name="T103_4">is</text:span><text:span text:style-name="T103_5"><text:s/></text:span><text:span text:style-name="T103_6">unsolved</text:span><text:span text:style-name="T103_7"><text:s/></text:span><text:span text:style-name="T103_8">for</text:span><text:span text:style-name="T103_9"><text:s/></text:span><text:span text:style-name="T103_10">the</text:span><text:span text:style-name="T103_11"><text:s/></text:span><text:span text:style-name="T103_12">moment</text:span><text:span text:style-name="T103_13">.</text:span></text:p>
      <text:p text:style-name="P104"><text:span text:style-name="T104_1">2.<text:s/></text:span><text:span text:style-name="T104_2">Next</text:span><text:span text:style-name="T104_3"><text:s/></text:span><text:span text:style-name="T104_4">meeting</text:span><text:span text:style-name="T104_5"><text:s/></text:span><text:span text:style-name="T104_6">is</text:span><text:span text:style-name="T104_7"><text:s/></text:span><text:span text:style-name="T104_8">a</text:span><text:span text:style-name="T104_9"><text:s/></text:span><text:span text:style-name="T104_10">lunch</text:span><text:span text:style-name="T104_11"><text:s/></text:span><text:span text:style-name="T104_12">meeting</text:span><text:span text:style-name="T104_13"><text:s/></text:span><text:span text:style-name="T104_14">from</text:span><text:span text:style-name="T104_15"><text:s/>12<text:s/></text:span><text:span text:style-name="T104_16">on</text:span><text:span text:style-name="T104_17"><text:s/></text:span><text:span text:style-name="T104_18">thursday</text:span><text:span text:style-name="T104_19"><text:s/></text:span><text:span text:style-name="T104_20">the</text:span><text:span text:style-name="T104_21"><text:s/>22</text:span><text:span text:style-name="T104_22">nd</text:span><text:span text:style-name="T104_23"><text:s/></text:span><text:span text:style-name="T104_24">March</text:span><text:span text:style-name="T104_25">.</text:span></text:p>
      <text:p text:style-name="P105"/>
      <text:h text:style-name="P106" text:outline-level="10"><text:bookmark-start text:name="h.pxgf9atxv58t"/><text:bookmark-end text:name="h.pxgf9atxv58t"/><text:span text:style-name="T106_1">Meeting</text:span><text:span text:style-name="T106_2"><text:s/>4</text:span></text:h>
      <text:p text:style-name="P107"><text:span text:style-name="T107_1">Location</text:span><text:span text:style-name="T107_2">:<text:tab/>6207<text:s/></text:span><text:span text:style-name="T107_3">in</text:span><text:span text:style-name="T107_4"><text:s/></text:span><text:span text:style-name="T107_5">EDIT</text:span><text:span text:style-name="T107_6">-</text:span><text:span text:style-name="T107_7">grupprum</text:span></text:p>
      <text:p text:style-name="P108"><text:span text:style-name="T108_1">Date</text:span><text:span text:style-name="T108_2">:<text:tab/><text:tab/>22</text:span><text:span text:style-name="T108_3">nd</text:span><text:span text:style-name="T108_4"><text:s/></text:span><text:span text:style-name="T108_5">March</text:span><text:span text:style-name="T108_6"><text:s/>2012</text:span></text:p>
      <text:p text:style-name="P109"><text:span text:style-name="T109_1">Time</text:span><text:span text:style-name="T109_2">:<text:tab/><text:tab/>13.07</text:span></text:p>
      <text:p text:style-name="P110"><text:span text:style-name="T110_1">Facilitator</text:span><text:span text:style-name="T110_2">:<text:tab/></text:span><text:span text:style-name="T110_3">Simon</text:span><text:span text:style-name="T110_4"><text:s/></text:span><text:span text:style-name="T110_5">Almgren</text:span></text:p>
      <text:p text:style-name="P111"><text:span text:style-name="T111_1">Participant</text:span><text:span text:style-name="T111_2">:<text:tab/></text:span><text:span text:style-name="T111_3">Sean</text:span><text:span text:style-name="T111_4"><text:s/></text:span><text:span text:style-name="T111_5">Pavlov</text:span><text:span text:style-name="T111_6">,<text:s/></text:span><text:span text:style-name="T111_7">Henrik</text:span><text:span text:style-name="T111_8"><text:s/></text:span><text:span text:style-name="T111_9">Alburg</text:span><text:span text:style-name="T111_10"><text:s/></text:span><text:span text:style-name="T111_11">and</text:span><text:span text:style-name="T111_12"><text:s/></text:span><text:span text:style-name="T111_13">Simon</text:span><text:span text:style-name="T111_14"><text:s/></text:span><text:span text:style-name="T111_15">Almgren</text:span></text:p>
      <text:p text:style-name="P112"/>
      <text:h text:style-name="P113" text:outline-level="10"><text:bookmark-start text:name="h.vkty4sbc4ip1"/><text:bookmark-end text:name="h.vkty4sbc4ip1"/><text:span text:style-name="T113_1">1.<text:s/></text:span><text:span text:style-name="T113_2">Objectives</text:span></text:h>
      <text:p text:style-name="P114"><text:span text:style-name="T114_1">We</text:span><text:span text:style-name="T114_2"><text:s/></text:span><text:span text:style-name="T114_3">have</text:span><text:span text:style-name="T114_4"><text:s/></text:span><text:span text:style-name="T114_5">not</text:span><text:span text:style-name="T114_6"><text:s/></text:span><text:span text:style-name="T114_7">decided</text:span><text:span text:style-name="T114_8"><text:s/></text:span><text:span text:style-name="T114_9">how</text:span><text:span text:style-name="T114_10"><text:s/></text:span><text:span text:style-name="T114_11">to</text:span><text:span text:style-name="T114_12"><text:s/></text:span><text:span text:style-name="T114_13">read</text:span><text:span text:style-name="T114_14"><text:s/></text:span><text:span text:style-name="T114_15">the</text:span><text:span text:style-name="T114_16"><text:s/></text:span><text:span text:style-name="T114_17">levels</text:span><text:span text:style-name="T114_18"><text:s/></text:span><text:span text:style-name="T114_19">from</text:span><text:span text:style-name="T114_20"><text:s/></text:span><text:span text:style-name="T114_21">input</text:span><text:span text:style-name="T114_22"><text:s/></text:span><text:span text:style-name="T114_23">in</text:span><text:span text:style-name="T114_24"><text:s/></text:span><text:span text:style-name="T114_25">the</text:span><text:span text:style-name="T114_26"><text:s/></text:span><text:span text:style-name="T114_27">model</text:span><text:span text:style-name="T114_28">.<text:s/></text:span><text:span text:style-name="T114_29">We</text:span><text:span text:style-name="T114_30"><text:s/></text:span><text:span text:style-name="T114_31">now</text:span><text:span text:style-name="T114_32"><text:s/></text:span><text:span text:style-name="T114_33">know</text:span><text:span text:style-name="T114_34"><text:s/></text:span><text:span text:style-name="T114_35">how</text:span><text:span text:style-name="T114_36"><text:s/></text:span><text:span text:style-name="T114_37">to</text:span><text:span text:style-name="T114_38"><text:s/></text:span><text:span text:style-name="T114_39">solve</text:span><text:span text:style-name="T114_40"><text:s/></text:span><text:span text:style-name="T114_41">this</text:span><text:span text:style-name="T114_42">,<text:s/></text:span><text:span text:style-name="T114_43">we</text:span><text:span text:style-name="T114_44"><text:s/></text:span><text:span text:style-name="T114_45">are</text:span><text:span text:style-name="T114_46"><text:s/></text:span><text:span text:style-name="T114_47">primarily</text:span><text:span text:style-name="T114_48"><text:s/></text:span><text:span text:style-name="T114_49">going</text:span><text:span text:style-name="T114_50"><text:s/></text:span><text:span text:style-name="T114_51">to</text:span><text:span text:style-name="T114_52"><text:s/></text:span><text:span text:style-name="T114_53">use</text:span><text:span text:style-name="T114_54"><text:s/></text:span><text:span text:style-name="T114_55">the</text:span><text:span text:style-name="T114_56"><text:s/></text:span><text:span text:style-name="T114_57">tile</text:span><text:span text:style-name="T114_58"><text:s/></text:span><text:span text:style-name="T114_59">from</text:span><text:span text:style-name="T114_60"><text:s/></text:span><text:span text:style-name="T114_61">the</text:span><text:span text:style-name="T114_62"><text:s/></text:span><text:span text:style-name="T114_63">tile</text:span><text:span text:style-name="T114_64"><text:s/></text:span><text:span text:style-name="T114_65">class</text:span><text:span text:style-name="T114_66"><text:s/></text:span><text:span text:style-name="T114_67">from</text:span><text:span text:style-name="T114_68"><text:s/></text:span><text:span text:style-name="T114_69">framework</text:span><text:span text:style-name="T114_70"><text:s/></text:span><text:span text:style-name="T114_71">Slick</text:span><text:span text:style-name="T114_72"><text:s/></text:span><text:span text:style-name="T114_73">and</text:span><text:span text:style-name="T114_74"><text:s/></text:span><text:span text:style-name="T114_75">use</text:span><text:span text:style-name="T114_76"><text:s/></text:span><text:span text:style-name="T114_77">that</text:span><text:span text:style-name="T114_78"><text:s/></text:span><text:span text:style-name="T114_79">as</text:span><text:span text:style-name="T114_80"><text:s/></text:span><text:span text:style-name="T114_81">an</text:span><text:span text:style-name="T114_82"><text:s/></text:span><text:span text:style-name="T114_83">input</text:span><text:span text:style-name="T114_84"><text:s/></text:span><text:span text:style-name="T114_85">or</text:span><text:span text:style-name="T114_86"><text:s/></text:span><text:span text:style-name="T114_87">else</text:span><text:span text:style-name="T114_88"><text:s/></text:span><text:span text:style-name="T114_89">we</text:span><text:span text:style-name="T114_90"><text:s/></text:span><text:span text:style-name="T114_91">create</text:span><text:span text:style-name="T114_92"><text:s/></text:span><text:span text:style-name="T114_93">our</text:span><text:span text:style-name="T114_94"><text:s/></text:span><text:span text:style-name="T114_95">own</text:span><text:span text:style-name="T114_96">.</text:span></text:p>
      <text:p text:style-name="P115"/>
      <text:p text:style-name="P116"><text:span text:style-name="T116_1">The</text:span><text:span text:style-name="T116_2"><text:s/></text:span><text:span text:style-name="T116_3">tiles</text:span><text:span text:style-name="T116_4"><text:s/></text:span><text:span text:style-name="T116_5">should</text:span><text:span text:style-name="T116_6"><text:s/></text:span><text:span text:style-name="T116_7">be</text:span><text:span text:style-name="T116_8"><text:s/></text:span><text:span text:style-name="T116_9">smaller</text:span><text:span text:style-name="T116_10">,<text:s/></text:span><text:span text:style-name="T116_11">but</text:span><text:span text:style-name="T116_12"><text:s/></text:span><text:span text:style-name="T116_13">we</text:span><text:span text:style-name="T116_14"><text:s/></text:span><text:span text:style-name="T116_15">can</text:span><text:span text:style-name="T116_16"><text:s/></text:span><text:span text:style-name="T116_17">solve</text:span><text:span text:style-name="T116_18"><text:s/></text:span><text:span text:style-name="T116_19">that</text:span><text:span text:style-name="T116_20"><text:s/></text:span><text:span text:style-name="T116_21">with</text:span><text:span text:style-name="T116_22"><text:s/></text:span><text:span text:style-name="T116_23">the</text:span><text:span text:style-name="T116_24"><text:s/></text:span><text:span text:style-name="T116_25">framework</text:span><text:span text:style-name="T116_26"><text:s/></text:span><text:span text:style-name="T116_27">where</text:span><text:span text:style-name="T116_28"><text:s/></text:span><text:span text:style-name="T116_29">we</text:span><text:span text:style-name="T116_30"><text:s/></text:span><text:span text:style-name="T116_31">could</text:span><text:span text:style-name="T116_32"><text:s/></text:span><text:span text:style-name="T116_33">easily</text:span><text:span text:style-name="T116_34"><text:s/></text:span><text:span text:style-name="T116_35">split</text:span><text:span text:style-name="T116_36"><text:s/></text:span><text:span text:style-name="T116_37">a</text:span><text:span text:style-name="T116_38"><text:s/></text:span><text:span text:style-name="T116_39">tile</text:span><text:span text:style-name="T116_40"><text:s/></text:span><text:span text:style-name="T116_41">into</text:span><text:span text:style-name="T116_42"><text:s/></text:span><text:span text:style-name="T116_43">smaller</text:span><text:span text:style-name="T116_44"><text:s/></text:span><text:span text:style-name="T116_45">parts</text:span><text:span text:style-name="T116_46">.</text:span></text:p>
      <text:h text:style-name="P117" text:outline-level="10"><text:bookmark-start text:name="h.bljz7hcd6e87"/><text:bookmark-end text:name="h.bljz7hcd6e87"/><text:span text:style-name="T117_1">2.<text:s/></text:span><text:span text:style-name="T117_2">Reports</text:span></text:h>
      <text:p text:style-name="P118"><text:span text:style-name="T118_1">We</text:span><text:span text:style-name="T118_2"><text:s/></text:span><text:span text:style-name="T118_3">do</text:span><text:span text:style-name="T118_4"><text:s/></text:span><text:span text:style-name="T118_5">know</text:span><text:span text:style-name="T118_6"><text:s/></text:span><text:span text:style-name="T118_7">how</text:span><text:span text:style-name="T118_8"><text:s/></text:span><text:span text:style-name="T118_9">to</text:span><text:span text:style-name="T118_10"><text:s/></text:span><text:span text:style-name="T118_11">build</text:span><text:span text:style-name="T118_12"><text:s/></text:span><text:span text:style-name="T118_13">levels</text:span><text:span text:style-name="T118_14"><text:s/></text:span><text:span text:style-name="T118_15">with</text:span><text:span text:style-name="T118_16"><text:s/></text:span><text:span text:style-name="T118_17">or</text:span><text:span text:style-name="T118_18"><text:s/></text:span><text:span text:style-name="T118_19">without</text:span><text:span text:style-name="T118_20"><text:s/></text:span><text:span text:style-name="T118_21">framework</text:span><text:span text:style-name="T118_22">.</text:span></text:p>
      <text:p text:style-name="P119"><text:span text:style-name="T119_1">We</text:span><text:span text:style-name="T119_2"><text:s/></text:span><text:span text:style-name="T119_3">will</text:span><text:span text:style-name="T119_4"><text:s/></text:span><text:span text:style-name="T119_5">solve</text:span><text:span text:style-name="T119_6"><text:s/></text:span><text:span text:style-name="T119_7">the</text:span><text:span text:style-name="T119_8"><text:s/></text:span><text:span text:style-name="T119_9">issue</text:span><text:span text:style-name="T119_10"><text:s/></text:span><text:span text:style-name="T119_11">with</text:span><text:span text:style-name="T119_12"><text:s/></text:span><text:span text:style-name="T119_13">the</text:span><text:span text:style-name="T119_14"><text:s/></text:span><text:span text:style-name="T119_15">kangaroo</text:span><text:span text:style-name="T119_16">’</text:span><text:span text:style-name="T119_17">s</text:span><text:span text:style-name="T119_18"><text:s/></text:span><text:span text:style-name="T119_19">tail</text:span><text:span text:style-name="T119_20"><text:s/></text:span><text:span text:style-name="T119_21">until</text:span><text:span text:style-name="T119_22"><text:s/></text:span><text:span text:style-name="T119_23">later</text:span><text:span text:style-name="T119_24">.<text:s/></text:span><text:span text:style-name="T119_25">It</text:span><text:span text:style-name="T119_26"><text:s/></text:span><text:span text:style-name="T119_27">is</text:span><text:span text:style-name="T119_28"><text:s/></text:span><text:span text:style-name="T119_29">not</text:span><text:span text:style-name="T119_30"><text:s/></text:span><text:span text:style-name="T119_31">a</text:span><text:span text:style-name="T119_32"><text:s/></text:span><text:span text:style-name="T119_33">high</text:span><text:span text:style-name="T119_34"><text:s/></text:span><text:span text:style-name="T119_35">priority</text:span><text:span text:style-name="T119_36">.</text:span></text:p>
      <text:h text:style-name="P120" text:outline-level="10"><text:bookmark-start text:name="h.5x30jk598qar"/><text:bookmark-end text:name="h.5x30jk598qar"/><text:span text:style-name="T120_1">3.<text:s/></text:span><text:span text:style-name="T120_2">Discussion</text:span><text:span text:style-name="T120_3"><text:s/></text:span><text:span text:style-name="T120_4">items</text:span></text:h>
      <text:p text:style-name="P121"><text:span text:style-name="T121_1">We</text:span><text:span text:style-name="T121_2"><text:s/></text:span><text:span text:style-name="T121_3">need</text:span><text:span text:style-name="T121_4"><text:s/></text:span><text:span text:style-name="T121_5">to</text:span><text:span text:style-name="T121_6"><text:s/></text:span><text:span text:style-name="T121_7">have</text:span><text:span text:style-name="T121_8"><text:s/></text:span><text:span text:style-name="T121_9">something</text:span><text:span text:style-name="T121_10"><text:s/></text:span><text:span text:style-name="T121_11">runnable</text:span><text:span text:style-name="T121_12"><text:s/></text:span><text:span text:style-name="T121_13">until</text:span><text:span text:style-name="T121_14"><text:s/></text:span><text:span text:style-name="T121_15">thursday</text:span><text:span text:style-name="T121_16">,<text:s/></text:span><text:span text:style-name="T121_17">so</text:span><text:span text:style-name="T121_18"><text:s/></text:span><text:span text:style-name="T121_19">we</text:span><text:span text:style-name="T121_20"><text:s/></text:span><text:span text:style-name="T121_21">decided</text:span><text:span text:style-name="T121_22"><text:s/></text:span><text:span text:style-name="T121_23">that</text:span><text:span text:style-name="T121_24"><text:s/></text:span><text:span text:style-name="T121_25">it</text:span><text:span text:style-name="T121_26"><text:s/></text:span><text:span text:style-name="T121_27">is</text:span><text:span text:style-name="T121_28"><text:s/></text:span><text:span text:style-name="T121_29">going</text:span><text:span text:style-name="T121_30"><text:s/></text:span><text:span text:style-name="T121_31">to</text:span><text:span text:style-name="T121_32"><text:s/></text:span><text:span text:style-name="T121_33">be</text:span><text:span text:style-name="T121_34"><text:s/></text:span><text:span text:style-name="T121_35">the</text:span><text:span text:style-name="T121_36"><text:s/></text:span><text:span text:style-name="T121_37">menusystem</text:span><text:span text:style-name="T121_38">.<text:s/></text:span><text:span text:style-name="T121_39">We</text:span><text:span text:style-name="T121_40"><text:s/></text:span><text:span text:style-name="T121_41">also</text:span><text:span text:style-name="T121_42"><text:s/></text:span><text:span text:style-name="T121_43">need</text:span><text:span text:style-name="T121_44"><text:s/></text:span><text:span text:style-name="T121_45">to</text:span><text:span text:style-name="T121_46"><text:s/></text:span><text:span text:style-name="T121_47">have</text:span><text:span text:style-name="T121_48"><text:s/></text:span><text:span text:style-name="T121_49">started</text:span><text:span text:style-name="T121_50"><text:s/></text:span><text:span text:style-name="T121_51">with</text:span><text:span text:style-name="T121_52"><text:s/></text:span><text:span text:style-name="T121_53">the</text:span><text:span text:style-name="T121_54"><text:s/></text:span><text:span text:style-name="T121_55">coding</text:span><text:span text:style-name="T121_56"><text:s/></text:span><text:span text:style-name="T121_57">and</text:span><text:span text:style-name="T121_58"><text:s/></text:span><text:span text:style-name="T121_59">be</text:span><text:span text:style-name="T121_60"><text:s/></text:span><text:span text:style-name="T121_61">finished</text:span><text:span text:style-name="T121_62"><text:s/></text:span><text:span text:style-name="T121_63">with</text:span><text:span text:style-name="T121_64"><text:s/></text:span><text:span text:style-name="T121_65">the</text:span><text:span text:style-name="T121_66"><text:s/></text:span><text:span text:style-name="T121_67">design</text:span><text:span text:style-name="T121_68"><text:s/></text:span><text:span text:style-name="T121_69">model</text:span><text:span text:style-name="T121_70"><text:s/></text:span><text:span text:style-name="T121_71">at</text:span><text:span text:style-name="T121_72"><text:s/></text:span><text:span text:style-name="T121_73">the</text:span><text:span text:style-name="T121_74"><text:s/></text:span><text:span text:style-name="T121_75">end</text:span><text:span text:style-name="T121_76"><text:s/></text:span><text:span text:style-name="T121_77">of</text:span><text:span text:style-name="T121_78"><text:s/></text:span><text:span text:style-name="T121_79">next</text:span><text:span text:style-name="T121_80"><text:s/></text:span><text:span text:style-name="T121_81">week</text:span><text:span text:style-name="T121_82">.</text:span></text:p>
      <text:p text:style-name="P122"/>
      <text:p text:style-name="P123"><text:span text:style-name="T123_1">We</text:span><text:span text:style-name="T123_2"><text:s/></text:span><text:span text:style-name="T123_3">will</text:span><text:span text:style-name="T123_4"><text:s/></text:span><text:span text:style-name="T123_5">start</text:span><text:span text:style-name="T123_6"><text:s/></text:span><text:span text:style-name="T123_7">with</text:span><text:span text:style-name="T123_8"><text:s/></text:span><text:span text:style-name="T123_9">the</text:span><text:span text:style-name="T123_10"><text:s/></text:span><text:span text:style-name="T123_11">design</text:span><text:span text:style-name="T123_12"><text:s/></text:span><text:span text:style-name="T123_13">model</text:span><text:span text:style-name="T123_14"><text:s/></text:span><text:span text:style-name="T123_15">so</text:span><text:span text:style-name="T123_16"><text:s/></text:span><text:span text:style-name="T123_17">we</text:span><text:span text:style-name="T123_18"><text:s/></text:span><text:span text:style-name="T123_19">have</text:span><text:span text:style-name="T123_20"><text:s/></text:span><text:span text:style-name="T123_21">a</text:span><text:span text:style-name="T123_22"><text:s/></text:span><text:span text:style-name="T123_23">better</text:span><text:span text:style-name="T123_24"><text:s/></text:span><text:span text:style-name="T123_25">overview</text:span><text:span text:style-name="T123_26"><text:s/></text:span><text:span text:style-name="T123_27">of</text:span><text:span text:style-name="T123_28"><text:s/></text:span><text:span text:style-name="T123_29">the</text:span><text:span text:style-name="T123_30"><text:s/></text:span><text:span text:style-name="T123_31">project</text:span><text:span text:style-name="T123_32"><text:s/></text:span><text:span text:style-name="T123_33">when</text:span><text:span text:style-name="T123_34"><text:s/></text:span><text:span text:style-name="T123_35">we</text:span><text:span text:style-name="T123_36"><text:s/></text:span><text:span text:style-name="T123_37">are</text:span><text:span text:style-name="T123_38"><text:s/></text:span><text:span text:style-name="T123_39">going</text:span><text:span text:style-name="T123_40"><text:s/></text:span><text:span text:style-name="T123_41">to</text:span><text:span text:style-name="T123_42"><text:s/></text:span><text:span text:style-name="T123_43">start</text:span><text:span text:style-name="T123_44"><text:s/></text:span><text:span text:style-name="T123_45">coding</text:span><text:span text:style-name="T123_46">.<text:s/></text:span><text:span text:style-name="T123_47">Then</text:span><text:span text:style-name="T123_48"><text:s/></text:span><text:span text:style-name="T123_49">we</text:span><text:span text:style-name="T123_50"><text:s/></text:span><text:span text:style-name="T123_51">proceed</text:span><text:span text:style-name="T123_52"><text:s/></text:span><text:span text:style-name="T123_53">to</text:span><text:span text:style-name="T123_54"><text:s/></text:span><text:span text:style-name="T123_55">the</text:span><text:span text:style-name="T123_56"><text:s/></text:span><text:span text:style-name="T123_57">coding</text:span><text:span text:style-name="T123_58"><text:s/></text:span><text:span text:style-name="T123_59">where</text:span><text:span text:style-name="T123_60"><text:s/></text:span><text:span text:style-name="T123_61">we</text:span><text:span text:style-name="T123_62"><text:s/></text:span><text:span text:style-name="T123_63">are</text:span><text:span text:style-name="T123_64"><text:s/></text:span><text:span text:style-name="T123_65">going</text:span><text:span text:style-name="T123_66"><text:s/></text:span><text:span text:style-name="T123_67">to</text:span><text:span text:style-name="T123_68"><text:s/></text:span><text:span text:style-name="T123_69">create</text:span><text:span text:style-name="T123_70"><text:s/></text:span><text:span text:style-name="T123_71">a</text:span><text:span text:style-name="T123_72"><text:s/></text:span><text:span text:style-name="T123_73">code</text:span><text:span text:style-name="T123_74"><text:s/></text:span><text:span text:style-name="T123_75">skeleton</text:span><text:span text:style-name="T123_76">.<text:s/></text:span><text:span text:style-name="T123_77">When</text:span><text:span text:style-name="T123_78"><text:s/></text:span><text:span text:style-name="T123_79">we</text:span><text:span text:style-name="T123_80"><text:s/></text:span><text:span text:style-name="T123_81">are</text:span><text:span text:style-name="T123_82"><text:s/></text:span><text:span text:style-name="T123_83">done</text:span><text:span text:style-name="T123_84"><text:s/></text:span><text:span text:style-name="T123_85">with</text:span><text:span text:style-name="T123_86"><text:s/></text:span><text:span text:style-name="T123_87">the</text:span><text:span text:style-name="T123_88"><text:s/></text:span><text:span text:style-name="T123_89">code</text:span><text:span text:style-name="T123_90"><text:s/></text:span><text:span text:style-name="T123_91">skeleton</text:span><text:span text:style-name="T123_92">,<text:s/></text:span><text:span text:style-name="T123_93">out</text:span><text:span text:style-name="T123_94"><text:s/></text:span><text:span text:style-name="T123_95">first</text:span><text:span text:style-name="T123_96"><text:s/></text:span><text:span text:style-name="T123_97">priority</text:span><text:span text:style-name="T123_98"><text:s/></text:span><text:span text:style-name="T123_99">is</text:span><text:span text:style-name="T123_100"><text:s/></text:span><text:span text:style-name="T123_101">to</text:span><text:span text:style-name="T123_102"><text:s/></text:span><text:span text:style-name="T123_103">create</text:span><text:span text:style-name="T123_104"><text:s/></text:span><text:span text:style-name="T123_105">the</text:span><text:span text:style-name="T123_106"><text:s/></text:span><text:span text:style-name="T123_107">menusystem</text:span><text:span text:style-name="T123_108">.</text:span></text:p>
      <text:h text:style-name="P124" text:outline-level="10"><text:bookmark-start text:name="h.eky7t9uvkdvg"/><text:bookmark-end text:name="h.eky7t9uvkdvg"/><text:span text:style-name="T124_1">4.<text:s/></text:span><text:span text:style-name="T124_2">Outcomes</text:span><text:span text:style-name="T124_3"><text:s/></text:span><text:span text:style-name="T124_4">and</text:span><text:span text:style-name="T124_5"><text:s/></text:span><text:span text:style-name="T124_6">assignments</text:span></text:h>
      <text:p text:style-name="P125"><text:span text:style-name="T125_1">Finish</text:span><text:span text:style-name="T125_2"><text:s/></text:span><text:span text:style-name="T125_3">up</text:span><text:span text:style-name="T125_4"><text:s/></text:span><text:span text:style-name="T125_5">the</text:span><text:span text:style-name="T125_6"><text:s/></text:span><text:span text:style-name="T125_7">design</text:span><text:span text:style-name="T125_8"><text:s/></text:span><text:span text:style-name="T125_9">model</text:span><text:span text:style-name="T125_10">,<text:s/></text:span><text:span text:style-name="T125_11">Monday</text:span><text:span text:style-name="T125_12">,<text:s/></text:span><text:span text:style-name="T125_13">distribute</text:span><text:span text:style-name="T125_14"><text:s/></text:span><text:span text:style-name="T125_15">responsible</text:span><text:span text:style-name="T125_16"><text:s/></text:span><text:span text:style-name="T125_17">classes</text:span></text:p>
      <text:p text:style-name="P126"><text:span text:style-name="T126_1">Start</text:span><text:span text:style-name="T126_2"><text:s/></text:span><text:span text:style-name="T126_3">with</text:span><text:span text:style-name="T126_4"><text:s/></text:span><text:span text:style-name="T126_5">the</text:span><text:span text:style-name="T126_6"><text:s/></text:span><text:span text:style-name="T126_7">menu</text:span><text:span text:style-name="T126_8"><text:s/>(</text:span><text:span text:style-name="T126_9">implementing</text:span><text:span text:style-name="T126_10"><text:s/></text:span><text:span text:style-name="T126_11">part</text:span><text:span text:style-name="T126_12">)</text:span></text:p>
      <text:p text:style-name="P127"><text:span text:style-name="T127_1">Monday</text:span><text:span text:style-name="T127_2">:<text:s/></text:span><text:span text:style-name="T127_3">Lunch</text:span><text:span text:style-name="T127_4"><text:s/></text:span><text:span text:style-name="T127_5">meeting</text:span><text:span text:style-name="T127_6"><text:s/>+<text:s/>15-17<text:line-break/></text:span><text:span text:style-name="T127_7">Tuesday</text:span><text:span text:style-name="T127_8">:<text:s/></text:span><text:span text:style-name="T127_9">Maybe</text:span><text:span text:style-name="T127_10"><text:s/></text:span><text:span text:style-name="T127_11">after</text:span><text:span text:style-name="T127_12"><text:s/>15<text:line-break/></text:span><text:span text:style-name="T127_13">Wednesday</text:span><text:span text:style-name="T127_14">:<text:s/>10<text:s/>-&gt;<text:line-break/></text:span><text:span text:style-name="T127_15">Thursday</text:span><text:span text:style-name="T127_16">:<text:s/>10<text:s/>+<text:s/></text:span><text:span text:style-name="T127_17">Guidance</text:span><text:span text:style-name="T127_18"><text:line-break/></text:span><text:span text:style-name="T127_19">Friday</text:span><text:span text:style-name="T127_20">:<text:s/></text:span><text:span text:style-name="T127_21">Maybe</text:span><text:span text:style-name="T127_22">?<text:s/>(</text:span><text:span text:style-name="T127_23">Progress</text:span><text:span text:style-name="T127_24"><text:s/></text:span><text:span text:style-name="T127_25">dependent</text:span><text:span text:style-name="T127_26">)</text:span></text:p>
      <text:p text:style-name="P128"/>
      <text:p text:style-name="P129"/>
      <text:h text:style-name="P130" text:outline-level="10"><text:bookmark-start text:name="h.o239twkt71zv"/><text:bookmark-end text:name="h.o239twkt71zv"/><text:span text:style-name="T130_1">5.<text:s/></text:span><text:span text:style-name="T130_2">Wrap</text:span><text:span text:style-name="T130_3"><text:s/></text:span><text:span text:style-name="T130_4">up</text:span></text:h>
      <text:p text:style-name="P131"><text:span text:style-name="T131_1">1.<text:s/></text:span><text:span text:style-name="T131_2">Discuss</text:span><text:span text:style-name="T131_3"><text:s/></text:span><text:span text:style-name="T131_4">the</text:span><text:span text:style-name="T131_5"><text:s/></text:span><text:span text:style-name="T131_6">domain</text:span><text:span text:style-name="T131_7"><text:s/></text:span><text:span text:style-name="T131_8">model</text:span><text:span text:style-name="T131_9"><text:s/></text:span><text:span text:style-name="T131_10">at</text:span><text:span text:style-name="T131_11"><text:s/></text:span><text:span text:style-name="T131_12">the</text:span><text:span text:style-name="T131_13"><text:s/></text:span><text:span text:style-name="T131_14">guidance</text:span><text:span text:style-name="T131_15"><text:s/></text:span><text:span text:style-name="T131_16">today</text:span><text:span text:style-name="T131_17">.</text:span></text:p>
      <text:p text:style-name="P132"><text:span text:style-name="T132_1">2.<text:s/></text:span><text:span text:style-name="T132_2">Next</text:span><text:span text:style-name="T132_3"><text:s/></text:span><text:span text:style-name="T132_4">meeting</text:span><text:span text:style-name="T132_5"><text:s/></text:span><text:span text:style-name="T132_6">is</text:span><text:span text:style-name="T132_7"><text:s/></text:span><text:span text:style-name="T132_8">on</text:span><text:span text:style-name="T132_9"><text:s/></text:span><text:span text:style-name="T132_10">monday</text:span><text:span text:style-name="T132_11"><text:s/>26</text:span><text:span text:style-name="T132_12">th</text:span><text:span text:style-name="T132_13"><text:s/></text:span><text:span text:style-name="T132_14">March</text:span><text:span text:style-name="T132_15"><text:s/></text:span><text:span text:style-name="T132_16">over</text:span><text:span text:style-name="T132_17"><text:s/></text:span><text:span text:style-name="T132_18">lunch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